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 style:data-style-name="N40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 style:data-style-name="N4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0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3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ce6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ia do Ano</text:p>
          </table:table-cell>
          <table:table-cell office:value-type="string" calcext:value-type="string">
            <text:p>Dias Corridos no Ano</text:p>
          </table:table-cell>
          <table:table-cell office:value-type="string" calcext:value-type="string">
            <text:p>Nascer do Sol (hh:mm)</text:p>
          </table:table-cell>
          <table:table-cell office:value-type="string" calcext:value-type="string">
            <text:p>Pôr do Sol (hh:mm)</text:p>
          </table:table-cell>
          <table:table-cell office:value-type="string" calcext:value-type="string">
            <text:p>Tempo de Sol no Céu (hh:mm)</text:p>
          </table:table-cell>
          <table:table-cell table:style-name="ce3" office:value-type="string" calcext:value-type="string">
            <text:p>Tempo de Sol no Céu (decimal)</text:p>
          </table:table-cell>
          <table:table-cell table:style-name="ce2" office:value-type="string" calcext:value-type="string">
            <text:p>Intervalo entre os passos (decimal)</text:p>
          </table:table-cell>
          <table:table-cell table:style-name="ce2" office:value-type="string" calcext:value-type="string">
            <text:p>Intervalo entre os passos (hh:mm)</text:p>
          </table:table-cell>
          <table:table-cell/>
          <table:table-cell table:style-name="ce2" office:value-type="string" calcext:value-type="string">
            <text:p>Constantes:</text:p>
          </table:table-cell>
          <table:table-cell table:style-name="ce2" office:value-type="string" calcext:value-type="string">
            <text:p>Varredura angular ideal do Sol no céu (graus)</text:p>
          </table:table-cell>
          <table:table-cell table:style-name="ce2" office:value-type="string" calcext:value-type="string">
            <text:p>Precisão angular do passo do motor (graus, pior caso)</text:p>
          </table:table-cell>
          <table:table-cell table:style-name="ce2" office:value-type="string" calcext:value-type="string">
            <text:p>Total de passos por dia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" xlink:type="simple">1 Janeiro 2019, terça-feira</text:a>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5H20M00S" calcext:value-type="time">
            <text:p>05:20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3:16 </text:p>
          </table:table-cell>
          <table:table-cell table:formula="of:=[.E2]*24" office:value-type="float" office:value="13.2666666666667" calcext:value-type="float">
            <text:p>13,267</text:p>
          </table:table-cell>
          <table:table-cell table:formula="of:=[.F2]/[.$M$2]" office:value-type="float" office:value="0.132666666666667" calcext:value-type="float">
            <text:p>0,13267</text:p>
          </table:table-cell>
          <table:table-cell table:formula="of:=[.G2]/24" office:value-type="time" office:time-value="PT00H07M57.6S" calcext:value-type="time">
            <text:p>00:07:58</text:p>
          </table:table-cell>
          <table:table-cell/>
          <table:table-cell table:style-name="ce16"/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.8" calcext:value-type="float">
            <text:p>1,8</text:p>
          </table:table-cell>
          <table:table-cell table:style-name="ce2" table:formula="of:=[.K2]/[.L2]" office:value-type="float" office:value="100" calcext:value-type="float">
            <text:p>100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" xlink:type="simple">2 Janeiro 2019, quarta-feira</text:a></text:p>
          </table:table-cell>
          <table:table-cell office:value-type="float" office:value="2" calcext:value-type="float">
            <text:p>2</text:p>
          </table:table-cell>
          <table:table-cell table:style-name="ce11" office:value-type="time" office:time-value="PT05H21M00S" calcext:value-type="time">
            <text:p>05:21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3:16 </text:p>
          </table:table-cell>
          <table:table-cell table:formula="of:=[.E3]*24" office:value-type="float" office:value="13.2666666666667" calcext:value-type="float">
            <text:p>13,267</text:p>
          </table:table-cell>
          <table:table-cell table:formula="of:=[.F3]/[.$M$2]" office:value-type="float" office:value="0.132666666666667" calcext:value-type="float">
            <text:p>0,13267</text:p>
          </table:table-cell>
          <table:table-cell table:formula="of:=[.G3]/24" office:value-type="time" office:time-value="PT00H07M57.6S" calcext:value-type="time">
            <text:p>00:07:58</text:p>
          </table:table-cell>
          <table:table-cell/>
          <table:table-cell table:style-name="ce16"/>
          <table:table-cell table:style-name="ce7"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3" xlink:type="simple">3 Janeiro 2019, quinta-feira</text:a></text:p>
          </table:table-cell>
          <table:table-cell office:value-type="float" office:value="3" calcext:value-type="float">
            <text:p>3</text:p>
          </table:table-cell>
          <table:table-cell table:style-name="ce11" office:value-type="time" office:time-value="PT05H22M00S" calcext:value-type="time">
            <text:p>05:22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3:16 </text:p>
          </table:table-cell>
          <table:table-cell table:formula="of:=[.E4]*24" office:value-type="float" office:value="13.2666666666667" calcext:value-type="float">
            <text:p>13,267</text:p>
          </table:table-cell>
          <table:table-cell table:formula="of:=[.F4]/[.$M$2]" office:value-type="float" office:value="0.132666666666667" calcext:value-type="float">
            <text:p>0,13267</text:p>
          </table:table-cell>
          <table:table-cell table:formula="of:=[.G4]/24" office:value-type="time" office:time-value="PT00H07M57.6S" calcext:value-type="time">
            <text:p>00:07:58</text:p>
          </table:table-cell>
          <table:table-cell/>
          <table:table-cell table:style-name="ce16"/>
          <table:table-cell table:style-name="ce7"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4" xlink:type="simple">4 Janeiro 2019, sexta-feira</text:a></text:p>
          </table:table-cell>
          <table:table-cell office:value-type="float" office:value="4" calcext:value-type="float">
            <text:p>4</text:p>
          </table:table-cell>
          <table:table-cell table:style-name="ce12" office:value-type="time" office:time-value="PT05H22M00S" calcext:value-type="time">
            <text:p>05:22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3:15 </text:p>
          </table:table-cell>
          <table:table-cell table:formula="of:=[.E5]*24" office:value-type="float" office:value="13.25" calcext:value-type="float">
            <text:p>13,250</text:p>
          </table:table-cell>
          <table:table-cell table:formula="of:=[.F5]/[.$M$2]" office:value-type="float" office:value="0.1325" calcext:value-type="float">
            <text:p>0,13250</text:p>
          </table:table-cell>
          <table:table-cell table:formula="of:=[.G5]/24" office:value-type="time" office:time-value="PT00H07M57S" calcext:value-type="time">
            <text:p>00:07:57</text:p>
          </table:table-cell>
          <table:table-cell/>
          <table:table-cell table:style-name="ce16"/>
          <table:table-cell table:style-name="ce7"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5" xlink:type="simple">5 Janeiro 2019, sábado</text:a></text:p>
          </table:table-cell>
          <table:table-cell office:value-type="float" office:value="5" calcext:value-type="float">
            <text:p>5</text:p>
          </table:table-cell>
          <table:table-cell table:style-name="ce12" office:value-type="time" office:time-value="PT05H23M00S" calcext:value-type="time">
            <text:p>05:23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3:15 </text:p>
          </table:table-cell>
          <table:table-cell table:formula="of:=[.E6]*24" office:value-type="float" office:value="13.25" calcext:value-type="float">
            <text:p>13,250</text:p>
          </table:table-cell>
          <table:table-cell table:formula="of:=[.F6]/[.$M$2]" office:value-type="float" office:value="0.1325" calcext:value-type="float">
            <text:p>0,13250</text:p>
          </table:table-cell>
          <table:table-cell table:formula="of:=[.G6]/24" office:value-type="time" office:time-value="PT00H07M57S" calcext:value-type="time">
            <text:p>00:07:57</text:p>
          </table:table-cell>
          <table:table-cell/>
          <table:table-cell table:style-name="ce16"/>
          <table:table-cell table:style-name="ce7"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6" xlink:type="simple">6 Janeiro 2019, domingo</text:a></text:p>
          </table:table-cell>
          <table:table-cell office:value-type="float" office:value="6" calcext:value-type="float">
            <text:p>6</text:p>
          </table:table-cell>
          <table:table-cell table:style-name="ce12" office:value-type="time" office:time-value="PT05H24M00S" calcext:value-type="time">
            <text:p>05:24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3:14 </text:p>
          </table:table-cell>
          <table:table-cell table:formula="of:=[.E7]*24" office:value-type="float" office:value="13.2333333333333" calcext:value-type="float">
            <text:p>13,233</text:p>
          </table:table-cell>
          <table:table-cell table:formula="of:=[.F7]/[.$M$2]" office:value-type="float" office:value="0.132333333333333" calcext:value-type="float">
            <text:p>0,13233</text:p>
          </table:table-cell>
          <table:table-cell table:formula="of:=[.G7]/24" office:value-type="time" office:time-value="PT00H07M56.4S" calcext:value-type="time">
            <text:p>00:07:56</text:p>
          </table:table-cell>
          <table:table-cell/>
          <table:table-cell table:style-name="ce16"/>
          <table:table-cell table:style-name="ce7"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7" xlink:type="simple">7 Janeiro 2019, segunda-feira</text:a></text:p>
          </table:table-cell>
          <table:table-cell office:value-type="float" office:value="7" calcext:value-type="float">
            <text:p>7</text:p>
          </table:table-cell>
          <table:table-cell table:style-name="ce12" office:value-type="time" office:time-value="PT05H24M00S" calcext:value-type="time">
            <text:p>05:24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14 </text:p>
          </table:table-cell>
          <table:table-cell table:formula="of:=[.E8]*24" office:value-type="float" office:value="13.2333333333333" calcext:value-type="float">
            <text:p>13,233</text:p>
          </table:table-cell>
          <table:table-cell table:formula="of:=[.F8]/[.$M$2]" office:value-type="float" office:value="0.132333333333333" calcext:value-type="float">
            <text:p>0,13233</text:p>
          </table:table-cell>
          <table:table-cell table:formula="of:=[.G8]/24" office:value-type="time" office:time-value="PT00H07M56.4S" calcext:value-type="time">
            <text:p>00:07:56</text:p>
          </table:table-cell>
          <table:table-cell/>
          <table:table-cell table:style-name="ce16"/>
          <table:table-cell table:style-name="ce7"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8" xlink:type="simple">8 Janeiro 2019, terça-feira</text:a></text:p>
          </table:table-cell>
          <table:table-cell office:value-type="float" office:value="8" calcext:value-type="float">
            <text:p>8</text:p>
          </table:table-cell>
          <table:table-cell table:style-name="ce12" office:value-type="time" office:time-value="PT05H25M00S" calcext:value-type="time">
            <text:p>05:25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13 </text:p>
          </table:table-cell>
          <table:table-cell table:formula="of:=[.E9]*24" office:value-type="float" office:value="13.2166666666667" calcext:value-type="float">
            <text:p>13,217</text:p>
          </table:table-cell>
          <table:table-cell table:formula="of:=[.F9]/[.$M$2]" office:value-type="float" office:value="0.132166666666667" calcext:value-type="float">
            <text:p>0,13217</text:p>
          </table:table-cell>
          <table:table-cell table:formula="of:=[.G9]/24" office:value-type="time" office:time-value="PT00H07M55.8S" calcext:value-type="time">
            <text:p>00:07:56</text:p>
          </table:table-cell>
          <table:table-cell/>
          <table:table-cell table:style-name="ce16"/>
          <table:table-cell table:style-name="ce7"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9" xlink:type="simple">9 Janeiro 2019, quarta-feira</text:a></text:p>
          </table:table-cell>
          <table:table-cell office:value-type="float" office:value="9" calcext:value-type="float">
            <text:p>9</text:p>
          </table:table-cell>
          <table:table-cell table:style-name="ce12" office:value-type="time" office:time-value="PT05H26M00S" calcext:value-type="time">
            <text:p>05:26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13 </text:p>
          </table:table-cell>
          <table:table-cell table:formula="of:=[.E10]*24" office:value-type="float" office:value="13.2166666666667" calcext:value-type="float">
            <text:p>13,217</text:p>
          </table:table-cell>
          <table:table-cell table:formula="of:=[.F10]/[.$M$2]" office:value-type="float" office:value="0.132166666666667" calcext:value-type="float">
            <text:p>0,13217</text:p>
          </table:table-cell>
          <table:table-cell table:formula="of:=[.G10]/24" office:value-type="time" office:time-value="PT00H07M55.8S" calcext:value-type="time">
            <text:p>00:07:56</text:p>
          </table:table-cell>
          <table:table-cell/>
          <table:table-cell table:style-name="ce16"/>
          <table:table-cell table:style-name="ce7"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0" xlink:type="simple">10 Janeiro 2019, quinta-feira</text:a></text:p>
          </table:table-cell>
          <table:table-cell office:value-type="float" office:value="10" calcext:value-type="float">
            <text:p>10</text:p>
          </table:table-cell>
          <table:table-cell table:style-name="ce12" office:value-type="time" office:time-value="PT05H26M00S" calcext:value-type="time">
            <text:p>05:26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12 </text:p>
          </table:table-cell>
          <table:table-cell table:formula="of:=[.E11]*24" office:value-type="float" office:value="13.2" calcext:value-type="float">
            <text:p>13,200</text:p>
          </table:table-cell>
          <table:table-cell table:formula="of:=[.F11]/[.$M$2]" office:value-type="float" office:value="0.132" calcext:value-type="float">
            <text:p>0,13200</text:p>
          </table:table-cell>
          <table:table-cell table:formula="of:=[.G11]/24" office:value-type="time" office:time-value="PT00H07M55.2S" calcext:value-type="time">
            <text:p>00:07:55</text:p>
          </table:table-cell>
          <table:table-cell/>
          <table:table-cell table:style-name="ce16"/>
          <table:table-cell table:style-name="ce7"/>
          <table:table-cell table:style-name="ce19"/>
          <table:table-cell table:style-name="ce7"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1" xlink:type="simple">11 Janeiro 2019, sexta-feira</text:a></text:p>
          </table:table-cell>
          <table:table-cell office:value-type="float" office:value="11" calcext:value-type="float">
            <text:p>11</text:p>
          </table:table-cell>
          <table:table-cell table:style-name="ce12" office:value-type="time" office:time-value="PT05H27M00S" calcext:value-type="time">
            <text:p>05:27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12 </text:p>
          </table:table-cell>
          <table:table-cell table:formula="of:=[.E12]*24" office:value-type="float" office:value="13.2" calcext:value-type="float">
            <text:p>13,200</text:p>
          </table:table-cell>
          <table:table-cell table:formula="of:=[.F12]/[.$M$2]" office:value-type="float" office:value="0.132" calcext:value-type="float">
            <text:p>0,13200</text:p>
          </table:table-cell>
          <table:table-cell table:formula="of:=[.G12]/24" office:value-type="time" office:time-value="PT00H07M55.2S" calcext:value-type="time">
            <text:p>00:07:55</text:p>
          </table:table-cell>
          <table:table-cell/>
          <table:table-cell table:style-name="ce16"/>
          <table:table-cell table:style-name="ce7"/>
          <table:table-cell table:style-name="ce19"/>
          <table:table-cell table:style-name="ce7"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2" xlink:type="simple">12 Janeiro 2019, sábado</text:a></text:p>
          </table:table-cell>
          <table:table-cell office:value-type="float" office:value="12" calcext:value-type="float">
            <text:p>12</text:p>
          </table:table-cell>
          <table:table-cell table:style-name="ce12" office:value-type="time" office:time-value="PT05H28M00S" calcext:value-type="time">
            <text:p>05:28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11 </text:p>
          </table:table-cell>
          <table:table-cell table:formula="of:=[.E13]*24" office:value-type="float" office:value="13.1833333333333" calcext:value-type="float">
            <text:p>13,183</text:p>
          </table:table-cell>
          <table:table-cell table:formula="of:=[.F13]/[.$M$2]" office:value-type="float" office:value="0.131833333333333" calcext:value-type="float">
            <text:p>0,13183</text:p>
          </table:table-cell>
          <table:table-cell table:formula="of:=[.G13]/24" office:value-type="time" office:time-value="PT00H07M54.6S" calcext:value-type="time">
            <text:p>00:07:55</text:p>
          </table:table-cell>
          <table:table-cell/>
          <table:table-cell table:style-name="ce16"/>
          <table:table-cell table:style-name="ce7"/>
          <table:table-cell table:style-name="ce19"/>
          <table:table-cell table:style-name="ce7"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3" xlink:type="simple">13 Janeiro 2019, domingo</text:a></text:p>
          </table:table-cell>
          <table:table-cell office:value-type="float" office:value="13" calcext:value-type="float">
            <text:p>13</text:p>
          </table:table-cell>
          <table:table-cell table:style-name="ce12" office:value-type="time" office:time-value="PT05H28M00S" calcext:value-type="time">
            <text:p>05:28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11 </text:p>
          </table:table-cell>
          <table:table-cell table:formula="of:=[.E14]*24" office:value-type="float" office:value="13.1833333333333" calcext:value-type="float">
            <text:p>13,183</text:p>
          </table:table-cell>
          <table:table-cell table:formula="of:=[.F14]/[.$M$2]" office:value-type="float" office:value="0.131833333333333" calcext:value-type="float">
            <text:p>0,13183</text:p>
          </table:table-cell>
          <table:table-cell table:formula="of:=[.G14]/24" office:value-type="time" office:time-value="PT00H07M54.6S" calcext:value-type="time">
            <text:p>00:07:55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4" xlink:type="simple">14 Janeiro 2019, segunda-feira</text:a></text:p>
          </table:table-cell>
          <table:table-cell office:value-type="float" office:value="14" calcext:value-type="float">
            <text:p>14</text:p>
          </table:table-cell>
          <table:table-cell table:style-name="ce12" office:value-type="time" office:time-value="PT05H29M00S" calcext:value-type="time">
            <text:p>05:2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10 </text:p>
          </table:table-cell>
          <table:table-cell table:formula="of:=[.E15]*24" office:value-type="float" office:value="13.1666666666667" calcext:value-type="float">
            <text:p>13,167</text:p>
          </table:table-cell>
          <table:table-cell table:formula="of:=[.F15]/[.$M$2]" office:value-type="float" office:value="0.131666666666667" calcext:value-type="float">
            <text:p>0,13167</text:p>
          </table:table-cell>
          <table:table-cell table:formula="of:=[.G15]/24" office:value-type="time" office:time-value="PT00H07M54S" calcext:value-type="time">
            <text:p>00:07:54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5" xlink:type="simple">15 Janeiro 2019, terça-feira</text:a></text:p>
          </table:table-cell>
          <table:table-cell office:value-type="float" office:value="15" calcext:value-type="float">
            <text:p>15</text:p>
          </table:table-cell>
          <table:table-cell table:style-name="ce12" office:value-type="time" office:time-value="PT05H30M00S" calcext:value-type="time">
            <text:p>05:30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3:10 </text:p>
          </table:table-cell>
          <table:table-cell table:formula="of:=[.E16]*24" office:value-type="float" office:value="13.1666666666667" calcext:value-type="float">
            <text:p>13,167</text:p>
          </table:table-cell>
          <table:table-cell table:formula="of:=[.F16]/[.$M$2]" office:value-type="float" office:value="0.131666666666667" calcext:value-type="float">
            <text:p>0,13167</text:p>
          </table:table-cell>
          <table:table-cell table:formula="of:=[.G16]/24" office:value-type="time" office:time-value="PT00H07M54S" calcext:value-type="time">
            <text:p>00:07:54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6" xlink:type="simple">16 Janeiro 2019, quarta-feira</text:a></text:p>
          </table:table-cell>
          <table:table-cell office:value-type="float" office:value="16" calcext:value-type="float">
            <text:p>16</text:p>
          </table:table-cell>
          <table:table-cell table:style-name="ce12" office:value-type="time" office:time-value="PT05H30M00S" calcext:value-type="time">
            <text:p>05:30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3:09 </text:p>
          </table:table-cell>
          <table:table-cell table:formula="of:=[.E17]*24" office:value-type="float" office:value="13.15" calcext:value-type="float">
            <text:p>13,150</text:p>
          </table:table-cell>
          <table:table-cell table:formula="of:=[.F17]/[.$M$2]" office:value-type="float" office:value="0.1315" calcext:value-type="float">
            <text:p>0,13150</text:p>
          </table:table-cell>
          <table:table-cell table:formula="of:=[.G17]/24" office:value-type="time" office:time-value="PT00H07M53.4S" calcext:value-type="time">
            <text:p>00:07:53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7" xlink:type="simple">17 Janeiro 2019, quinta-feira</text:a></text:p>
          </table:table-cell>
          <table:table-cell office:value-type="float" office:value="17" calcext:value-type="float">
            <text:p>17</text:p>
          </table:table-cell>
          <table:table-cell table:style-name="ce11" office:value-type="time" office:time-value="PT05H31M00S" calcext:value-type="time">
            <text:p>05:31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3:08 </text:p>
          </table:table-cell>
          <table:table-cell table:formula="of:=[.E18]*24" office:value-type="float" office:value="13.1333333333333" calcext:value-type="float">
            <text:p>13,133</text:p>
          </table:table-cell>
          <table:table-cell table:formula="of:=[.F18]/[.$M$2]" office:value-type="float" office:value="0.131333333333333" calcext:value-type="float">
            <text:p>0,13133</text:p>
          </table:table-cell>
          <table:table-cell table:formula="of:=[.G18]/24" office:value-type="time" office:time-value="PT00H07M52.8S" calcext:value-type="time">
            <text:p>00:07:53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8" xlink:type="simple">18 Janeiro 2019, sexta-feira</text:a></text:p>
          </table:table-cell>
          <table:table-cell office:value-type="float" office:value="18" calcext:value-type="float">
            <text:p>18</text:p>
          </table:table-cell>
          <table:table-cell table:style-name="ce11" office:value-type="time" office:time-value="PT05H32M00S" calcext:value-type="time">
            <text:p>05:32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3:08 </text:p>
          </table:table-cell>
          <table:table-cell table:formula="of:=[.E19]*24" office:value-type="float" office:value="13.1333333333333" calcext:value-type="float">
            <text:p>13,133</text:p>
          </table:table-cell>
          <table:table-cell table:formula="of:=[.F19]/[.$M$2]" office:value-type="float" office:value="0.131333333333333" calcext:value-type="float">
            <text:p>0,13133</text:p>
          </table:table-cell>
          <table:table-cell table:formula="of:=[.G19]/24" office:value-type="time" office:time-value="PT00H07M52.8S" calcext:value-type="time">
            <text:p>00:07:53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19" xlink:type="simple">19 Janeiro 2019, sábado</text:a></text:p>
          </table:table-cell>
          <table:table-cell office:value-type="float" office:value="19" calcext:value-type="float">
            <text:p>19</text:p>
          </table:table-cell>
          <table:table-cell table:style-name="ce11" office:value-type="time" office:time-value="PT05H32M00S" calcext:value-type="time">
            <text:p>05:32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07 </text:p>
          </table:table-cell>
          <table:table-cell table:formula="of:=[.E20]*24" office:value-type="float" office:value="13.1166666666667" calcext:value-type="float">
            <text:p>13,117</text:p>
          </table:table-cell>
          <table:table-cell table:formula="of:=[.F20]/[.$M$2]" office:value-type="float" office:value="0.131166666666667" calcext:value-type="float">
            <text:p>0,13117</text:p>
          </table:table-cell>
          <table:table-cell table:formula="of:=[.G20]/24" office:value-type="time" office:time-value="PT00H07M52.2S" calcext:value-type="time">
            <text:p>00:07:52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0" xlink:type="simple">20 Janeiro 2019, domingo</text:a></text:p>
          </table:table-cell>
          <table:table-cell office:value-type="float" office:value="20" calcext:value-type="float">
            <text:p>20</text:p>
          </table:table-cell>
          <table:table-cell table:style-name="ce11" office:value-type="time" office:time-value="PT05H33M00S" calcext:value-type="time">
            <text:p>05:33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06 </text:p>
          </table:table-cell>
          <table:table-cell table:formula="of:=[.E21]*24" office:value-type="float" office:value="13.1" calcext:value-type="float">
            <text:p>13,100</text:p>
          </table:table-cell>
          <table:table-cell table:formula="of:=[.F21]/[.$M$2]" office:value-type="float" office:value="0.131" calcext:value-type="float">
            <text:p>0,13100</text:p>
          </table:table-cell>
          <table:table-cell table:formula="of:=[.G21]/24" office:value-type="time" office:time-value="PT00H07M51.6S" calcext:value-type="time">
            <text:p>00:07:52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1" xlink:type="simple">21 Janeiro 2019, segunda-feira</text:a></text:p>
          </table:table-cell>
          <table:table-cell office:value-type="float" office:value="21" calcext:value-type="float">
            <text:p>21</text:p>
          </table:table-cell>
          <table:table-cell table:style-name="ce11" office:value-type="time" office:time-value="PT05H34M00S" calcext:value-type="time">
            <text:p>05:34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05 </text:p>
          </table:table-cell>
          <table:table-cell table:formula="of:=[.E22]*24" office:value-type="float" office:value="13.0833333333333" calcext:value-type="float">
            <text:p>13,083</text:p>
          </table:table-cell>
          <table:table-cell table:formula="of:=[.F22]/[.$M$2]" office:value-type="float" office:value="0.130833333333333" calcext:value-type="float">
            <text:p>0,13083</text:p>
          </table:table-cell>
          <table:table-cell table:formula="of:=[.G22]/24" office:value-type="time" office:time-value="PT00H07M51S" calcext:value-type="time">
            <text:p>00:07:51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2" xlink:type="simple">22 Janeiro 2019, terça-feira</text:a></text:p>
          </table:table-cell>
          <table:table-cell office:value-type="float" office:value="22" calcext:value-type="float">
            <text:p>22</text:p>
          </table:table-cell>
          <table:table-cell table:style-name="ce11" office:value-type="time" office:time-value="PT05H34M00S" calcext:value-type="time">
            <text:p>05:34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05 </text:p>
          </table:table-cell>
          <table:table-cell table:formula="of:=[.E23]*24" office:value-type="float" office:value="13.0833333333333" calcext:value-type="float">
            <text:p>13,083</text:p>
          </table:table-cell>
          <table:table-cell table:formula="of:=[.F23]/[.$M$2]" office:value-type="float" office:value="0.130833333333333" calcext:value-type="float">
            <text:p>0,13083</text:p>
          </table:table-cell>
          <table:table-cell table:formula="of:=[.G23]/24" office:value-type="time" office:time-value="PT00H07M51S" calcext:value-type="time">
            <text:p>00:07:51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3" xlink:type="simple">23 Janeiro 2019, quarta-feira</text:a></text:p>
          </table:table-cell>
          <table:table-cell office:value-type="float" office:value="23" calcext:value-type="float">
            <text:p>23</text:p>
          </table:table-cell>
          <table:table-cell table:style-name="ce11" office:value-type="time" office:time-value="PT05H35M00S" calcext:value-type="time">
            <text:p>05:35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04 </text:p>
          </table:table-cell>
          <table:table-cell table:formula="of:=[.E24]*24" office:value-type="float" office:value="13.0666666666667" calcext:value-type="float">
            <text:p>13,067</text:p>
          </table:table-cell>
          <table:table-cell table:formula="of:=[.F24]/[.$M$2]" office:value-type="float" office:value="0.130666666666667" calcext:value-type="float">
            <text:p>0,13067</text:p>
          </table:table-cell>
          <table:table-cell table:formula="of:=[.G24]/24" office:value-type="time" office:time-value="PT00H07M50.4S" calcext:value-type="time">
            <text:p>00:07:50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4" xlink:type="simple">24 Janeiro 2019, quinta-feira</text:a></text:p>
          </table:table-cell>
          <table:table-cell office:value-type="float" office:value="24" calcext:value-type="float">
            <text:p>24</text:p>
          </table:table-cell>
          <table:table-cell table:style-name="ce11" office:value-type="time" office:time-value="PT05H35M00S" calcext:value-type="time">
            <text:p>05:35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03 </text:p>
          </table:table-cell>
          <table:table-cell table:formula="of:=[.E25]*24" office:value-type="float" office:value="13.05" calcext:value-type="float">
            <text:p>13,050</text:p>
          </table:table-cell>
          <table:table-cell table:formula="of:=[.F25]/[.$M$2]" office:value-type="float" office:value="0.1305" calcext:value-type="float">
            <text:p>0,13050</text:p>
          </table:table-cell>
          <table:table-cell table:formula="of:=[.G25]/24" office:value-type="time" office:time-value="PT00H07M49.8S" calcext:value-type="time">
            <text:p>00:07:50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5" xlink:type="simple">25 Janeiro 2019, sexta-feira</text:a></text:p>
          </table:table-cell>
          <table:table-cell office:value-type="float" office:value="25" calcext:value-type="float">
            <text:p>25</text:p>
          </table:table-cell>
          <table:table-cell table:style-name="ce11" office:value-type="time" office:time-value="PT05H36M00S" calcext:value-type="time">
            <text:p>05:36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02 </text:p>
          </table:table-cell>
          <table:table-cell table:formula="of:=[.E26]*24" office:value-type="float" office:value="13.0333333333333" calcext:value-type="float">
            <text:p>13,033</text:p>
          </table:table-cell>
          <table:table-cell table:formula="of:=[.F26]/[.$M$2]" office:value-type="float" office:value="0.130333333333333" calcext:value-type="float">
            <text:p>0,13033</text:p>
          </table:table-cell>
          <table:table-cell table:formula="of:=[.G26]/24" office:value-type="time" office:time-value="PT00H07M49.2S" calcext:value-type="time">
            <text:p>00:07:49</text:p>
          </table:table-cell>
          <table:table-cell/>
          <table:table-cell table:style-name="ce16"/>
          <table:table-cell/>
          <table:table-cell table:style-name="ce20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6" xlink:type="simple">26 Janeiro 2019, sábado</text:a></text:p>
          </table:table-cell>
          <table:table-cell office:value-type="float" office:value="26" calcext:value-type="float">
            <text:p>26</text:p>
          </table:table-cell>
          <table:table-cell table:style-name="ce11" office:value-type="time" office:time-value="PT05H37M00S" calcext:value-type="time">
            <text:p>05:37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3:01 </text:p>
          </table:table-cell>
          <table:table-cell table:formula="of:=[.E27]*24" office:value-type="float" office:value="13.0166666666667" calcext:value-type="float">
            <text:p>13,017</text:p>
          </table:table-cell>
          <table:table-cell table:formula="of:=[.F27]/[.$M$2]" office:value-type="float" office:value="0.130166666666667" calcext:value-type="float">
            <text:p>0,13017</text:p>
          </table:table-cell>
          <table:table-cell table:formula="of:=[.G27]/24" office:value-type="time" office:time-value="PT00H07M48.6S" calcext:value-type="time">
            <text:p>00:07:49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7" xlink:type="simple">27 Janeiro 2019, domingo</text:a></text:p>
          </table:table-cell>
          <table:table-cell office:value-type="float" office:value="27" calcext:value-type="float">
            <text:p>27</text:p>
          </table:table-cell>
          <table:table-cell table:style-name="ce11" office:value-type="time" office:time-value="PT05H37M00S" calcext:value-type="time">
            <text:p>05:37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3:00 </text:p>
          </table:table-cell>
          <table:table-cell table:formula="of:=[.E28]*24" office:value-type="float" office:value="13" calcext:value-type="float">
            <text:p>13,000</text:p>
          </table:table-cell>
          <table:table-cell table:formula="of:=[.F28]/[.$M$2]" office:value-type="float" office:value="0.13" calcext:value-type="float">
            <text:p>0,13000</text:p>
          </table:table-cell>
          <table:table-cell table:formula="of:=[.G28]/24" office:value-type="time" office:time-value="PT00H07M48S" calcext:value-type="time">
            <text:p>00:07:48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8" xlink:type="simple">28 Janeiro 2019, segunda-feira</text:a></text:p>
          </table:table-cell>
          <table:table-cell office:value-type="float" office:value="28" calcext:value-type="float">
            <text:p>28</text:p>
          </table:table-cell>
          <table:table-cell table:style-name="ce11" office:value-type="time" office:time-value="PT05H38M00S" calcext:value-type="time">
            <text:p>05:3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3:00 </text:p>
          </table:table-cell>
          <table:table-cell table:formula="of:=[.E29]*24" office:value-type="float" office:value="13" calcext:value-type="float">
            <text:p>13,000</text:p>
          </table:table-cell>
          <table:table-cell table:formula="of:=[.F29]/[.$M$2]" office:value-type="float" office:value="0.13" calcext:value-type="float">
            <text:p>0,13000</text:p>
          </table:table-cell>
          <table:table-cell table:formula="of:=[.G29]/24" office:value-type="time" office:time-value="PT00H07M48S" calcext:value-type="time">
            <text:p>00:07:48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29" xlink:type="simple">29 Janeiro 2019, terça-feira</text:a></text:p>
          </table:table-cell>
          <table:table-cell office:value-type="float" office:value="29" calcext:value-type="float">
            <text:p>29</text:p>
          </table:table-cell>
          <table:table-cell table:style-name="ce11" office:value-type="time" office:time-value="PT05H39M00S" calcext:value-type="time">
            <text:p>05:39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2:59 </text:p>
          </table:table-cell>
          <table:table-cell table:formula="of:=[.E30]*24" office:value-type="float" office:value="12.9833333333333" calcext:value-type="float">
            <text:p>12,983</text:p>
          </table:table-cell>
          <table:table-cell table:formula="of:=[.F30]/[.$M$2]" office:value-type="float" office:value="0.129833333333333" calcext:value-type="float">
            <text:p>0,12983</text:p>
          </table:table-cell>
          <table:table-cell table:formula="of:=[.G30]/24" office:value-type="time" office:time-value="PT00H07M47.4S" calcext:value-type="time">
            <text:p>00:07:47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30" xlink:type="simple">30 Janeiro 2019, quarta-feira</text:a></text:p>
          </table:table-cell>
          <table:table-cell office:value-type="float" office:value="30" calcext:value-type="float">
            <text:p>30</text:p>
          </table:table-cell>
          <table:table-cell table:style-name="ce11" office:value-type="time" office:time-value="PT05H39M00S" calcext:value-type="time">
            <text:p>05:39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2:58 </text:p>
          </table:table-cell>
          <table:table-cell table:formula="of:=[.E31]*24" office:value-type="float" office:value="12.9666666666667" calcext:value-type="float">
            <text:p>12,967</text:p>
          </table:table-cell>
          <table:table-cell table:formula="of:=[.F31]/[.$M$2]" office:value-type="float" office:value="0.129666666666667" calcext:value-type="float">
            <text:p>0,12967</text:p>
          </table:table-cell>
          <table:table-cell table:formula="of:=[.G31]/24" office:value-type="time" office:time-value="PT00H07M46.8S" calcext:value-type="time">
            <text:p>00:07:47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janeiro/31" xlink:type="simple">31 Janeiro 2019, quinta-feira</text:a></text:p>
          </table:table-cell>
          <table:table-cell office:value-type="float" office:value="31" calcext:value-type="float">
            <text:p>31</text:p>
          </table:table-cell>
          <table:table-cell table:style-name="ce11" office:value-type="time" office:time-value="PT05H40M00S" calcext:value-type="time">
            <text:p>05:40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2:57</text:p>
          </table:table-cell>
          <table:table-cell table:formula="of:=[.E32]*24" office:value-type="float" office:value="12.95" calcext:value-type="float">
            <text:p>12,950</text:p>
          </table:table-cell>
          <table:table-cell table:formula="of:=[.F32]/[.$M$2]" office:value-type="float" office:value="0.1295" calcext:value-type="float">
            <text:p>0,12950</text:p>
          </table:table-cell>
          <table:table-cell table:formula="of:=[.G32]/24" office:value-type="time" office:time-value="PT00H07M46.2S" calcext:value-type="time">
            <text:p>00:07:46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" xlink:type="simple">1 Fevereiro 2019, sexta-feira</text:a></text:p>
          </table:table-cell>
          <table:table-cell office:value-type="float" office:value="32" calcext:value-type="float">
            <text:p>32</text:p>
          </table:table-cell>
          <table:table-cell table:style-name="ce11" office:value-type="time" office:time-value="PT05H40M00S" calcext:value-type="time">
            <text:p>05:40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2:56 </text:p>
          </table:table-cell>
          <table:table-cell table:formula="of:=[.E33]*24" office:value-type="float" office:value="12.9333333333333" calcext:value-type="float">
            <text:p>12,933</text:p>
          </table:table-cell>
          <table:table-cell table:formula="of:=[.F33]/[.$M$2]" office:value-type="float" office:value="0.129333333333333" calcext:value-type="float">
            <text:p>0,12933</text:p>
          </table:table-cell>
          <table:table-cell table:formula="of:=[.G33]/24" office:value-type="time" office:time-value="PT00H07M45.6S" calcext:value-type="time">
            <text:p>00:07:46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" xlink:type="simple">2 Fevereiro 2019, sábado</text:a></text:p>
          </table:table-cell>
          <table:table-cell office:value-type="float" office:value="33" calcext:value-type="float">
            <text:p>33</text:p>
          </table:table-cell>
          <table:table-cell table:style-name="ce11" office:value-type="time" office:time-value="PT05H41M00S" calcext:value-type="time">
            <text:p>05:41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2:55 </text:p>
          </table:table-cell>
          <table:table-cell table:formula="of:=[.E34]*24" office:value-type="float" office:value="12.9166666666667" calcext:value-type="float">
            <text:p>12,917</text:p>
          </table:table-cell>
          <table:table-cell table:formula="of:=[.F34]/[.$M$2]" office:value-type="float" office:value="0.129166666666667" calcext:value-type="float">
            <text:p>0,12917</text:p>
          </table:table-cell>
          <table:table-cell table:formula="of:=[.G34]/24" office:value-type="time" office:time-value="PT00H07M45S" calcext:value-type="time">
            <text:p>00:07:45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3" xlink:type="simple">3 Fevereiro 2019, domingo</text:a></text:p>
          </table:table-cell>
          <table:table-cell office:value-type="float" office:value="34" calcext:value-type="float">
            <text:p>34</text:p>
          </table:table-cell>
          <table:table-cell table:style-name="ce11" office:value-type="time" office:time-value="PT05H42M00S" calcext:value-type="time">
            <text:p>05:42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2:54 </text:p>
          </table:table-cell>
          <table:table-cell table:formula="of:=[.E35]*24" office:value-type="float" office:value="12.9" calcext:value-type="float">
            <text:p>12,900</text:p>
          </table:table-cell>
          <table:table-cell table:formula="of:=[.F35]/[.$M$2]" office:value-type="float" office:value="0.129" calcext:value-type="float">
            <text:p>0,12900</text:p>
          </table:table-cell>
          <table:table-cell table:formula="of:=[.G35]/24" office:value-type="time" office:time-value="PT00H07M44.4S" calcext:value-type="time">
            <text:p>00:07:44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4" xlink:type="simple">4 Fevereiro 2019, segunda-feira</text:a></text:p>
          </table:table-cell>
          <table:table-cell office:value-type="float" office:value="35" calcext:value-type="float">
            <text:p>35</text:p>
          </table:table-cell>
          <table:table-cell table:style-name="ce11" office:value-type="time" office:time-value="PT05H42M00S" calcext:value-type="time">
            <text:p>05:42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2:53 </text:p>
          </table:table-cell>
          <table:table-cell table:formula="of:=[.E36]*24" office:value-type="float" office:value="12.8833333333333" calcext:value-type="float">
            <text:p>12,883</text:p>
          </table:table-cell>
          <table:table-cell table:formula="of:=[.F36]/[.$M$2]" office:value-type="float" office:value="0.128833333333333" calcext:value-type="float">
            <text:p>0,12883</text:p>
          </table:table-cell>
          <table:table-cell table:formula="of:=[.G36]/24" office:value-type="time" office:time-value="PT00H07M43.8S" calcext:value-type="time">
            <text:p>00:07:44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5" xlink:type="simple">5 Fevereiro 2019, terça-feira</text:a></text:p>
          </table:table-cell>
          <table:table-cell office:value-type="float" office:value="36" calcext:value-type="float">
            <text:p>36</text:p>
          </table:table-cell>
          <table:table-cell table:style-name="ce11" office:value-type="time" office:time-value="PT05H43M00S" calcext:value-type="time">
            <text:p>05:43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2:52 </text:p>
          </table:table-cell>
          <table:table-cell table:formula="of:=[.E37]*24" office:value-type="float" office:value="12.8666666666667" calcext:value-type="float">
            <text:p>12,867</text:p>
          </table:table-cell>
          <table:table-cell table:formula="of:=[.F37]/[.$M$2]" office:value-type="float" office:value="0.128666666666667" calcext:value-type="float">
            <text:p>0,12867</text:p>
          </table:table-cell>
          <table:table-cell table:formula="of:=[.G37]/24" office:value-type="time" office:time-value="PT00H07M43.2S" calcext:value-type="time">
            <text:p>00:07:43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6" xlink:type="simple">6 Fevereiro 2019, quarta-feira</text:a></text:p>
          </table:table-cell>
          <table:table-cell office:value-type="float" office:value="37" calcext:value-type="float">
            <text:p>37</text:p>
          </table:table-cell>
          <table:table-cell table:style-name="ce11" office:value-type="time" office:time-value="PT05H43M00S" calcext:value-type="time">
            <text:p>05:43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2:51 </text:p>
          </table:table-cell>
          <table:table-cell table:formula="of:=[.E38]*24" office:value-type="float" office:value="12.85" calcext:value-type="float">
            <text:p>12,850</text:p>
          </table:table-cell>
          <table:table-cell table:formula="of:=[.F38]/[.$M$2]" office:value-type="float" office:value="0.1285" calcext:value-type="float">
            <text:p>0,12850</text:p>
          </table:table-cell>
          <table:table-cell table:formula="of:=[.G38]/24" office:value-type="time" office:time-value="PT00H07M42.6S" calcext:value-type="time">
            <text:p>00:07:43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7" xlink:type="simple">7 Fevereiro 2019, quinta-feira</text:a></text:p>
          </table:table-cell>
          <table:table-cell office:value-type="float" office:value="38" calcext:value-type="float">
            <text:p>38</text:p>
          </table:table-cell>
          <table:table-cell table:style-name="ce11" office:value-type="time" office:time-value="PT05H44M00S" calcext:value-type="time">
            <text:p>05:44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2:50 </text:p>
          </table:table-cell>
          <table:table-cell table:formula="of:=[.E39]*24" office:value-type="float" office:value="12.8333333333333" calcext:value-type="float">
            <text:p>12,833</text:p>
          </table:table-cell>
          <table:table-cell table:formula="of:=[.F39]/[.$M$2]" office:value-type="float" office:value="0.128333333333333" calcext:value-type="float">
            <text:p>0,12833</text:p>
          </table:table-cell>
          <table:table-cell table:formula="of:=[.G39]/24" office:value-type="time" office:time-value="PT00H07M42S" calcext:value-type="time">
            <text:p>00:07:42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8" xlink:type="simple">8 Fevereiro 2019, sexta-feira</text:a></text:p>
          </table:table-cell>
          <table:table-cell office:value-type="float" office:value="39" calcext:value-type="float">
            <text:p>39</text:p>
          </table:table-cell>
          <table:table-cell table:style-name="ce11" office:value-type="time" office:time-value="PT05H44M00S" calcext:value-type="time">
            <text:p>05:44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2:49 </text:p>
          </table:table-cell>
          <table:table-cell table:formula="of:=[.E40]*24" office:value-type="float" office:value="12.8166666666667" calcext:value-type="float">
            <text:p>12,817</text:p>
          </table:table-cell>
          <table:table-cell table:formula="of:=[.F40]/[.$M$2]" office:value-type="float" office:value="0.128166666666667" calcext:value-type="float">
            <text:p>0,12817</text:p>
          </table:table-cell>
          <table:table-cell table:formula="of:=[.G40]/24" office:value-type="time" office:time-value="PT00H07M41.4S" calcext:value-type="time">
            <text:p>00:07:41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9" xlink:type="simple">9 Fevereiro 2019, sábado</text:a></text:p>
          </table:table-cell>
          <table:table-cell office:value-type="float" office:value="40" calcext:value-type="float">
            <text:p>40</text:p>
          </table:table-cell>
          <table:table-cell table:style-name="ce11" office:value-type="time" office:time-value="PT05H45M00S" calcext:value-type="time">
            <text:p>05:45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2:48 </text:p>
          </table:table-cell>
          <table:table-cell table:formula="of:=[.E41]*24" office:value-type="float" office:value="12.8" calcext:value-type="float">
            <text:p>12,800</text:p>
          </table:table-cell>
          <table:table-cell table:formula="of:=[.F41]/[.$M$2]" office:value-type="float" office:value="0.128" calcext:value-type="float">
            <text:p>0,12800</text:p>
          </table:table-cell>
          <table:table-cell table:formula="of:=[.G41]/24" office:value-type="time" office:time-value="PT00H07M40.8S" calcext:value-type="time">
            <text:p>00:07:41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0" xlink:type="simple">10 Fevereiro 2019, domingo</text:a></text:p>
          </table:table-cell>
          <table:table-cell office:value-type="float" office:value="41" calcext:value-type="float">
            <text:p>41</text:p>
          </table:table-cell>
          <table:table-cell table:style-name="ce11" office:value-type="time" office:time-value="PT05H45M00S" calcext:value-type="time">
            <text:p>05:45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2:47 </text:p>
          </table:table-cell>
          <table:table-cell table:formula="of:=[.E42]*24" office:value-type="float" office:value="12.7833333333333" calcext:value-type="float">
            <text:p>12,783</text:p>
          </table:table-cell>
          <table:table-cell table:formula="of:=[.F42]/[.$M$2]" office:value-type="float" office:value="0.127833333333333" calcext:value-type="float">
            <text:p>0,12783</text:p>
          </table:table-cell>
          <table:table-cell table:formula="of:=[.G42]/24" office:value-type="time" office:time-value="PT00H07M40.2S" calcext:value-type="time">
            <text:p>00:07:40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1" xlink:type="simple">11 Fevereiro 2019, segunda-feira</text:a></text:p>
          </table:table-cell>
          <table:table-cell office:value-type="float" office:value="42" calcext:value-type="float">
            <text:p>42</text:p>
          </table:table-cell>
          <table:table-cell table:style-name="ce11" office:value-type="time" office:time-value="PT05H46M00S" calcext:value-type="time">
            <text:p>05:46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2:46 </text:p>
          </table:table-cell>
          <table:table-cell table:formula="of:=[.E43]*24" office:value-type="float" office:value="12.7666666666667" calcext:value-type="float">
            <text:p>12,767</text:p>
          </table:table-cell>
          <table:table-cell table:formula="of:=[.F43]/[.$M$2]" office:value-type="float" office:value="0.127666666666667" calcext:value-type="float">
            <text:p>0,12767</text:p>
          </table:table-cell>
          <table:table-cell table:formula="of:=[.G43]/24" office:value-type="time" office:time-value="PT00H07M39.6S" calcext:value-type="time">
            <text:p>00:07:40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2" xlink:type="simple">12 Fevereiro 2019, terça-feira</text:a></text:p>
          </table:table-cell>
          <table:table-cell office:value-type="float" office:value="43" calcext:value-type="float">
            <text:p>43</text:p>
          </table:table-cell>
          <table:table-cell table:style-name="ce11" office:value-type="time" office:time-value="PT05H47M00S" calcext:value-type="time">
            <text:p>05:47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2:45 </text:p>
          </table:table-cell>
          <table:table-cell table:formula="of:=[.E44]*24" office:value-type="float" office:value="12.75" calcext:value-type="float">
            <text:p>12,750</text:p>
          </table:table-cell>
          <table:table-cell table:formula="of:=[.F44]/[.$M$2]" office:value-type="float" office:value="0.1275" calcext:value-type="float">
            <text:p>0,12750</text:p>
          </table:table-cell>
          <table:table-cell table:formula="of:=[.G44]/24" office:value-type="time" office:time-value="PT00H07M39S" calcext:value-type="time">
            <text:p>00:07:39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3" xlink:type="simple">13 Fevereiro 2019, quarta-feira</text:a></text:p>
          </table:table-cell>
          <table:table-cell office:value-type="float" office:value="44" calcext:value-type="float">
            <text:p>44</text:p>
          </table:table-cell>
          <table:table-cell table:style-name="ce11" office:value-type="time" office:time-value="PT05H47M00S" calcext:value-type="time">
            <text:p>05:47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2:44 </text:p>
          </table:table-cell>
          <table:table-cell table:formula="of:=[.E45]*24" office:value-type="float" office:value="12.7333333333333" calcext:value-type="float">
            <text:p>12,733</text:p>
          </table:table-cell>
          <table:table-cell table:formula="of:=[.F45]/[.$M$2]" office:value-type="float" office:value="0.127333333333333" calcext:value-type="float">
            <text:p>0,12733</text:p>
          </table:table-cell>
          <table:table-cell table:formula="of:=[.G45]/24" office:value-type="time" office:time-value="PT00H07M38.4S" calcext:value-type="time">
            <text:p>00:07:38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4" xlink:type="simple">14 Fevereiro 2019, quinta-feira</text:a></text:p>
          </table:table-cell>
          <table:table-cell office:value-type="float" office:value="45" calcext:value-type="float">
            <text:p>45</text:p>
          </table:table-cell>
          <table:table-cell table:style-name="ce11" office:value-type="time" office:time-value="PT05H48M00S" calcext:value-type="time">
            <text:p>05:48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2:43 </text:p>
          </table:table-cell>
          <table:table-cell table:formula="of:=[.E46]*24" office:value-type="float" office:value="12.7166666666667" calcext:value-type="float">
            <text:p>12,717</text:p>
          </table:table-cell>
          <table:table-cell table:formula="of:=[.F46]/[.$M$2]" office:value-type="float" office:value="0.127166666666667" calcext:value-type="float">
            <text:p>0,12717</text:p>
          </table:table-cell>
          <table:table-cell table:formula="of:=[.G46]/24" office:value-type="time" office:time-value="PT00H07M37.8S" calcext:value-type="time">
            <text:p>00:07:38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5" xlink:type="simple">15 Fevereiro 2019, sexta-feira</text:a></text:p>
          </table:table-cell>
          <table:table-cell office:value-type="float" office:value="46" calcext:value-type="float">
            <text:p>46</text:p>
          </table:table-cell>
          <table:table-cell table:style-name="ce11" office:value-type="time" office:time-value="PT05H48M00S" calcext:value-type="time">
            <text:p>05:48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2:42 </text:p>
          </table:table-cell>
          <table:table-cell table:formula="of:=[.E47]*24" office:value-type="float" office:value="12.7" calcext:value-type="float">
            <text:p>12,700</text:p>
          </table:table-cell>
          <table:table-cell table:formula="of:=[.F47]/[.$M$2]" office:value-type="float" office:value="0.127" calcext:value-type="float">
            <text:p>0,12700</text:p>
          </table:table-cell>
          <table:table-cell table:formula="of:=[.G47]/24" office:value-type="time" office:time-value="PT00H07M37.2S" calcext:value-type="time">
            <text:p>00:07:37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6" xlink:type="simple">16 Fevereiro 2019, sábado</text:a></text:p>
          </table:table-cell>
          <table:table-cell office:value-type="float" office:value="47" calcext:value-type="float">
            <text:p>47</text:p>
          </table:table-cell>
          <table:table-cell table:style-name="ce11" office:value-type="time" office:time-value="PT05H48M00S" calcext:value-type="time">
            <text:p>05:48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2:41 </text:p>
          </table:table-cell>
          <table:table-cell table:formula="of:=[.E48]*24" office:value-type="float" office:value="12.6833333333333" calcext:value-type="float">
            <text:p>12,683</text:p>
          </table:table-cell>
          <table:table-cell table:formula="of:=[.F48]/[.$M$2]" office:value-type="float" office:value="0.126833333333333" calcext:value-type="float">
            <text:p>0,12683</text:p>
          </table:table-cell>
          <table:table-cell table:formula="of:=[.G48]/24" office:value-type="time" office:time-value="PT00H07M36.6S" calcext:value-type="time">
            <text:p>00:07:37</text:p>
          </table:table-cell>
          <table:table-cell/>
          <table:table-cell table:style-name="ce16"/>
          <table:table-cell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7" xlink:type="simple">17 Fevereiro 2019, domingo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5:49 </text:p>
          </table:table-cell>
          <table:table-cell office:value-type="string" calcext:value-type="string">
            <text:p>18:29 </text:p>
          </table:table-cell>
          <table:table-cell office:value-type="string" calcext:value-type="string">
            <text:p>12:40 </text:p>
          </table:table-cell>
          <table:table-cell table:formula="of:=[.E49]*24" office:value-type="float" office:value="12.6666666666667" calcext:value-type="float">
            <text:p>12,667</text:p>
          </table:table-cell>
          <table:table-cell table:formula="of:=[.F49]/[.$M$2]" office:value-type="float" office:value="0.126666666666667" calcext:value-type="float">
            <text:p>0,12667</text:p>
          </table:table-cell>
          <table:table-cell table:formula="of:=[.G49]/24" office:value-type="time" office:time-value="PT00H07M36S" calcext:value-type="time">
            <text:p>00:07:36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8" xlink:type="simple">18 Fevereiro 2019, segunda-feira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5:49 </text:p>
          </table:table-cell>
          <table:table-cell office:value-type="string" calcext:value-type="string">
            <text:p>18:29 </text:p>
          </table:table-cell>
          <table:table-cell office:value-type="string" calcext:value-type="string">
            <text:p>12:39 </text:p>
          </table:table-cell>
          <table:table-cell table:formula="of:=[.E50]*24" office:value-type="float" office:value="12.65" calcext:value-type="float">
            <text:p>12,650</text:p>
          </table:table-cell>
          <table:table-cell table:formula="of:=[.F50]/[.$M$2]" office:value-type="float" office:value="0.1265" calcext:value-type="float">
            <text:p>0,12650</text:p>
          </table:table-cell>
          <table:table-cell table:formula="of:=[.G50]/24" office:value-type="time" office:time-value="PT00H07M35.4S" calcext:value-type="time">
            <text:p>00:07:35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19" xlink:type="simple">19 Fevereiro 2019, terça-feira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5:50 </text:p>
          </table:table-cell>
          <table:table-cell office:value-type="string" calcext:value-type="string">
            <text:p>18:28 </text:p>
          </table:table-cell>
          <table:table-cell office:value-type="string" calcext:value-type="string">
            <text:p>12:38 </text:p>
          </table:table-cell>
          <table:table-cell table:formula="of:=[.E51]*24" office:value-type="float" office:value="12.6333333333333" calcext:value-type="float">
            <text:p>12,633</text:p>
          </table:table-cell>
          <table:table-cell table:formula="of:=[.F51]/[.$M$2]" office:value-type="float" office:value="0.126333333333333" calcext:value-type="float">
            <text:p>0,12633</text:p>
          </table:table-cell>
          <table:table-cell table:formula="of:=[.G51]/24" office:value-type="time" office:time-value="PT00H07M34.8S" calcext:value-type="time">
            <text:p>00:07:35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0" xlink:type="simple">20 Fevereiro 2019, quarta-feira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5:50 </text:p>
          </table:table-cell>
          <table:table-cell office:value-type="string" calcext:value-type="string">
            <text:p>18:27 </text:p>
          </table:table-cell>
          <table:table-cell office:value-type="string" calcext:value-type="string">
            <text:p>12:37 </text:p>
          </table:table-cell>
          <table:table-cell table:formula="of:=[.E52]*24" office:value-type="float" office:value="12.6166666666667" calcext:value-type="float">
            <text:p>12,617</text:p>
          </table:table-cell>
          <table:table-cell table:formula="of:=[.F52]/[.$M$2]" office:value-type="float" office:value="0.126166666666667" calcext:value-type="float">
            <text:p>0,12617</text:p>
          </table:table-cell>
          <table:table-cell table:formula="of:=[.G52]/24" office:value-type="time" office:time-value="PT00H07M34.2S" calcext:value-type="time">
            <text:p>00:07:34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1" xlink:type="simple">21 Fevereiro 2019, quinta-feira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5:51 </text:p>
          </table:table-cell>
          <table:table-cell office:value-type="string" calcext:value-type="string">
            <text:p>18:27 </text:p>
          </table:table-cell>
          <table:table-cell office:value-type="string" calcext:value-type="string">
            <text:p>12:35 </text:p>
          </table:table-cell>
          <table:table-cell table:formula="of:=[.E53]*24" office:value-type="float" office:value="12.5833333333333" calcext:value-type="float">
            <text:p>12,583</text:p>
          </table:table-cell>
          <table:table-cell table:formula="of:=[.F53]/[.$M$2]" office:value-type="float" office:value="0.125833333333333" calcext:value-type="float">
            <text:p>0,12583</text:p>
          </table:table-cell>
          <table:table-cell table:formula="of:=[.G53]/24" office:value-type="time" office:time-value="PT00H07M33S" calcext:value-type="time">
            <text:p>00:07:33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2" xlink:type="simple">22 Fevereiro 2019, sexta-feira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5:51 </text:p>
          </table:table-cell>
          <table:table-cell office:value-type="string" calcext:value-type="string">
            <text:p>18:26 </text:p>
          </table:table-cell>
          <table:table-cell office:value-type="string" calcext:value-type="string">
            <text:p>12:34 </text:p>
          </table:table-cell>
          <table:table-cell table:formula="of:=[.E54]*24" office:value-type="float" office:value="12.5666666666667" calcext:value-type="float">
            <text:p>12,567</text:p>
          </table:table-cell>
          <table:table-cell table:formula="of:=[.F54]/[.$M$2]" office:value-type="float" office:value="0.125666666666667" calcext:value-type="float">
            <text:p>0,12567</text:p>
          </table:table-cell>
          <table:table-cell table:formula="of:=[.G54]/24" office:value-type="time" office:time-value="PT00H07M32.4S" calcext:value-type="time">
            <text:p>00:07:32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3" xlink:type="simple">23 Fevereiro 2019, sábado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5:52 </text:p>
          </table:table-cell>
          <table:table-cell office:value-type="string" calcext:value-type="string">
            <text:p>18:25 </text:p>
          </table:table-cell>
          <table:table-cell office:value-type="string" calcext:value-type="string">
            <text:p>12:33 </text:p>
          </table:table-cell>
          <table:table-cell table:formula="of:=[.E55]*24" office:value-type="float" office:value="12.55" calcext:value-type="float">
            <text:p>12,550</text:p>
          </table:table-cell>
          <table:table-cell table:formula="of:=[.F55]/[.$M$2]" office:value-type="float" office:value="0.1255" calcext:value-type="float">
            <text:p>0,12550</text:p>
          </table:table-cell>
          <table:table-cell table:formula="of:=[.G55]/24" office:value-type="time" office:time-value="PT00H07M31.8S" calcext:value-type="time">
            <text:p>00:07:32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4" xlink:type="simple">24 Fevereiro 2019, domingo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5:52 </text:p>
          </table:table-cell>
          <table:table-cell office:value-type="string" calcext:value-type="string">
            <text:p>18:25 </text:p>
          </table:table-cell>
          <table:table-cell office:value-type="string" calcext:value-type="string">
            <text:p>12:32 </text:p>
          </table:table-cell>
          <table:table-cell table:formula="of:=[.E56]*24" office:value-type="float" office:value="12.5333333333333" calcext:value-type="float">
            <text:p>12,533</text:p>
          </table:table-cell>
          <table:table-cell table:formula="of:=[.F56]/[.$M$2]" office:value-type="float" office:value="0.125333333333333" calcext:value-type="float">
            <text:p>0,12533</text:p>
          </table:table-cell>
          <table:table-cell table:formula="of:=[.G56]/24" office:value-type="time" office:time-value="PT00H07M31.2S" calcext:value-type="time">
            <text:p>00:07:31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5" xlink:type="simple">25 Fevereiro 2019, segunda-feira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5:52 </text:p>
          </table:table-cell>
          <table:table-cell office:value-type="string" calcext:value-type="string">
            <text:p>18:24 </text:p>
          </table:table-cell>
          <table:table-cell office:value-type="string" calcext:value-type="string">
            <text:p>12:31 </text:p>
          </table:table-cell>
          <table:table-cell table:formula="of:=[.E57]*24" office:value-type="float" office:value="12.5166666666667" calcext:value-type="float">
            <text:p>12,517</text:p>
          </table:table-cell>
          <table:table-cell table:formula="of:=[.F57]/[.$M$2]" office:value-type="float" office:value="0.125166666666667" calcext:value-type="float">
            <text:p>0,12517</text:p>
          </table:table-cell>
          <table:table-cell table:formula="of:=[.G57]/24" office:value-type="time" office:time-value="PT00H07M30.6S" calcext:value-type="time">
            <text:p>00:07:31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6" xlink:type="simple">26 Fevereiro 2019, terça-feira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5:53 </text:p>
          </table:table-cell>
          <table:table-cell office:value-type="string" calcext:value-type="string">
            <text:p>18:23 </text:p>
          </table:table-cell>
          <table:table-cell office:value-type="string" calcext:value-type="string">
            <text:p>12:30 </text:p>
          </table:table-cell>
          <table:table-cell table:formula="of:=[.E58]*24" office:value-type="float" office:value="12.5" calcext:value-type="float">
            <text:p>12,500</text:p>
          </table:table-cell>
          <table:table-cell table:formula="of:=[.F58]/[.$M$2]" office:value-type="float" office:value="0.125" calcext:value-type="float">
            <text:p>0,12500</text:p>
          </table:table-cell>
          <table:table-cell table:formula="of:=[.G58]/24" office:value-type="time" office:time-value="PT00H07M30S" calcext:value-type="time">
            <text:p>00:07:30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7" xlink:type="simple">27 Fevereiro 2019, quarta-feira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5:53 </text:p>
          </table:table-cell>
          <table:table-cell office:value-type="string" calcext:value-type="string">
            <text:p>18:22 </text:p>
          </table:table-cell>
          <table:table-cell office:value-type="string" calcext:value-type="string">
            <text:p>12:29 </text:p>
          </table:table-cell>
          <table:table-cell table:formula="of:=[.E59]*24" office:value-type="float" office:value="12.4833333333333" calcext:value-type="float">
            <text:p>12,483</text:p>
          </table:table-cell>
          <table:table-cell table:formula="of:=[.F59]/[.$M$2]" office:value-type="float" office:value="0.124833333333333" calcext:value-type="float">
            <text:p>0,12483</text:p>
          </table:table-cell>
          <table:table-cell table:formula="of:=[.G59]/24" office:value-type="time" office:time-value="PT00H07M29.4S" calcext:value-type="time">
            <text:p>00:07:29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fevereiro/28" xlink:type="simple">28 Fevereiro 2019, quinta-feira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5:54 </text:p>
          </table:table-cell>
          <table:table-cell office:value-type="string" calcext:value-type="string">
            <text:p>18:22 </text:p>
          </table:table-cell>
          <table:table-cell office:value-type="string" calcext:value-type="string">
            <text:p>12:28</text:p>
          </table:table-cell>
          <table:table-cell table:formula="of:=[.E60]*24" office:value-type="float" office:value="12.4666666666667" calcext:value-type="float">
            <text:p>12,467</text:p>
          </table:table-cell>
          <table:table-cell table:formula="of:=[.F60]/[.$M$2]" office:value-type="float" office:value="0.124666666666667" calcext:value-type="float">
            <text:p>0,12467</text:p>
          </table:table-cell>
          <table:table-cell table:formula="of:=[.G60]/24" office:value-type="time" office:time-value="PT00H07M28.8S" calcext:value-type="time">
            <text:p>00:07:29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" xlink:type="simple">1 Março 2019, sexta-feira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5:54 </text:p>
          </table:table-cell>
          <table:table-cell office:value-type="string" calcext:value-type="string">
            <text:p>18:21 </text:p>
          </table:table-cell>
          <table:table-cell office:value-type="string" calcext:value-type="string">
            <text:p>12:27 </text:p>
          </table:table-cell>
          <table:table-cell table:formula="of:=[.E61]*24" office:value-type="float" office:value="12.45" calcext:value-type="float">
            <text:p>12,450</text:p>
          </table:table-cell>
          <table:table-cell table:formula="of:=[.F61]/[.$M$2]" office:value-type="float" office:value="0.1245" calcext:value-type="float">
            <text:p>0,12450</text:p>
          </table:table-cell>
          <table:table-cell table:formula="of:=[.G61]/24" office:value-type="time" office:time-value="PT00H07M28.2S" calcext:value-type="time">
            <text:p>00:07:28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" xlink:type="simple">2 Março 2019, sábado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5:54 </text:p>
          </table:table-cell>
          <table:table-cell office:value-type="string" calcext:value-type="string">
            <text:p>18:20 </text:p>
          </table:table-cell>
          <table:table-cell office:value-type="string" calcext:value-type="string">
            <text:p>12:25 </text:p>
          </table:table-cell>
          <table:table-cell table:formula="of:=[.E62]*24" office:value-type="float" office:value="12.4166666666667" calcext:value-type="float">
            <text:p>12,417</text:p>
          </table:table-cell>
          <table:table-cell table:formula="of:=[.F62]/[.$M$2]" office:value-type="float" office:value="0.124166666666667" calcext:value-type="float">
            <text:p>0,12417</text:p>
          </table:table-cell>
          <table:table-cell table:formula="of:=[.G62]/24" office:value-type="time" office:time-value="PT00H07M27S" calcext:value-type="time">
            <text:p>00:07:27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3" xlink:type="simple">3 Março 2019, domingo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5:55 </text:p>
          </table:table-cell>
          <table:table-cell office:value-type="string" calcext:value-type="string">
            <text:p>18:19 </text:p>
          </table:table-cell>
          <table:table-cell office:value-type="string" calcext:value-type="string">
            <text:p>12:24 </text:p>
          </table:table-cell>
          <table:table-cell table:formula="of:=[.E63]*24" office:value-type="float" office:value="12.4" calcext:value-type="float">
            <text:p>12,400</text:p>
          </table:table-cell>
          <table:table-cell table:formula="of:=[.F63]/[.$M$2]" office:value-type="float" office:value="0.124" calcext:value-type="float">
            <text:p>0,12400</text:p>
          </table:table-cell>
          <table:table-cell table:formula="of:=[.G63]/24" office:value-type="time" office:time-value="PT00H07M26.4S" calcext:value-type="time">
            <text:p>00:07:26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4" xlink:type="simple">4 Março 2019, segunda-feira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5:55 </text:p>
          </table:table-cell>
          <table:table-cell office:value-type="string" calcext:value-type="string">
            <text:p>18:19 </text:p>
          </table:table-cell>
          <table:table-cell office:value-type="string" calcext:value-type="string">
            <text:p>12:23 </text:p>
          </table:table-cell>
          <table:table-cell table:formula="of:=[.E64]*24" office:value-type="float" office:value="12.3833333333333" calcext:value-type="float">
            <text:p>12,383</text:p>
          </table:table-cell>
          <table:table-cell table:formula="of:=[.F64]/[.$M$2]" office:value-type="float" office:value="0.123833333333333" calcext:value-type="float">
            <text:p>0,12383</text:p>
          </table:table-cell>
          <table:table-cell table:formula="of:=[.G64]/24" office:value-type="time" office:time-value="PT00H07M25.8S" calcext:value-type="time">
            <text:p>00:07:26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5" xlink:type="simple">5 Março 2019, terça-feira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5:55 </text:p>
          </table:table-cell>
          <table:table-cell office:value-type="string" calcext:value-type="string">
            <text:p>18:18 </text:p>
          </table:table-cell>
          <table:table-cell office:value-type="string" calcext:value-type="string">
            <text:p>12:22 </text:p>
          </table:table-cell>
          <table:table-cell table:formula="of:=[.E65]*24" office:value-type="float" office:value="12.3666666666667" calcext:value-type="float">
            <text:p>12,367</text:p>
          </table:table-cell>
          <table:table-cell table:formula="of:=[.F65]/[.$M$2]" office:value-type="float" office:value="0.123666666666667" calcext:value-type="float">
            <text:p>0,12367</text:p>
          </table:table-cell>
          <table:table-cell table:formula="of:=[.G65]/24" office:value-type="time" office:time-value="PT00H07M25.2S" calcext:value-type="time">
            <text:p>00:07:25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6" xlink:type="simple">6 Março 2019, quarta-feira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5:56 </text:p>
          </table:table-cell>
          <table:table-cell office:value-type="string" calcext:value-type="string">
            <text:p>18:17 </text:p>
          </table:table-cell>
          <table:table-cell office:value-type="string" calcext:value-type="string">
            <text:p>12:21 </text:p>
          </table:table-cell>
          <table:table-cell table:formula="of:=[.E66]*24" office:value-type="float" office:value="12.35" calcext:value-type="float">
            <text:p>12,350</text:p>
          </table:table-cell>
          <table:table-cell table:formula="of:=[.F66]/[.$M$2]" office:value-type="float" office:value="0.1235" calcext:value-type="float">
            <text:p>0,12350</text:p>
          </table:table-cell>
          <table:table-cell table:formula="of:=[.G66]/24" office:value-type="time" office:time-value="PT00H07M24.6S" calcext:value-type="time">
            <text:p>00:07:25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7" xlink:type="simple">7 Março 2019, quinta-feira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5:56 </text:p>
          </table:table-cell>
          <table:table-cell office:value-type="string" calcext:value-type="string">
            <text:p>18:16 </text:p>
          </table:table-cell>
          <table:table-cell office:value-type="string" calcext:value-type="string">
            <text:p>12:20 </text:p>
          </table:table-cell>
          <table:table-cell table:formula="of:=[.E67]*24" office:value-type="float" office:value="12.3333333333333" calcext:value-type="float">
            <text:p>12,333</text:p>
          </table:table-cell>
          <table:table-cell table:formula="of:=[.F67]/[.$M$2]" office:value-type="float" office:value="0.123333333333333" calcext:value-type="float">
            <text:p>0,12333</text:p>
          </table:table-cell>
          <table:table-cell table:formula="of:=[.G67]/24" office:value-type="time" office:time-value="PT00H07M24S" calcext:value-type="time">
            <text:p>00:07:24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8" xlink:type="simple">8 Março 2019, sexta-feira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5:56 </text:p>
          </table:table-cell>
          <table:table-cell office:value-type="string" calcext:value-type="string">
            <text:p>18:15 </text:p>
          </table:table-cell>
          <table:table-cell office:value-type="string" calcext:value-type="string">
            <text:p>12:19 </text:p>
          </table:table-cell>
          <table:table-cell table:formula="of:=[.E68]*24" office:value-type="float" office:value="12.3166666666667" calcext:value-type="float">
            <text:p>12,317</text:p>
          </table:table-cell>
          <table:table-cell table:formula="of:=[.F68]/[.$M$2]" office:value-type="float" office:value="0.123166666666667" calcext:value-type="float">
            <text:p>0,12317</text:p>
          </table:table-cell>
          <table:table-cell table:formula="of:=[.G68]/24" office:value-type="time" office:time-value="PT00H07M23.4S" calcext:value-type="time">
            <text:p>00:07:23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9" xlink:type="simple">9 Março 2019, sábado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5:57 </text:p>
          </table:table-cell>
          <table:table-cell office:value-type="string" calcext:value-type="string">
            <text:p>18:15 </text:p>
          </table:table-cell>
          <table:table-cell office:value-type="string" calcext:value-type="string">
            <text:p>12:17 </text:p>
          </table:table-cell>
          <table:table-cell table:formula="of:=[.E69]*24" office:value-type="float" office:value="12.2833333333333" calcext:value-type="float">
            <text:p>12,283</text:p>
          </table:table-cell>
          <table:table-cell table:formula="of:=[.F69]/[.$M$2]" office:value-type="float" office:value="0.122833333333333" calcext:value-type="float">
            <text:p>0,12283</text:p>
          </table:table-cell>
          <table:table-cell table:formula="of:=[.G69]/24" office:value-type="time" office:time-value="PT00H07M22.2S" calcext:value-type="time">
            <text:p>00:07:22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0" xlink:type="simple">10 Março 2019, domingo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5:57 </text:p>
          </table:table-cell>
          <table:table-cell office:value-type="string" calcext:value-type="string">
            <text:p>18:14 </text:p>
          </table:table-cell>
          <table:table-cell office:value-type="string" calcext:value-type="string">
            <text:p>12:16 </text:p>
          </table:table-cell>
          <table:table-cell table:formula="of:=[.E70]*24" office:value-type="float" office:value="12.2666666666667" calcext:value-type="float">
            <text:p>12,267</text:p>
          </table:table-cell>
          <table:table-cell table:formula="of:=[.F70]/[.$M$2]" office:value-type="float" office:value="0.122666666666667" calcext:value-type="float">
            <text:p>0,12267</text:p>
          </table:table-cell>
          <table:table-cell table:formula="of:=[.G70]/24" office:value-type="time" office:time-value="PT00H07M21.6S" calcext:value-type="time">
            <text:p>00:07:22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1" xlink:type="simple">11 Março 2019, segunda-feira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5:57 </text:p>
          </table:table-cell>
          <table:table-cell office:value-type="string" calcext:value-type="string">
            <text:p>18:13 </text:p>
          </table:table-cell>
          <table:table-cell office:value-type="string" calcext:value-type="string">
            <text:p>12:15 </text:p>
          </table:table-cell>
          <table:table-cell table:formula="of:=[.E71]*24" office:value-type="float" office:value="12.25" calcext:value-type="float">
            <text:p>12,250</text:p>
          </table:table-cell>
          <table:table-cell table:formula="of:=[.F71]/[.$M$2]" office:value-type="float" office:value="0.1225" calcext:value-type="float">
            <text:p>0,12250</text:p>
          </table:table-cell>
          <table:table-cell table:formula="of:=[.G71]/24" office:value-type="time" office:time-value="PT00H07M21S" calcext:value-type="time">
            <text:p>00:07:21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2" xlink:type="simple">12 Março 2019, terça-feira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5:58 </text:p>
          </table:table-cell>
          <table:table-cell office:value-type="string" calcext:value-type="string">
            <text:p>18:12 </text:p>
          </table:table-cell>
          <table:table-cell office:value-type="string" calcext:value-type="string">
            <text:p>12:14 </text:p>
          </table:table-cell>
          <table:table-cell table:formula="of:=[.E72]*24" office:value-type="float" office:value="12.2333333333333" calcext:value-type="float">
            <text:p>12,233</text:p>
          </table:table-cell>
          <table:table-cell table:formula="of:=[.F72]/[.$M$2]" office:value-type="float" office:value="0.122333333333333" calcext:value-type="float">
            <text:p>0,12233</text:p>
          </table:table-cell>
          <table:table-cell table:formula="of:=[.G72]/24" office:value-type="time" office:time-value="PT00H07M20.4S" calcext:value-type="time">
            <text:p>00:07:20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3" xlink:type="simple">13 Março 2019, quarta-feira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5:58 </text:p>
          </table:table-cell>
          <table:table-cell office:value-type="string" calcext:value-type="string">
            <text:p>18:11 </text:p>
          </table:table-cell>
          <table:table-cell office:value-type="string" calcext:value-type="string">
            <text:p>12:13 </text:p>
          </table:table-cell>
          <table:table-cell table:formula="of:=[.E73]*24" office:value-type="float" office:value="12.2166666666667" calcext:value-type="float">
            <text:p>12,217</text:p>
          </table:table-cell>
          <table:table-cell table:formula="of:=[.F73]/[.$M$2]" office:value-type="float" office:value="0.122166666666667" calcext:value-type="float">
            <text:p>0,12217</text:p>
          </table:table-cell>
          <table:table-cell table:formula="of:=[.G73]/24" office:value-type="time" office:time-value="PT00H07M19.8S" calcext:value-type="time">
            <text:p>00:07:20</text:p>
          </table:table-cell>
          <table:table-cell table:number-columns-repeated="3"/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4" xlink:type="simple">14 Março 2019, quinta-feira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5:58 </text:p>
          </table:table-cell>
          <table:table-cell office:value-type="string" calcext:value-type="string">
            <text:p>18:10 </text:p>
          </table:table-cell>
          <table:table-cell office:value-type="string" calcext:value-type="string">
            <text:p>12:12 </text:p>
          </table:table-cell>
          <table:table-cell table:formula="of:=[.E74]*24" office:value-type="float" office:value="12.2" calcext:value-type="float">
            <text:p>12,200</text:p>
          </table:table-cell>
          <table:table-cell table:formula="of:=[.F74]/[.$M$2]" office:value-type="float" office:value="0.122" calcext:value-type="float">
            <text:p>0,12200</text:p>
          </table:table-cell>
          <table:table-cell table:formula="of:=[.G74]/24" office:value-type="time" office:time-value="PT00H07M19.2S" calcext:value-type="time">
            <text:p>00:07: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5" xlink:type="simple">15 Março 2019, sexta-feira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5:59 </text:p>
          </table:table-cell>
          <table:table-cell office:value-type="string" calcext:value-type="string">
            <text:p>18:10 </text:p>
          </table:table-cell>
          <table:table-cell office:value-type="string" calcext:value-type="string">
            <text:p>12:11 </text:p>
          </table:table-cell>
          <table:table-cell table:formula="of:=[.E75]*24" office:value-type="float" office:value="12.1833333333333" calcext:value-type="float">
            <text:p>12,183</text:p>
          </table:table-cell>
          <table:table-cell table:formula="of:=[.F75]/[.$M$2]" office:value-type="float" office:value="0.121833333333333" calcext:value-type="float">
            <text:p>0,12183</text:p>
          </table:table-cell>
          <table:table-cell table:formula="of:=[.G75]/24" office:value-type="time" office:time-value="PT00H07M18.6S" calcext:value-type="time">
            <text:p>00:07: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6" xlink:type="simple">16 Março 2019, sábado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5:59 </text:p>
          </table:table-cell>
          <table:table-cell office:value-type="string" calcext:value-type="string">
            <text:p>18:09 </text:p>
          </table:table-cell>
          <table:table-cell office:value-type="string" calcext:value-type="string">
            <text:p>12:09 </text:p>
          </table:table-cell>
          <table:table-cell table:formula="of:=[.E76]*24" office:value-type="float" office:value="12.15" calcext:value-type="float">
            <text:p>12,150</text:p>
          </table:table-cell>
          <table:table-cell table:formula="of:=[.F76]/[.$M$2]" office:value-type="float" office:value="0.1215" calcext:value-type="float">
            <text:p>0,12150</text:p>
          </table:table-cell>
          <table:table-cell table:formula="of:=[.G76]/24" office:value-type="time" office:time-value="PT00H07M17.4S" calcext:value-type="time">
            <text:p>00:07: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7" xlink:type="simple">17 Março 2019, domingo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5:59 </text:p>
          </table:table-cell>
          <table:table-cell office:value-type="string" calcext:value-type="string">
            <text:p>18:08 </text:p>
          </table:table-cell>
          <table:table-cell office:value-type="string" calcext:value-type="string">
            <text:p>12:08 </text:p>
          </table:table-cell>
          <table:table-cell table:formula="of:=[.E77]*24" office:value-type="float" office:value="12.1333333333333" calcext:value-type="float">
            <text:p>12,133</text:p>
          </table:table-cell>
          <table:table-cell table:formula="of:=[.F77]/[.$M$2]" office:value-type="float" office:value="0.121333333333333" calcext:value-type="float">
            <text:p>0,12133</text:p>
          </table:table-cell>
          <table:table-cell table:formula="of:=[.G77]/24" office:value-type="time" office:time-value="PT00H07M16.8S" calcext:value-type="time">
            <text:p>00:07: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8" xlink:type="simple">18 Março 2019, segunda-feira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5:59 </text:p>
          </table:table-cell>
          <table:table-cell office:value-type="string" calcext:value-type="string">
            <text:p>18:07 </text:p>
          </table:table-cell>
          <table:table-cell office:value-type="string" calcext:value-type="string">
            <text:p>12:07 </text:p>
          </table:table-cell>
          <table:table-cell table:formula="of:=[.E78]*24" office:value-type="float" office:value="12.1166666666667" calcext:value-type="float">
            <text:p>12,117</text:p>
          </table:table-cell>
          <table:table-cell table:formula="of:=[.F78]/[.$M$2]" office:value-type="float" office:value="0.121166666666667" calcext:value-type="float">
            <text:p>0,12117</text:p>
          </table:table-cell>
          <table:table-cell table:formula="of:=[.G78]/24" office:value-type="time" office:time-value="PT00H07M16.2S" calcext:value-type="time">
            <text:p>00:07: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19" xlink:type="simple">19 Março 2019, terça-feira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6:00 </text:p>
          </table:table-cell>
          <table:table-cell office:value-type="string" calcext:value-type="string">
            <text:p>18:06 </text:p>
          </table:table-cell>
          <table:table-cell office:value-type="string" calcext:value-type="string">
            <text:p>12:06 </text:p>
          </table:table-cell>
          <table:table-cell table:formula="of:=[.E79]*24" office:value-type="float" office:value="12.1" calcext:value-type="float">
            <text:p>12,100</text:p>
          </table:table-cell>
          <table:table-cell table:formula="of:=[.F79]/[.$M$2]" office:value-type="float" office:value="0.121" calcext:value-type="float">
            <text:p>0,12100</text:p>
          </table:table-cell>
          <table:table-cell table:formula="of:=[.G79]/24" office:value-type="time" office:time-value="PT00H07M15.6S" calcext:value-type="time">
            <text:p>00:07: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0" xlink:type="simple">20 Março 2019, quarta-feira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6:00 </text:p>
          </table:table-cell>
          <table:table-cell office:value-type="string" calcext:value-type="string">
            <text:p>18:05 </text:p>
          </table:table-cell>
          <table:table-cell office:value-type="string" calcext:value-type="string">
            <text:p>12:05 </text:p>
          </table:table-cell>
          <table:table-cell table:formula="of:=[.E80]*24" office:value-type="float" office:value="12.0833333333333" calcext:value-type="float">
            <text:p>12,083</text:p>
          </table:table-cell>
          <table:table-cell table:formula="of:=[.F80]/[.$M$2]" office:value-type="float" office:value="0.120833333333333" calcext:value-type="float">
            <text:p>0,12083</text:p>
          </table:table-cell>
          <table:table-cell table:formula="of:=[.G80]/24" office:value-type="time" office:time-value="PT00H07M15S" calcext:value-type="time">
            <text:p>00:07: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1" xlink:type="simple">21 Março 2019, quinta-feir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6:00 </text:p>
          </table:table-cell>
          <table:table-cell office:value-type="string" calcext:value-type="string">
            <text:p>18:04 </text:p>
          </table:table-cell>
          <table:table-cell office:value-type="string" calcext:value-type="string">
            <text:p>12:04 </text:p>
          </table:table-cell>
          <table:table-cell table:formula="of:=[.E81]*24" office:value-type="float" office:value="12.0666666666667" calcext:value-type="float">
            <text:p>12,067</text:p>
          </table:table-cell>
          <table:table-cell table:formula="of:=[.F81]/[.$M$2]" office:value-type="float" office:value="0.120666666666667" calcext:value-type="float">
            <text:p>0,12067</text:p>
          </table:table-cell>
          <table:table-cell table:formula="of:=[.G81]/24" office:value-type="time" office:time-value="PT00H07M14.4S" calcext:value-type="time">
            <text:p>00:07: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2" xlink:type="simple">22 Março 2019, sexta-feira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8:04 </text:p>
          </table:table-cell>
          <table:table-cell office:value-type="string" calcext:value-type="string">
            <text:p>12:03 </text:p>
          </table:table-cell>
          <table:table-cell table:formula="of:=[.E82]*24" office:value-type="float" office:value="12.05" calcext:value-type="float">
            <text:p>12,050</text:p>
          </table:table-cell>
          <table:table-cell table:formula="of:=[.F82]/[.$M$2]" office:value-type="float" office:value="0.1205" calcext:value-type="float">
            <text:p>0,12050</text:p>
          </table:table-cell>
          <table:table-cell table:formula="of:=[.G82]/24" office:value-type="time" office:time-value="PT00H07M13.8S" calcext:value-type="time">
            <text:p>00:07: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3" xlink:type="simple">23 Março 2019, sábado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8:03 </text:p>
          </table:table-cell>
          <table:table-cell office:value-type="string" calcext:value-type="string">
            <text:p>12:01 </text:p>
          </table:table-cell>
          <table:table-cell table:formula="of:=[.E83]*24" office:value-type="float" office:value="12.0166666666667" calcext:value-type="float">
            <text:p>12,017</text:p>
          </table:table-cell>
          <table:table-cell table:formula="of:=[.F83]/[.$M$2]" office:value-type="float" office:value="0.120166666666667" calcext:value-type="float">
            <text:p>0,12017</text:p>
          </table:table-cell>
          <table:table-cell table:formula="of:=[.G83]/24" office:value-type="time" office:time-value="PT00H07M12.6S" calcext:value-type="time">
            <text:p>00:07: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4" xlink:type="simple">24 Março 2019, domingo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8:02 </text:p>
          </table:table-cell>
          <table:table-cell office:value-type="string" calcext:value-type="string">
            <text:p>12:00 </text:p>
          </table:table-cell>
          <table:table-cell table:formula="of:=[.E84]*24" office:value-type="float" office:value="12" calcext:value-type="float">
            <text:p>12,000</text:p>
          </table:table-cell>
          <table:table-cell table:formula="of:=[.F84]/[.$M$2]" office:value-type="float" office:value="0.12" calcext:value-type="float">
            <text:p>0,12000</text:p>
          </table:table-cell>
          <table:table-cell table:formula="of:=[.G84]/24" office:value-type="time" office:time-value="PT00H07M12S" calcext:value-type="time">
            <text:p>00:07: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5" xlink:type="simple">25 Março 2019, segunda-feira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8:01 </text:p>
          </table:table-cell>
          <table:table-cell office:value-type="string" calcext:value-type="string">
            <text:p>11:59 </text:p>
          </table:table-cell>
          <table:table-cell table:formula="of:=[.E85]*24" office:value-type="float" office:value="11.9833333333333" calcext:value-type="float">
            <text:p>11,983</text:p>
          </table:table-cell>
          <table:table-cell table:formula="of:=[.F85]/[.$M$2]" office:value-type="float" office:value="0.119833333333333" calcext:value-type="float">
            <text:p>0,11983</text:p>
          </table:table-cell>
          <table:table-cell table:formula="of:=[.G85]/24" office:value-type="time" office:time-value="PT00H07M11.4S" calcext:value-type="time">
            <text:p>00:07: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6" xlink:type="simple">26 Março 2019, terça-feira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8:00 </text:p>
          </table:table-cell>
          <table:table-cell office:value-type="string" calcext:value-type="string">
            <text:p>11:58 </text:p>
          </table:table-cell>
          <table:table-cell table:formula="of:=[.E86]*24" office:value-type="float" office:value="11.9666666666667" calcext:value-type="float">
            <text:p>11,967</text:p>
          </table:table-cell>
          <table:table-cell table:formula="of:=[.F86]/[.$M$2]" office:value-type="float" office:value="0.119666666666667" calcext:value-type="float">
            <text:p>0,11967</text:p>
          </table:table-cell>
          <table:table-cell table:formula="of:=[.G86]/24" office:value-type="time" office:time-value="PT00H07M10.8S" calcext:value-type="time">
            <text:p>00:07: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7" xlink:type="simple">27 Março 2019, quarta-feira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7:59 </text:p>
          </table:table-cell>
          <table:table-cell office:value-type="string" calcext:value-type="string">
            <text:p>11:57 </text:p>
          </table:table-cell>
          <table:table-cell table:formula="of:=[.E87]*24" office:value-type="float" office:value="11.95" calcext:value-type="float">
            <text:p>11,950</text:p>
          </table:table-cell>
          <table:table-cell table:formula="of:=[.F87]/[.$M$2]" office:value-type="float" office:value="0.1195" calcext:value-type="float">
            <text:p>0,11950</text:p>
          </table:table-cell>
          <table:table-cell table:formula="of:=[.G87]/24" office:value-type="time" office:time-value="PT00H07M10.2S" calcext:value-type="time">
            <text:p>00:07: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8" xlink:type="simple">28 Março 2019, quinta-feira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7:58 </text:p>
          </table:table-cell>
          <table:table-cell office:value-type="string" calcext:value-type="string">
            <text:p>11:56 </text:p>
          </table:table-cell>
          <table:table-cell table:formula="of:=[.E88]*24" office:value-type="float" office:value="11.9333333333333" calcext:value-type="float">
            <text:p>11,933</text:p>
          </table:table-cell>
          <table:table-cell table:formula="of:=[.F88]/[.$M$2]" office:value-type="float" office:value="0.119333333333333" calcext:value-type="float">
            <text:p>0,11933</text:p>
          </table:table-cell>
          <table:table-cell table:formula="of:=[.G88]/24" office:value-type="time" office:time-value="PT00H07M09.6S" calcext:value-type="time">
            <text:p>00:07: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29" xlink:type="simple">29 Março 2019, sexta-feira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7:57 </text:p>
          </table:table-cell>
          <table:table-cell office:value-type="string" calcext:value-type="string">
            <text:p>11:55 </text:p>
          </table:table-cell>
          <table:table-cell table:formula="of:=[.E89]*24" office:value-type="float" office:value="11.9166666666667" calcext:value-type="float">
            <text:p>11,917</text:p>
          </table:table-cell>
          <table:table-cell table:formula="of:=[.F89]/[.$M$2]" office:value-type="float" office:value="0.119166666666667" calcext:value-type="float">
            <text:p>0,11917</text:p>
          </table:table-cell>
          <table:table-cell table:formula="of:=[.G89]/24" office:value-type="time" office:time-value="PT00H07M09S" calcext:value-type="time">
            <text:p>00:07: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30" xlink:type="simple">30 Março 2019, sábado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57 </text:p>
          </table:table-cell>
          <table:table-cell office:value-type="string" calcext:value-type="string">
            <text:p>11:53 </text:p>
          </table:table-cell>
          <table:table-cell table:formula="of:=[.E90]*24" office:value-type="float" office:value="11.8833333333333" calcext:value-type="float">
            <text:p>11,883</text:p>
          </table:table-cell>
          <table:table-cell table:formula="of:=[.F90]/[.$M$2]" office:value-type="float" office:value="0.118833333333333" calcext:value-type="float">
            <text:p>0,11883</text:p>
          </table:table-cell>
          <table:table-cell table:formula="of:=[.G90]/24" office:value-type="time" office:time-value="PT00H07M07.8S" calcext:value-type="time">
            <text:p>00:07: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rco/31" xlink:type="simple">31 Março 2019, domingo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56 </text:p>
          </table:table-cell>
          <table:table-cell office:value-type="string" calcext:value-type="string">
            <text:p>11:52</text:p>
          </table:table-cell>
          <table:table-cell table:formula="of:=[.E91]*24" office:value-type="float" office:value="11.8666666666667" calcext:value-type="float">
            <text:p>11,867</text:p>
          </table:table-cell>
          <table:table-cell table:formula="of:=[.F91]/[.$M$2]" office:value-type="float" office:value="0.118666666666667" calcext:value-type="float">
            <text:p>0,11867</text:p>
          </table:table-cell>
          <table:table-cell table:formula="of:=[.G91]/24" office:value-type="time" office:time-value="PT00H07M07.2S" calcext:value-type="time">
            <text:p>00:07: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" xlink:type="simple">1 Abril 2019, segunda-feira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55 </text:p>
          </table:table-cell>
          <table:table-cell office:value-type="string" calcext:value-type="string">
            <text:p>11:51 </text:p>
          </table:table-cell>
          <table:table-cell table:formula="of:=[.E92]*24" office:value-type="float" office:value="11.85" calcext:value-type="float">
            <text:p>11,850</text:p>
          </table:table-cell>
          <table:table-cell table:formula="of:=[.F92]/[.$M$2]" office:value-type="float" office:value="0.1185" calcext:value-type="float">
            <text:p>0,11850</text:p>
          </table:table-cell>
          <table:table-cell table:formula="of:=[.G92]/24" office:value-type="time" office:time-value="PT00H07M06.6S" calcext:value-type="time">
            <text:p>00:07: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" xlink:type="simple">2 Abril 2019, terça-feira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54 </text:p>
          </table:table-cell>
          <table:table-cell office:value-type="string" calcext:value-type="string">
            <text:p>11:50 </text:p>
          </table:table-cell>
          <table:table-cell table:formula="of:=[.E93]*24" office:value-type="float" office:value="11.8333333333333" calcext:value-type="float">
            <text:p>11,833</text:p>
          </table:table-cell>
          <table:table-cell table:formula="of:=[.F93]/[.$M$2]" office:value-type="float" office:value="0.118333333333333" calcext:value-type="float">
            <text:p>0,11833</text:p>
          </table:table-cell>
          <table:table-cell table:formula="of:=[.G93]/24" office:value-type="time" office:time-value="PT00H07M06S" calcext:value-type="time">
            <text:p>00:07: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3" xlink:type="simple">3 Abril 2019, quarta-feira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6:04 </text:p>
          </table:table-cell>
          <table:table-cell office:value-type="string" calcext:value-type="string">
            <text:p>17:53 </text:p>
          </table:table-cell>
          <table:table-cell office:value-type="string" calcext:value-type="string">
            <text:p>11:49 </text:p>
          </table:table-cell>
          <table:table-cell table:formula="of:=[.E94]*24" office:value-type="float" office:value="11.8166666666667" calcext:value-type="float">
            <text:p>11,817</text:p>
          </table:table-cell>
          <table:table-cell table:formula="of:=[.F94]/[.$M$2]" office:value-type="float" office:value="0.118166666666667" calcext:value-type="float">
            <text:p>0,11817</text:p>
          </table:table-cell>
          <table:table-cell table:formula="of:=[.G94]/24" office:value-type="time" office:time-value="PT00H07M05.4S" calcext:value-type="time">
            <text:p>00:07: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4" xlink:type="simple">4 Abril 2019, quinta-feira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6:04 </text:p>
          </table:table-cell>
          <table:table-cell office:value-type="string" calcext:value-type="string">
            <text:p>17:52 </text:p>
          </table:table-cell>
          <table:table-cell office:value-type="string" calcext:value-type="string">
            <text:p>11:48 </text:p>
          </table:table-cell>
          <table:table-cell table:formula="of:=[.E95]*24" office:value-type="float" office:value="11.8" calcext:value-type="float">
            <text:p>11,800</text:p>
          </table:table-cell>
          <table:table-cell table:formula="of:=[.F95]/[.$M$2]" office:value-type="float" office:value="0.118" calcext:value-type="float">
            <text:p>0,11800</text:p>
          </table:table-cell>
          <table:table-cell table:formula="of:=[.G95]/24" office:value-type="time" office:time-value="PT00H07M04.8S" calcext:value-type="time">
            <text:p>00:07: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5" xlink:type="simple">5 Abril 2019, sexta-feira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6:04 </text:p>
          </table:table-cell>
          <table:table-cell office:value-type="string" calcext:value-type="string">
            <text:p>17:51 </text:p>
          </table:table-cell>
          <table:table-cell office:value-type="string" calcext:value-type="string">
            <text:p>11:47 </text:p>
          </table:table-cell>
          <table:table-cell table:formula="of:=[.E96]*24" office:value-type="float" office:value="11.7833333333333" calcext:value-type="float">
            <text:p>11,783</text:p>
          </table:table-cell>
          <table:table-cell table:formula="of:=[.F96]/[.$M$2]" office:value-type="float" office:value="0.117833333333333" calcext:value-type="float">
            <text:p>0,11783</text:p>
          </table:table-cell>
          <table:table-cell table:formula="of:=[.G96]/24" office:value-type="time" office:time-value="PT00H07M04.2S" calcext:value-type="time">
            <text:p>00:07: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6" xlink:type="simple">6 Abril 2019, sábado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6:05 </text:p>
          </table:table-cell>
          <table:table-cell office:value-type="string" calcext:value-type="string">
            <text:p>17:51 </text:p>
          </table:table-cell>
          <table:table-cell office:value-type="string" calcext:value-type="string">
            <text:p>11:46 </text:p>
          </table:table-cell>
          <table:table-cell table:formula="of:=[.E97]*24" office:value-type="float" office:value="11.7666666666667" calcext:value-type="float">
            <text:p>11,767</text:p>
          </table:table-cell>
          <table:table-cell table:formula="of:=[.F97]/[.$M$2]" office:value-type="float" office:value="0.117666666666667" calcext:value-type="float">
            <text:p>0,11767</text:p>
          </table:table-cell>
          <table:table-cell table:formula="of:=[.G97]/24" office:value-type="time" office:time-value="PT00H07M03.6S" calcext:value-type="time">
            <text:p>00:07: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7" xlink:type="simple">7 Abril 2019, domingo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6:05 </text:p>
          </table:table-cell>
          <table:table-cell office:value-type="string" calcext:value-type="string">
            <text:p>17:50 </text:p>
          </table:table-cell>
          <table:table-cell office:value-type="string" calcext:value-type="string">
            <text:p>11:45 </text:p>
          </table:table-cell>
          <table:table-cell table:formula="of:=[.E98]*24" office:value-type="float" office:value="11.75" calcext:value-type="float">
            <text:p>11,750</text:p>
          </table:table-cell>
          <table:table-cell table:formula="of:=[.F98]/[.$M$2]" office:value-type="float" office:value="0.1175" calcext:value-type="float">
            <text:p>0,11750</text:p>
          </table:table-cell>
          <table:table-cell table:formula="of:=[.G98]/24" office:value-type="time" office:time-value="PT00H07M03S" calcext:value-type="time">
            <text:p>00:07: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8" xlink:type="simple">8 Abril 2019, segunda-feira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6:05 </text:p>
          </table:table-cell>
          <table:table-cell office:value-type="string" calcext:value-type="string">
            <text:p>17:49 </text:p>
          </table:table-cell>
          <table:table-cell office:value-type="string" calcext:value-type="string">
            <text:p>11:43 </text:p>
          </table:table-cell>
          <table:table-cell table:formula="of:=[.E99]*24" office:value-type="float" office:value="11.7166666666667" calcext:value-type="float">
            <text:p>11,717</text:p>
          </table:table-cell>
          <table:table-cell table:formula="of:=[.F99]/[.$M$2]" office:value-type="float" office:value="0.117166666666667" calcext:value-type="float">
            <text:p>0,11717</text:p>
          </table:table-cell>
          <table:table-cell table:formula="of:=[.G99]/24" office:value-type="time" office:time-value="PT00H07M01.8S" calcext:value-type="time">
            <text:p>00:07: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9" xlink:type="simple">9 Abril 2019, terça-feira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6:05 </text:p>
          </table:table-cell>
          <table:table-cell office:value-type="string" calcext:value-type="string">
            <text:p>17:48 </text:p>
          </table:table-cell>
          <table:table-cell office:value-type="string" calcext:value-type="string">
            <text:p>11:42 </text:p>
          </table:table-cell>
          <table:table-cell table:formula="of:=[.E100]*24" office:value-type="float" office:value="11.7" calcext:value-type="float">
            <text:p>11,700</text:p>
          </table:table-cell>
          <table:table-cell table:formula="of:=[.F100]/[.$M$2]" office:value-type="float" office:value="0.117" calcext:value-type="float">
            <text:p>0,11700</text:p>
          </table:table-cell>
          <table:table-cell table:formula="of:=[.G100]/24" office:value-type="time" office:time-value="PT00H07M01.2S" calcext:value-type="time">
            <text:p>00:07: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0" xlink:type="simple">10 Abril 2019, quarta-feira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7 </text:p>
          </table:table-cell>
          <table:table-cell office:value-type="string" calcext:value-type="string">
            <text:p>11:41 </text:p>
          </table:table-cell>
          <table:table-cell table:formula="of:=[.E101]*24" office:value-type="float" office:value="11.6833333333333" calcext:value-type="float">
            <text:p>11,683</text:p>
          </table:table-cell>
          <table:table-cell table:formula="of:=[.F101]/[.$M$2]" office:value-type="float" office:value="0.116833333333333" calcext:value-type="float">
            <text:p>0,11683</text:p>
          </table:table-cell>
          <table:table-cell table:formula="of:=[.G101]/24" office:value-type="time" office:time-value="PT00H07M00.6S" calcext:value-type="time">
            <text:p>00:07: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1" xlink:type="simple">11 Abril 2019, quinta-feira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7 </text:p>
          </table:table-cell>
          <table:table-cell office:value-type="string" calcext:value-type="string">
            <text:p>11:40 </text:p>
          </table:table-cell>
          <table:table-cell table:formula="of:=[.E102]*24" office:value-type="float" office:value="11.6666666666667" calcext:value-type="float">
            <text:p>11,667</text:p>
          </table:table-cell>
          <table:table-cell table:formula="of:=[.F102]/[.$M$2]" office:value-type="float" office:value="0.116666666666667" calcext:value-type="float">
            <text:p>0,11667</text:p>
          </table:table-cell>
          <table:table-cell table:formula="of:=[.G102]/24" office:value-type="time" office:time-value="PT00H07M00S" calcext:value-type="time">
            <text:p>00:07: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2" xlink:type="simple">12 Abril 2019, sexta-feira</text:a>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6 </text:p>
          </table:table-cell>
          <table:table-cell office:value-type="string" calcext:value-type="string">
            <text:p>11:39 </text:p>
          </table:table-cell>
          <table:table-cell table:formula="of:=[.E103]*24" office:value-type="float" office:value="11.65" calcext:value-type="float">
            <text:p>11,650</text:p>
          </table:table-cell>
          <table:table-cell table:formula="of:=[.F103]/[.$M$2]" office:value-type="float" office:value="0.1165" calcext:value-type="float">
            <text:p>0,11650</text:p>
          </table:table-cell>
          <table:table-cell table:formula="of:=[.G103]/24" office:value-type="time" office:time-value="PT00H06M59.4S" calcext:value-type="time">
            <text:p>00:06: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3" xlink:type="simple">13 Abril 2019, sábado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5 </text:p>
          </table:table-cell>
          <table:table-cell office:value-type="string" calcext:value-type="string">
            <text:p>11:38 </text:p>
          </table:table-cell>
          <table:table-cell table:formula="of:=[.E104]*24" office:value-type="float" office:value="11.6333333333333" calcext:value-type="float">
            <text:p>11,633</text:p>
          </table:table-cell>
          <table:table-cell table:formula="of:=[.F104]/[.$M$2]" office:value-type="float" office:value="0.116333333333333" calcext:value-type="float">
            <text:p>0,11633</text:p>
          </table:table-cell>
          <table:table-cell table:formula="of:=[.G104]/24" office:value-type="time" office:time-value="PT00H06M58.8S" calcext:value-type="time">
            <text:p>00:06: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4" xlink:type="simple">14 Abril 2019, domingo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4 </text:p>
          </table:table-cell>
          <table:table-cell office:value-type="string" calcext:value-type="string">
            <text:p>11:37 </text:p>
          </table:table-cell>
          <table:table-cell table:formula="of:=[.E105]*24" office:value-type="float" office:value="11.6166666666667" calcext:value-type="float">
            <text:p>11,617</text:p>
          </table:table-cell>
          <table:table-cell table:formula="of:=[.F105]/[.$M$2]" office:value-type="float" office:value="0.116166666666667" calcext:value-type="float">
            <text:p>0,11617</text:p>
          </table:table-cell>
          <table:table-cell table:formula="of:=[.G105]/24" office:value-type="time" office:time-value="PT00H06M58.2S" calcext:value-type="time">
            <text:p>00:06: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5" xlink:type="simple">15 Abril 2019, segunda-feira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3 </text:p>
          </table:table-cell>
          <table:table-cell office:value-type="string" calcext:value-type="string">
            <text:p>11:36 </text:p>
          </table:table-cell>
          <table:table-cell table:formula="of:=[.E106]*24" office:value-type="float" office:value="11.6" calcext:value-type="float">
            <text:p>11,600</text:p>
          </table:table-cell>
          <table:table-cell table:formula="of:=[.F106]/[.$M$2]" office:value-type="float" office:value="0.116" calcext:value-type="float">
            <text:p>0,11600</text:p>
          </table:table-cell>
          <table:table-cell table:formula="of:=[.G106]/24" office:value-type="time" office:time-value="PT00H06M57.6S" calcext:value-type="time">
            <text:p>00:06: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6" xlink:type="simple">16 Abril 2019, terça-feira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3 </text:p>
          </table:table-cell>
          <table:table-cell office:value-type="string" calcext:value-type="string">
            <text:p>11:35 </text:p>
          </table:table-cell>
          <table:table-cell table:formula="of:=[.E107]*24" office:value-type="float" office:value="11.5833333333333" calcext:value-type="float">
            <text:p>11,583</text:p>
          </table:table-cell>
          <table:table-cell table:formula="of:=[.F107]/[.$M$2]" office:value-type="float" office:value="0.115833333333333" calcext:value-type="float">
            <text:p>0,11583</text:p>
          </table:table-cell>
          <table:table-cell table:formula="of:=[.G107]/24" office:value-type="time" office:time-value="PT00H06M57S" calcext:value-type="time">
            <text:p>00:06: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7" xlink:type="simple">17 Abril 2019, quarta-feira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2 </text:p>
          </table:table-cell>
          <table:table-cell office:value-type="string" calcext:value-type="string">
            <text:p>11:34 </text:p>
          </table:table-cell>
          <table:table-cell table:formula="of:=[.E108]*24" office:value-type="float" office:value="11.5666666666667" calcext:value-type="float">
            <text:p>11,567</text:p>
          </table:table-cell>
          <table:table-cell table:formula="of:=[.F108]/[.$M$2]" office:value-type="float" office:value="0.115666666666667" calcext:value-type="float">
            <text:p>0,11567</text:p>
          </table:table-cell>
          <table:table-cell table:formula="of:=[.G108]/24" office:value-type="time" office:time-value="PT00H06M56.4S" calcext:value-type="time">
            <text:p>00:06: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8" xlink:type="simple">18 Abril 2019, quinta-feira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1 </text:p>
          </table:table-cell>
          <table:table-cell office:value-type="string" calcext:value-type="string">
            <text:p>11:33 </text:p>
          </table:table-cell>
          <table:table-cell table:formula="of:=[.E109]*24" office:value-type="float" office:value="11.55" calcext:value-type="float">
            <text:p>11,550</text:p>
          </table:table-cell>
          <table:table-cell table:formula="of:=[.F109]/[.$M$2]" office:value-type="float" office:value="0.1155" calcext:value-type="float">
            <text:p>0,11550</text:p>
          </table:table-cell>
          <table:table-cell table:formula="of:=[.G109]/24" office:value-type="time" office:time-value="PT00H06M55.8S" calcext:value-type="time">
            <text:p>00:06: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19" xlink:type="simple">19 Abril 2019, sexta-feira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0 </text:p>
          </table:table-cell>
          <table:table-cell office:value-type="string" calcext:value-type="string">
            <text:p>11:32 </text:p>
          </table:table-cell>
          <table:table-cell table:formula="of:=[.E110]*24" office:value-type="float" office:value="11.5333333333333" calcext:value-type="float">
            <text:p>11,533</text:p>
          </table:table-cell>
          <table:table-cell table:formula="of:=[.F110]/[.$M$2]" office:value-type="float" office:value="0.115333333333333" calcext:value-type="float">
            <text:p>0,11533</text:p>
          </table:table-cell>
          <table:table-cell table:formula="of:=[.G110]/24" office:value-type="time" office:time-value="PT00H06M55.2S" calcext:value-type="time">
            <text:p>00:06: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0" xlink:type="simple">20 Abril 2019, sábado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0 </text:p>
          </table:table-cell>
          <table:table-cell office:value-type="string" calcext:value-type="string">
            <text:p>11:31 </text:p>
          </table:table-cell>
          <table:table-cell table:formula="of:=[.E111]*24" office:value-type="float" office:value="11.5166666666667" calcext:value-type="float">
            <text:p>11,517</text:p>
          </table:table-cell>
          <table:table-cell table:formula="of:=[.F111]/[.$M$2]" office:value-type="float" office:value="0.115166666666667" calcext:value-type="float">
            <text:p>0,11517</text:p>
          </table:table-cell>
          <table:table-cell table:formula="of:=[.G111]/24" office:value-type="time" office:time-value="PT00H06M54.6S" calcext:value-type="time">
            <text:p>00:06: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1" xlink:type="simple">21 Abril 2019, domingo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7:39 </text:p>
          </table:table-cell>
          <table:table-cell office:value-type="string" calcext:value-type="string">
            <text:p>11:30 </text:p>
          </table:table-cell>
          <table:table-cell table:formula="of:=[.E112]*24" office:value-type="float" office:value="11.5" calcext:value-type="float">
            <text:p>11,500</text:p>
          </table:table-cell>
          <table:table-cell table:formula="of:=[.F112]/[.$M$2]" office:value-type="float" office:value="0.115" calcext:value-type="float">
            <text:p>0,11500</text:p>
          </table:table-cell>
          <table:table-cell table:formula="of:=[.G112]/24" office:value-type="time" office:time-value="PT00H06M54S" calcext:value-type="time">
            <text:p>00:06: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2" xlink:type="simple">22 Abril 2019, segunda-feira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7:38 </text:p>
          </table:table-cell>
          <table:table-cell office:value-type="string" calcext:value-type="string">
            <text:p>11:29 </text:p>
          </table:table-cell>
          <table:table-cell table:formula="of:=[.E113]*24" office:value-type="float" office:value="11.4833333333333" calcext:value-type="float">
            <text:p>11,483</text:p>
          </table:table-cell>
          <table:table-cell table:formula="of:=[.F113]/[.$M$2]" office:value-type="float" office:value="0.114833333333333" calcext:value-type="float">
            <text:p>0,11483</text:p>
          </table:table-cell>
          <table:table-cell table:formula="of:=[.G113]/24" office:value-type="time" office:time-value="PT00H06M53.4S" calcext:value-type="time">
            <text:p>00:06: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3" xlink:type="simple">23 Abril 2019, terça-feira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7:38 </text:p>
          </table:table-cell>
          <table:table-cell office:value-type="string" calcext:value-type="string">
            <text:p>11:28 </text:p>
          </table:table-cell>
          <table:table-cell table:formula="of:=[.E114]*24" office:value-type="float" office:value="11.4666666666667" calcext:value-type="float">
            <text:p>11,467</text:p>
          </table:table-cell>
          <table:table-cell table:formula="of:=[.F114]/[.$M$2]" office:value-type="float" office:value="0.114666666666667" calcext:value-type="float">
            <text:p>0,11467</text:p>
          </table:table-cell>
          <table:table-cell table:formula="of:=[.G114]/24" office:value-type="time" office:time-value="PT00H06M52.8S" calcext:value-type="time">
            <text:p>00:06: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4" xlink:type="simple">24 Abril 2019, quarta-feira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7:37 </text:p>
          </table:table-cell>
          <table:table-cell office:value-type="string" calcext:value-type="string">
            <text:p>11:27 </text:p>
          </table:table-cell>
          <table:table-cell table:formula="of:=[.E115]*24" office:value-type="float" office:value="11.45" calcext:value-type="float">
            <text:p>11,450</text:p>
          </table:table-cell>
          <table:table-cell table:formula="of:=[.F115]/[.$M$2]" office:value-type="float" office:value="0.1145" calcext:value-type="float">
            <text:p>0,11450</text:p>
          </table:table-cell>
          <table:table-cell table:formula="of:=[.G115]/24" office:value-type="time" office:time-value="PT00H06M52.2S" calcext:value-type="time">
            <text:p>00:06: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5" xlink:type="simple">25 Abril 2019, quinta-feira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7:36 </text:p>
          </table:table-cell>
          <table:table-cell office:value-type="string" calcext:value-type="string">
            <text:p>11:26 </text:p>
          </table:table-cell>
          <table:table-cell table:formula="of:=[.E116]*24" office:value-type="float" office:value="11.4333333333333" calcext:value-type="float">
            <text:p>11,433</text:p>
          </table:table-cell>
          <table:table-cell table:formula="of:=[.F116]/[.$M$2]" office:value-type="float" office:value="0.114333333333333" calcext:value-type="float">
            <text:p>0,11433</text:p>
          </table:table-cell>
          <table:table-cell table:formula="of:=[.G116]/24" office:value-type="time" office:time-value="PT00H06M51.6S" calcext:value-type="time">
            <text:p>00:06: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6" xlink:type="simple">26 Abril 2019, sexta-feira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7:36 </text:p>
          </table:table-cell>
          <table:table-cell office:value-type="string" calcext:value-type="string">
            <text:p>11:25 </text:p>
          </table:table-cell>
          <table:table-cell table:formula="of:=[.E117]*24" office:value-type="float" office:value="11.4166666666667" calcext:value-type="float">
            <text:p>11,417</text:p>
          </table:table-cell>
          <table:table-cell table:formula="of:=[.F117]/[.$M$2]" office:value-type="float" office:value="0.114166666666667" calcext:value-type="float">
            <text:p>0,11417</text:p>
          </table:table-cell>
          <table:table-cell table:formula="of:=[.G117]/24" office:value-type="time" office:time-value="PT00H06M51S" calcext:value-type="time">
            <text:p>00:06: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7" xlink:type="simple">27 Abril 2019, sábado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7:35 </text:p>
          </table:table-cell>
          <table:table-cell office:value-type="string" calcext:value-type="string">
            <text:p>11:24 </text:p>
          </table:table-cell>
          <table:table-cell table:formula="of:=[.E118]*24" office:value-type="float" office:value="11.4" calcext:value-type="float">
            <text:p>11,400</text:p>
          </table:table-cell>
          <table:table-cell table:formula="of:=[.F118]/[.$M$2]" office:value-type="float" office:value="0.114" calcext:value-type="float">
            <text:p>0,11400</text:p>
          </table:table-cell>
          <table:table-cell table:formula="of:=[.G118]/24" office:value-type="time" office:time-value="PT00H06M50.4S" calcext:value-type="time">
            <text:p>00:06: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8" xlink:type="simple">28 Abril 2019, domingo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7:34 </text:p>
          </table:table-cell>
          <table:table-cell office:value-type="string" calcext:value-type="string">
            <text:p>11:23 </text:p>
          </table:table-cell>
          <table:table-cell table:formula="of:=[.E119]*24" office:value-type="float" office:value="11.3833333333333" calcext:value-type="float">
            <text:p>11,383</text:p>
          </table:table-cell>
          <table:table-cell table:formula="of:=[.F119]/[.$M$2]" office:value-type="float" office:value="0.113833333333333" calcext:value-type="float">
            <text:p>0,11383</text:p>
          </table:table-cell>
          <table:table-cell table:formula="of:=[.G119]/24" office:value-type="time" office:time-value="PT00H06M49.8S" calcext:value-type="time">
            <text:p>00:06: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29" xlink:type="simple">29 Abril 2019, segunda-feira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7:34 </text:p>
          </table:table-cell>
          <table:table-cell office:value-type="string" calcext:value-type="string">
            <text:p>11:22 </text:p>
          </table:table-cell>
          <table:table-cell table:formula="of:=[.E120]*24" office:value-type="float" office:value="11.3666666666667" calcext:value-type="float">
            <text:p>11,367</text:p>
          </table:table-cell>
          <table:table-cell table:formula="of:=[.F120]/[.$M$2]" office:value-type="float" office:value="0.113666666666667" calcext:value-type="float">
            <text:p>0,11367</text:p>
          </table:table-cell>
          <table:table-cell table:formula="of:=[.G120]/24" office:value-type="time" office:time-value="PT00H06M49.2S" calcext:value-type="time">
            <text:p>00:06: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bril/30" xlink:type="simple">30 Abril 2019, terça-feira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7:33 </text:p>
          </table:table-cell>
          <table:table-cell office:value-type="string" calcext:value-type="string">
            <text:p>11:21</text:p>
          </table:table-cell>
          <table:table-cell table:formula="of:=[.E121]*24" office:value-type="float" office:value="11.35" calcext:value-type="float">
            <text:p>11,350</text:p>
          </table:table-cell>
          <table:table-cell table:formula="of:=[.F121]/[.$M$2]" office:value-type="float" office:value="0.1135" calcext:value-type="float">
            <text:p>0,11350</text:p>
          </table:table-cell>
          <table:table-cell table:formula="of:=[.G121]/24" office:value-type="time" office:time-value="PT00H06M48.6S" calcext:value-type="time">
            <text:p>00:06: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" xlink:type="simple">1 Maio 2019, quarta-feira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7:33 </text:p>
          </table:table-cell>
          <table:table-cell office:value-type="string" calcext:value-type="string">
            <text:p>11:20 </text:p>
          </table:table-cell>
          <table:table-cell table:formula="of:=[.E122]*24" office:value-type="float" office:value="11.3333333333333" calcext:value-type="float">
            <text:p>11,333</text:p>
          </table:table-cell>
          <table:table-cell table:formula="of:=[.F122]/[.$M$2]" office:value-type="float" office:value="0.113333333333333" calcext:value-type="float">
            <text:p>0,11333</text:p>
          </table:table-cell>
          <table:table-cell table:formula="of:=[.G122]/24" office:value-type="time" office:time-value="PT00H06M48S" calcext:value-type="time">
            <text:p>00:06: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" xlink:type="simple">2 Maio 2019, quinta-feira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7:32 </text:p>
          </table:table-cell>
          <table:table-cell office:value-type="string" calcext:value-type="string">
            <text:p>11:19 </text:p>
          </table:table-cell>
          <table:table-cell table:formula="of:=[.E123]*24" office:value-type="float" office:value="11.3166666666667" calcext:value-type="float">
            <text:p>11,317</text:p>
          </table:table-cell>
          <table:table-cell table:formula="of:=[.F123]/[.$M$2]" office:value-type="float" office:value="0.113166666666667" calcext:value-type="float">
            <text:p>0,11317</text:p>
          </table:table-cell>
          <table:table-cell table:formula="of:=[.G123]/24" office:value-type="time" office:time-value="PT00H06M47.4S" calcext:value-type="time">
            <text:p>00:06: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3" xlink:type="simple">3 Maio 2019, sexta-feira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7:31 </text:p>
          </table:table-cell>
          <table:table-cell office:value-type="string" calcext:value-type="string">
            <text:p>11:18 </text:p>
          </table:table-cell>
          <table:table-cell table:formula="of:=[.E124]*24" office:value-type="float" office:value="11.3" calcext:value-type="float">
            <text:p>11,300</text:p>
          </table:table-cell>
          <table:table-cell table:formula="of:=[.F124]/[.$M$2]" office:value-type="float" office:value="0.113" calcext:value-type="float">
            <text:p>0,11300</text:p>
          </table:table-cell>
          <table:table-cell table:formula="of:=[.G124]/24" office:value-type="time" office:time-value="PT00H06M46.8S" calcext:value-type="time">
            <text:p>00:06: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4" xlink:type="simple">4 Maio 2019, sábado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7:31 </text:p>
          </table:table-cell>
          <table:table-cell office:value-type="string" calcext:value-type="string">
            <text:p>11:17 </text:p>
          </table:table-cell>
          <table:table-cell table:formula="of:=[.E125]*24" office:value-type="float" office:value="11.2833333333333" calcext:value-type="float">
            <text:p>11,283</text:p>
          </table:table-cell>
          <table:table-cell table:formula="of:=[.F125]/[.$M$2]" office:value-type="float" office:value="0.112833333333333" calcext:value-type="float">
            <text:p>0,11283</text:p>
          </table:table-cell>
          <table:table-cell table:formula="of:=[.G125]/24" office:value-type="time" office:time-value="PT00H06M46.2S" calcext:value-type="time">
            <text:p>00:06: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5" xlink:type="simple">5 Maio 2019, domingo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7:30 </text:p>
          </table:table-cell>
          <table:table-cell office:value-type="string" calcext:value-type="string">
            <text:p>11:16 </text:p>
          </table:table-cell>
          <table:table-cell table:formula="of:=[.E126]*24" office:value-type="float" office:value="11.2666666666667" calcext:value-type="float">
            <text:p>11,267</text:p>
          </table:table-cell>
          <table:table-cell table:formula="of:=[.F126]/[.$M$2]" office:value-type="float" office:value="0.112666666666667" calcext:value-type="float">
            <text:p>0,11267</text:p>
          </table:table-cell>
          <table:table-cell table:formula="of:=[.G126]/24" office:value-type="time" office:time-value="PT00H06M45.6S" calcext:value-type="time">
            <text:p>00:06: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6" xlink:type="simple">6 Maio 2019, segunda-feira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7:30 </text:p>
          </table:table-cell>
          <table:table-cell office:value-type="string" calcext:value-type="string">
            <text:p>11:16 </text:p>
          </table:table-cell>
          <table:table-cell table:formula="of:=[.E127]*24" office:value-type="float" office:value="11.2666666666667" calcext:value-type="float">
            <text:p>11,267</text:p>
          </table:table-cell>
          <table:table-cell table:formula="of:=[.F127]/[.$M$2]" office:value-type="float" office:value="0.112666666666667" calcext:value-type="float">
            <text:p>0,11267</text:p>
          </table:table-cell>
          <table:table-cell table:formula="of:=[.G127]/24" office:value-type="time" office:time-value="PT00H06M45.6S" calcext:value-type="time">
            <text:p>00:06: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7" xlink:type="simple">7 Maio 2019, terça-feira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7:29 </text:p>
          </table:table-cell>
          <table:table-cell office:value-type="string" calcext:value-type="string">
            <text:p>11:15 </text:p>
          </table:table-cell>
          <table:table-cell table:formula="of:=[.E128]*24" office:value-type="float" office:value="11.25" calcext:value-type="float">
            <text:p>11,250</text:p>
          </table:table-cell>
          <table:table-cell table:formula="of:=[.F128]/[.$M$2]" office:value-type="float" office:value="0.1125" calcext:value-type="float">
            <text:p>0,11250</text:p>
          </table:table-cell>
          <table:table-cell table:formula="of:=[.G128]/24" office:value-type="time" office:time-value="PT00H06M45S" calcext:value-type="time">
            <text:p>00:06: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8" xlink:type="simple">8 Maio 2019, quarta-feira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7:29 </text:p>
          </table:table-cell>
          <table:table-cell office:value-type="string" calcext:value-type="string">
            <text:p>11:14 </text:p>
          </table:table-cell>
          <table:table-cell table:formula="of:=[.E129]*24" office:value-type="float" office:value="11.2333333333333" calcext:value-type="float">
            <text:p>11,233</text:p>
          </table:table-cell>
          <table:table-cell table:formula="of:=[.F129]/[.$M$2]" office:value-type="float" office:value="0.112333333333333" calcext:value-type="float">
            <text:p>0,11233</text:p>
          </table:table-cell>
          <table:table-cell table:formula="of:=[.G129]/24" office:value-type="time" office:time-value="PT00H06M44.4S" calcext:value-type="time">
            <text:p>00:06: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9" xlink:type="simple">9 Maio 2019, quinta-feira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7:28 </text:p>
          </table:table-cell>
          <table:table-cell office:value-type="string" calcext:value-type="string">
            <text:p>11:13 </text:p>
          </table:table-cell>
          <table:table-cell table:formula="of:=[.E130]*24" office:value-type="float" office:value="11.2166666666667" calcext:value-type="float">
            <text:p>11,217</text:p>
          </table:table-cell>
          <table:table-cell table:formula="of:=[.F130]/[.$M$2]" office:value-type="float" office:value="0.112166666666667" calcext:value-type="float">
            <text:p>0,11217</text:p>
          </table:table-cell>
          <table:table-cell table:formula="of:=[.G130]/24" office:value-type="time" office:time-value="PT00H06M43.8S" calcext:value-type="time">
            <text:p>00:06: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0" xlink:type="simple">10 Maio 2019, sexta-feira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7:28 </text:p>
          </table:table-cell>
          <table:table-cell office:value-type="string" calcext:value-type="string">
            <text:p>11:12 </text:p>
          </table:table-cell>
          <table:table-cell table:formula="of:=[.E131]*24" office:value-type="float" office:value="11.2" calcext:value-type="float">
            <text:p>11,200</text:p>
          </table:table-cell>
          <table:table-cell table:formula="of:=[.F131]/[.$M$2]" office:value-type="float" office:value="0.112" calcext:value-type="float">
            <text:p>0,11200</text:p>
          </table:table-cell>
          <table:table-cell table:formula="of:=[.G131]/24" office:value-type="time" office:time-value="PT00H06M43.2S" calcext:value-type="time">
            <text:p>00:06: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1" xlink:type="simple">11 Maio 2019, sábado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7:27 </text:p>
          </table:table-cell>
          <table:table-cell office:value-type="string" calcext:value-type="string">
            <text:p>11:11 </text:p>
          </table:table-cell>
          <table:table-cell table:formula="of:=[.E132]*24" office:value-type="float" office:value="11.1833333333333" calcext:value-type="float">
            <text:p>11,183</text:p>
          </table:table-cell>
          <table:table-cell table:formula="of:=[.F132]/[.$M$2]" office:value-type="float" office:value="0.111833333333333" calcext:value-type="float">
            <text:p>0,11183</text:p>
          </table:table-cell>
          <table:table-cell table:formula="of:=[.G132]/24" office:value-type="time" office:time-value="PT00H06M42.6S" calcext:value-type="time">
            <text:p>00:06: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2" xlink:type="simple">12 Maio 2019, domingo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7:27 </text:p>
          </table:table-cell>
          <table:table-cell office:value-type="string" calcext:value-type="string">
            <text:p>11:11 </text:p>
          </table:table-cell>
          <table:table-cell table:formula="of:=[.E133]*24" office:value-type="float" office:value="11.1833333333333" calcext:value-type="float">
            <text:p>11,183</text:p>
          </table:table-cell>
          <table:table-cell table:formula="of:=[.F133]/[.$M$2]" office:value-type="float" office:value="0.111833333333333" calcext:value-type="float">
            <text:p>0,11183</text:p>
          </table:table-cell>
          <table:table-cell table:formula="of:=[.G133]/24" office:value-type="time" office:time-value="PT00H06M42.6S" calcext:value-type="time">
            <text:p>00:06: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3" xlink:type="simple">13 Maio 2019, segunda-feira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7:27 </text:p>
          </table:table-cell>
          <table:table-cell office:value-type="string" calcext:value-type="string">
            <text:p>11:10 </text:p>
          </table:table-cell>
          <table:table-cell table:formula="of:=[.E134]*24" office:value-type="float" office:value="11.1666666666667" calcext:value-type="float">
            <text:p>11,167</text:p>
          </table:table-cell>
          <table:table-cell table:formula="of:=[.F134]/[.$M$2]" office:value-type="float" office:value="0.111666666666667" calcext:value-type="float">
            <text:p>0,11167</text:p>
          </table:table-cell>
          <table:table-cell table:formula="of:=[.G134]/24" office:value-type="time" office:time-value="PT00H06M42S" calcext:value-type="time">
            <text:p>00:06: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4" xlink:type="simple">14 Maio 2019, terça-feira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7:26 </text:p>
          </table:table-cell>
          <table:table-cell office:value-type="string" calcext:value-type="string">
            <text:p>11:09 </text:p>
          </table:table-cell>
          <table:table-cell table:formula="of:=[.E135]*24" office:value-type="float" office:value="11.15" calcext:value-type="float">
            <text:p>11,150</text:p>
          </table:table-cell>
          <table:table-cell table:formula="of:=[.F135]/[.$M$2]" office:value-type="float" office:value="0.1115" calcext:value-type="float">
            <text:p>0,11150</text:p>
          </table:table-cell>
          <table:table-cell table:formula="of:=[.G135]/24" office:value-type="time" office:time-value="PT00H06M41.4S" calcext:value-type="time">
            <text:p>00:06: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5" xlink:type="simple">15 Maio 2019, quarta-feira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7:26 </text:p>
          </table:table-cell>
          <table:table-cell office:value-type="string" calcext:value-type="string">
            <text:p>11:08 </text:p>
          </table:table-cell>
          <table:table-cell table:formula="of:=[.E136]*24" office:value-type="float" office:value="11.1333333333333" calcext:value-type="float">
            <text:p>11,133</text:p>
          </table:table-cell>
          <table:table-cell table:formula="of:=[.F136]/[.$M$2]" office:value-type="float" office:value="0.111333333333333" calcext:value-type="float">
            <text:p>0,11133</text:p>
          </table:table-cell>
          <table:table-cell table:formula="of:=[.G136]/24" office:value-type="time" office:time-value="PT00H06M40.8S" calcext:value-type="time">
            <text:p>00:06: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6" xlink:type="simple">16 Maio 2019, quinta-feira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6:18 </text:p>
          </table:table-cell>
          <table:table-cell office:value-type="string" calcext:value-type="string">
            <text:p>17:26 </text:p>
          </table:table-cell>
          <table:table-cell office:value-type="string" calcext:value-type="string">
            <text:p>11:07 </text:p>
          </table:table-cell>
          <table:table-cell table:formula="of:=[.E137]*24" office:value-type="float" office:value="11.1166666666667" calcext:value-type="float">
            <text:p>11,117</text:p>
          </table:table-cell>
          <table:table-cell table:formula="of:=[.F137]/[.$M$2]" office:value-type="float" office:value="0.111166666666667" calcext:value-type="float">
            <text:p>0,11117</text:p>
          </table:table-cell>
          <table:table-cell table:formula="of:=[.G137]/24" office:value-type="time" office:time-value="PT00H06M40.2S" calcext:value-type="time">
            <text:p>00:06: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7" xlink:type="simple">17 Maio 2019, sexta-feira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6:18 </text:p>
          </table:table-cell>
          <table:table-cell office:value-type="string" calcext:value-type="string">
            <text:p>17:25 </text:p>
          </table:table-cell>
          <table:table-cell office:value-type="string" calcext:value-type="string">
            <text:p>11:07 </text:p>
          </table:table-cell>
          <table:table-cell table:formula="of:=[.E138]*24" office:value-type="float" office:value="11.1166666666667" calcext:value-type="float">
            <text:p>11,117</text:p>
          </table:table-cell>
          <table:table-cell table:formula="of:=[.F138]/[.$M$2]" office:value-type="float" office:value="0.111166666666667" calcext:value-type="float">
            <text:p>0,11117</text:p>
          </table:table-cell>
          <table:table-cell table:formula="of:=[.G138]/24" office:value-type="time" office:time-value="PT00H06M40.2S" calcext:value-type="time">
            <text:p>00:06: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8" xlink:type="simple">18 Maio 2019, sábado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6:18 </text:p>
          </table:table-cell>
          <table:table-cell office:value-type="string" calcext:value-type="string">
            <text:p>17:25 </text:p>
          </table:table-cell>
          <table:table-cell office:value-type="string" calcext:value-type="string">
            <text:p>11:06 </text:p>
          </table:table-cell>
          <table:table-cell table:formula="of:=[.E139]*24" office:value-type="float" office:value="11.1" calcext:value-type="float">
            <text:p>11,100</text:p>
          </table:table-cell>
          <table:table-cell table:formula="of:=[.F139]/[.$M$2]" office:value-type="float" office:value="0.111" calcext:value-type="float">
            <text:p>0,11100</text:p>
          </table:table-cell>
          <table:table-cell table:formula="of:=[.G139]/24" office:value-type="time" office:time-value="PT00H06M39.6S" calcext:value-type="time">
            <text:p>00:06: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19" xlink:type="simple">19 Maio 2019, domingo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7:25 </text:p>
          </table:table-cell>
          <table:table-cell office:value-type="string" calcext:value-type="string">
            <text:p>11:05 </text:p>
          </table:table-cell>
          <table:table-cell table:formula="of:=[.E140]*24" office:value-type="float" office:value="11.0833333333333" calcext:value-type="float">
            <text:p>11,083</text:p>
          </table:table-cell>
          <table:table-cell table:formula="of:=[.F140]/[.$M$2]" office:value-type="float" office:value="0.110833333333333" calcext:value-type="float">
            <text:p>0,11083</text:p>
          </table:table-cell>
          <table:table-cell table:formula="of:=[.G140]/24" office:value-type="time" office:time-value="PT00H06M39S" calcext:value-type="time">
            <text:p>00:06: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0" xlink:type="simple">20 Maio 2019, segunda-feira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7:24 </text:p>
          </table:table-cell>
          <table:table-cell office:value-type="string" calcext:value-type="string">
            <text:p>11:05 </text:p>
          </table:table-cell>
          <table:table-cell table:formula="of:=[.E141]*24" office:value-type="float" office:value="11.0833333333333" calcext:value-type="float">
            <text:p>11,083</text:p>
          </table:table-cell>
          <table:table-cell table:formula="of:=[.F141]/[.$M$2]" office:value-type="float" office:value="0.110833333333333" calcext:value-type="float">
            <text:p>0,11083</text:p>
          </table:table-cell>
          <table:table-cell table:formula="of:=[.G141]/24" office:value-type="time" office:time-value="PT00H06M39S" calcext:value-type="time">
            <text:p>00:06: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1" xlink:type="simple">21 Maio 2019, terça-feira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6:20 </text:p>
          </table:table-cell>
          <table:table-cell office:value-type="string" calcext:value-type="string">
            <text:p>17:24 </text:p>
          </table:table-cell>
          <table:table-cell office:value-type="string" calcext:value-type="string">
            <text:p>11:04 </text:p>
          </table:table-cell>
          <table:table-cell table:formula="of:=[.E142]*24" office:value-type="float" office:value="11.0666666666667" calcext:value-type="float">
            <text:p>11,067</text:p>
          </table:table-cell>
          <table:table-cell table:formula="of:=[.F142]/[.$M$2]" office:value-type="float" office:value="0.110666666666667" calcext:value-type="float">
            <text:p>0,11067</text:p>
          </table:table-cell>
          <table:table-cell table:formula="of:=[.G142]/24" office:value-type="time" office:time-value="PT00H06M38.4S" calcext:value-type="time">
            <text:p>00:06: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2" xlink:type="simple">22 Maio 2019, quarta-feira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6:20 </text:p>
          </table:table-cell>
          <table:table-cell office:value-type="string" calcext:value-type="string">
            <text:p>17:24 </text:p>
          </table:table-cell>
          <table:table-cell office:value-type="string" calcext:value-type="string">
            <text:p>11:03 </text:p>
          </table:table-cell>
          <table:table-cell table:formula="of:=[.E143]*24" office:value-type="float" office:value="11.05" calcext:value-type="float">
            <text:p>11,050</text:p>
          </table:table-cell>
          <table:table-cell table:formula="of:=[.F143]/[.$M$2]" office:value-type="float" office:value="0.1105" calcext:value-type="float">
            <text:p>0,11050</text:p>
          </table:table-cell>
          <table:table-cell table:formula="of:=[.G143]/24" office:value-type="time" office:time-value="PT00H06M37.8S" calcext:value-type="time">
            <text:p>00:06: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3" xlink:type="simple">23 Maio 2019, quinta-feira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6:20 </text:p>
          </table:table-cell>
          <table:table-cell office:value-type="string" calcext:value-type="string">
            <text:p>17:24 </text:p>
          </table:table-cell>
          <table:table-cell office:value-type="string" calcext:value-type="string">
            <text:p>11:03 </text:p>
          </table:table-cell>
          <table:table-cell table:formula="of:=[.E144]*24" office:value-type="float" office:value="11.05" calcext:value-type="float">
            <text:p>11,050</text:p>
          </table:table-cell>
          <table:table-cell table:formula="of:=[.F144]/[.$M$2]" office:value-type="float" office:value="0.1105" calcext:value-type="float">
            <text:p>0,11050</text:p>
          </table:table-cell>
          <table:table-cell table:formula="of:=[.G144]/24" office:value-type="time" office:time-value="PT00H06M37.8S" calcext:value-type="time">
            <text:p>00:06: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4" xlink:type="simple">24 Maio 2019, sexta-feira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1:02 </text:p>
          </table:table-cell>
          <table:table-cell table:formula="of:=[.E145]*24" office:value-type="float" office:value="11.0333333333333" calcext:value-type="float">
            <text:p>11,033</text:p>
          </table:table-cell>
          <table:table-cell table:formula="of:=[.F145]/[.$M$2]" office:value-type="float" office:value="0.110333333333333" calcext:value-type="float">
            <text:p>0,11033</text:p>
          </table:table-cell>
          <table:table-cell table:formula="of:=[.G145]/24" office:value-type="time" office:time-value="PT00H06M37.2S" calcext:value-type="time">
            <text:p>00:06: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5" xlink:type="simple">25 Maio 2019, sábado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1:02 </text:p>
          </table:table-cell>
          <table:table-cell table:formula="of:=[.E146]*24" office:value-type="float" office:value="11.0333333333333" calcext:value-type="float">
            <text:p>11,033</text:p>
          </table:table-cell>
          <table:table-cell table:formula="of:=[.F146]/[.$M$2]" office:value-type="float" office:value="0.110333333333333" calcext:value-type="float">
            <text:p>0,11033</text:p>
          </table:table-cell>
          <table:table-cell table:formula="of:=[.G146]/24" office:value-type="time" office:time-value="PT00H06M37.2S" calcext:value-type="time">
            <text:p>00:06: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6" xlink:type="simple">26 Maio 2019, domingo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1:01 </text:p>
          </table:table-cell>
          <table:table-cell table:formula="of:=[.E147]*24" office:value-type="float" office:value="11.0166666666667" calcext:value-type="float">
            <text:p>11,017</text:p>
          </table:table-cell>
          <table:table-cell table:formula="of:=[.F147]/[.$M$2]" office:value-type="float" office:value="0.110166666666667" calcext:value-type="float">
            <text:p>0,11017</text:p>
          </table:table-cell>
          <table:table-cell table:formula="of:=[.G147]/24" office:value-type="time" office:time-value="PT00H06M36.6S" calcext:value-type="time">
            <text:p>00:06: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7" xlink:type="simple">27 Maio 2019, segunda-feira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6:22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1:00 </text:p>
          </table:table-cell>
          <table:table-cell table:formula="of:=[.E148]*24" office:value-type="float" office:value="11" calcext:value-type="float">
            <text:p>11,000</text:p>
          </table:table-cell>
          <table:table-cell table:formula="of:=[.F148]/[.$M$2]" office:value-type="float" office:value="0.11" calcext:value-type="float">
            <text:p>0,11000</text:p>
          </table:table-cell>
          <table:table-cell table:formula="of:=[.G148]/24" office:value-type="time" office:time-value="PT00H06M36S" calcext:value-type="time">
            <text:p>00:06: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8" xlink:type="simple">28 Maio 2019, terça-feira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6:22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1:00 </text:p>
          </table:table-cell>
          <table:table-cell table:formula="of:=[.E149]*24" office:value-type="float" office:value="11" calcext:value-type="float">
            <text:p>11,000</text:p>
          </table:table-cell>
          <table:table-cell table:formula="of:=[.F149]/[.$M$2]" office:value-type="float" office:value="0.11" calcext:value-type="float">
            <text:p>0,11000</text:p>
          </table:table-cell>
          <table:table-cell table:formula="of:=[.G149]/24" office:value-type="time" office:time-value="PT00H06M36S" calcext:value-type="time">
            <text:p>00:06: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29" xlink:type="simple">29 Maio 2019, quarta-feira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0:59 </text:p>
          </table:table-cell>
          <table:table-cell table:formula="of:=[.E150]*24" office:value-type="float" office:value="10.9833333333333" calcext:value-type="float">
            <text:p>10,983</text:p>
          </table:table-cell>
          <table:table-cell table:formula="of:=[.F150]/[.$M$2]" office:value-type="float" office:value="0.109833333333333" calcext:value-type="float">
            <text:p>0,10983</text:p>
          </table:table-cell>
          <table:table-cell table:formula="of:=[.G150]/24" office:value-type="time" office:time-value="PT00H06M35.4S" calcext:value-type="time">
            <text:p>00:06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30" xlink:type="simple">30 Maio 2019, quinta-feira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9 </text:p>
          </table:table-cell>
          <table:table-cell table:formula="of:=[.E151]*24" office:value-type="float" office:value="10.9833333333333" calcext:value-type="float">
            <text:p>10,983</text:p>
          </table:table-cell>
          <table:table-cell table:formula="of:=[.F151]/[.$M$2]" office:value-type="float" office:value="0.109833333333333" calcext:value-type="float">
            <text:p>0,10983</text:p>
          </table:table-cell>
          <table:table-cell table:formula="of:=[.G151]/24" office:value-type="time" office:time-value="PT00H06M35.4S" calcext:value-type="time">
            <text:p>00:06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maio/31" xlink:type="simple">31 Maio 2019, sexta-feira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8</text:p>
          </table:table-cell>
          <table:table-cell table:formula="of:=[.E152]*24" office:value-type="float" office:value="10.9666666666667" calcext:value-type="float">
            <text:p>10,967</text:p>
          </table:table-cell>
          <table:table-cell table:formula="of:=[.F152]/[.$M$2]" office:value-type="float" office:value="0.109666666666667" calcext:value-type="float">
            <text:p>0,10967</text:p>
          </table:table-cell>
          <table:table-cell table:formula="of:=[.G152]/24" office:value-type="time" office:time-value="PT00H06M34.8S" calcext:value-type="time">
            <text:p>00:06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" xlink:type="simple">1 Junho 2019, sábado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8 </text:p>
          </table:table-cell>
          <table:table-cell table:formula="of:=[.E153]*24" office:value-type="float" office:value="10.9666666666667" calcext:value-type="float">
            <text:p>10,967</text:p>
          </table:table-cell>
          <table:table-cell table:formula="of:=[.F153]/[.$M$2]" office:value-type="float" office:value="0.109666666666667" calcext:value-type="float">
            <text:p>0,10967</text:p>
          </table:table-cell>
          <table:table-cell table:formula="of:=[.G153]/24" office:value-type="time" office:time-value="PT00H06M34.8S" calcext:value-type="time">
            <text:p>00:06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" xlink:type="simple">2 Junho 2019, domingo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7 </text:p>
          </table:table-cell>
          <table:table-cell table:formula="of:=[.E154]*24" office:value-type="float" office:value="10.95" calcext:value-type="float">
            <text:p>10,950</text:p>
          </table:table-cell>
          <table:table-cell table:formula="of:=[.F154]/[.$M$2]" office:value-type="float" office:value="0.1095" calcext:value-type="float">
            <text:p>0,10950</text:p>
          </table:table-cell>
          <table:table-cell table:formula="of:=[.G154]/24" office:value-type="time" office:time-value="PT00H06M34.2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3" xlink:type="simple">3 Junho 2019, segunda-feira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7 </text:p>
          </table:table-cell>
          <table:table-cell table:formula="of:=[.E155]*24" office:value-type="float" office:value="10.95" calcext:value-type="float">
            <text:p>10,950</text:p>
          </table:table-cell>
          <table:table-cell table:formula="of:=[.F155]/[.$M$2]" office:value-type="float" office:value="0.1095" calcext:value-type="float">
            <text:p>0,10950</text:p>
          </table:table-cell>
          <table:table-cell table:formula="of:=[.G155]/24" office:value-type="time" office:time-value="PT00H06M34.2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4" xlink:type="simple">4 Junho 2019, terça-feira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7 </text:p>
          </table:table-cell>
          <table:table-cell table:formula="of:=[.E156]*24" office:value-type="float" office:value="10.95" calcext:value-type="float">
            <text:p>10,950</text:p>
          </table:table-cell>
          <table:table-cell table:formula="of:=[.F156]/[.$M$2]" office:value-type="float" office:value="0.1095" calcext:value-type="float">
            <text:p>0,10950</text:p>
          </table:table-cell>
          <table:table-cell table:formula="of:=[.G156]/24" office:value-type="time" office:time-value="PT00H06M34.2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5" xlink:type="simple">5 Junho 2019, quarta-feira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6 </text:p>
          </table:table-cell>
          <table:table-cell table:formula="of:=[.E157]*24" office:value-type="float" office:value="10.9333333333333" calcext:value-type="float">
            <text:p>10,933</text:p>
          </table:table-cell>
          <table:table-cell table:formula="of:=[.F157]/[.$M$2]" office:value-type="float" office:value="0.109333333333333" calcext:value-type="float">
            <text:p>0,10933</text:p>
          </table:table-cell>
          <table:table-cell table:formula="of:=[.G157]/24" office:value-type="time" office:time-value="PT00H06M33.6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6" xlink:type="simple">6 Junho 2019, quinta-feira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6 </text:p>
          </table:table-cell>
          <table:table-cell table:formula="of:=[.E158]*24" office:value-type="float" office:value="10.9333333333333" calcext:value-type="float">
            <text:p>10,933</text:p>
          </table:table-cell>
          <table:table-cell table:formula="of:=[.F158]/[.$M$2]" office:value-type="float" office:value="0.109333333333333" calcext:value-type="float">
            <text:p>0,10933</text:p>
          </table:table-cell>
          <table:table-cell table:formula="of:=[.G158]/24" office:value-type="time" office:time-value="PT00H06M33.6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7" xlink:type="simple">7 Junho 2019, sexta-feira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6 </text:p>
          </table:table-cell>
          <table:table-cell table:formula="of:=[.E159]*24" office:value-type="float" office:value="10.9333333333333" calcext:value-type="float">
            <text:p>10,933</text:p>
          </table:table-cell>
          <table:table-cell table:formula="of:=[.F159]/[.$M$2]" office:value-type="float" office:value="0.109333333333333" calcext:value-type="float">
            <text:p>0,10933</text:p>
          </table:table-cell>
          <table:table-cell table:formula="of:=[.G159]/24" office:value-type="time" office:time-value="PT00H06M33.6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8" xlink:type="simple">8 Junho 2019, sábado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5 </text:p>
          </table:table-cell>
          <table:table-cell table:formula="of:=[.E160]*24" office:value-type="float" office:value="10.9166666666667" calcext:value-type="float">
            <text:p>10,917</text:p>
          </table:table-cell>
          <table:table-cell table:formula="of:=[.F160]/[.$M$2]" office:value-type="float" office:value="0.109166666666667" calcext:value-type="float">
            <text:p>0,10917</text:p>
          </table:table-cell>
          <table:table-cell table:formula="of:=[.G160]/24" office:value-type="time" office:time-value="PT00H06M33S" calcext:value-type="time">
            <text:p>00:06: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9" xlink:type="simple">9 Junho 2019, domingo</text:a>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5 </text:p>
          </table:table-cell>
          <table:table-cell table:formula="of:=[.E161]*24" office:value-type="float" office:value="10.9166666666667" calcext:value-type="float">
            <text:p>10,917</text:p>
          </table:table-cell>
          <table:table-cell table:formula="of:=[.F161]/[.$M$2]" office:value-type="float" office:value="0.109166666666667" calcext:value-type="float">
            <text:p>0,10917</text:p>
          </table:table-cell>
          <table:table-cell table:formula="of:=[.G161]/24" office:value-type="time" office:time-value="PT00H06M33S" calcext:value-type="time">
            <text:p>00:06: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0" xlink:type="simple">10 Junho 2019, segunda-feira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5 </text:p>
          </table:table-cell>
          <table:table-cell table:formula="of:=[.E162]*24" office:value-type="float" office:value="10.9166666666667" calcext:value-type="float">
            <text:p>10,917</text:p>
          </table:table-cell>
          <table:table-cell table:formula="of:=[.F162]/[.$M$2]" office:value-type="float" office:value="0.109166666666667" calcext:value-type="float">
            <text:p>0,10917</text:p>
          </table:table-cell>
          <table:table-cell table:formula="of:=[.G162]/24" office:value-type="time" office:time-value="PT00H06M33S" calcext:value-type="time">
            <text:p>00:06: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1" xlink:type="simple">11 Junho 2019, terça-feira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4 </text:p>
          </table:table-cell>
          <table:table-cell table:formula="of:=[.E163]*24" office:value-type="float" office:value="10.9" calcext:value-type="float">
            <text:p>10,900</text:p>
          </table:table-cell>
          <table:table-cell table:formula="of:=[.F163]/[.$M$2]" office:value-type="float" office:value="0.109" calcext:value-type="float">
            <text:p>0,10900</text:p>
          </table:table-cell>
          <table:table-cell table:formula="of:=[.G163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2" xlink:type="simple">12 Junho 2019, quarta-feira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22 </text:p>
          </table:table-cell>
          <table:table-cell office:value-type="string" calcext:value-type="string">
            <text:p>10:54 </text:p>
          </table:table-cell>
          <table:table-cell table:formula="of:=[.E164]*24" office:value-type="float" office:value="10.9" calcext:value-type="float">
            <text:p>10,900</text:p>
          </table:table-cell>
          <table:table-cell table:formula="of:=[.F164]/[.$M$2]" office:value-type="float" office:value="0.109" calcext:value-type="float">
            <text:p>0,10900</text:p>
          </table:table-cell>
          <table:table-cell table:formula="of:=[.G164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3" xlink:type="simple">13 Junho 2019, quinta-feira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0:54 </text:p>
          </table:table-cell>
          <table:table-cell table:formula="of:=[.E165]*24" office:value-type="float" office:value="10.9" calcext:value-type="float">
            <text:p>10,900</text:p>
          </table:table-cell>
          <table:table-cell table:formula="of:=[.F165]/[.$M$2]" office:value-type="float" office:value="0.109" calcext:value-type="float">
            <text:p>0,10900</text:p>
          </table:table-cell>
          <table:table-cell table:formula="of:=[.G165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4" xlink:type="simple">14 Junho 2019, sexta-feira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0:54 </text:p>
          </table:table-cell>
          <table:table-cell table:formula="of:=[.E166]*24" office:value-type="float" office:value="10.9" calcext:value-type="float">
            <text:p>10,900</text:p>
          </table:table-cell>
          <table:table-cell table:formula="of:=[.F166]/[.$M$2]" office:value-type="float" office:value="0.109" calcext:value-type="float">
            <text:p>0,10900</text:p>
          </table:table-cell>
          <table:table-cell table:formula="of:=[.G166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5" xlink:type="simple">15 Junho 2019, sábado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0:54 </text:p>
          </table:table-cell>
          <table:table-cell table:formula="of:=[.E167]*24" office:value-type="float" office:value="10.9" calcext:value-type="float">
            <text:p>10,900</text:p>
          </table:table-cell>
          <table:table-cell table:formula="of:=[.F167]/[.$M$2]" office:value-type="float" office:value="0.109" calcext:value-type="float">
            <text:p>0,10900</text:p>
          </table:table-cell>
          <table:table-cell table:formula="of:=[.G167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6" xlink:type="simple">16 Junho 2019, domingo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0:54 </text:p>
          </table:table-cell>
          <table:table-cell table:formula="of:=[.E168]*24" office:value-type="float" office:value="10.9" calcext:value-type="float">
            <text:p>10,900</text:p>
          </table:table-cell>
          <table:table-cell table:formula="of:=[.F168]/[.$M$2]" office:value-type="float" office:value="0.109" calcext:value-type="float">
            <text:p>0,10900</text:p>
          </table:table-cell>
          <table:table-cell table:formula="of:=[.G168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7" xlink:type="simple">17 Junho 2019, segunda-feira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0:54 </text:p>
          </table:table-cell>
          <table:table-cell table:formula="of:=[.E169]*24" office:value-type="float" office:value="10.9" calcext:value-type="float">
            <text:p>10,900</text:p>
          </table:table-cell>
          <table:table-cell table:formula="of:=[.F169]/[.$M$2]" office:value-type="float" office:value="0.109" calcext:value-type="float">
            <text:p>0,10900</text:p>
          </table:table-cell>
          <table:table-cell table:formula="of:=[.G169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8" xlink:type="simple">18 Junho 2019, terça-feira</text:a>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23 </text:p>
          </table:table-cell>
          <table:table-cell office:value-type="string" calcext:value-type="string">
            <text:p>10:53 </text:p>
          </table:table-cell>
          <table:table-cell table:formula="of:=[.E170]*24" office:value-type="float" office:value="10.8833333333333" calcext:value-type="float">
            <text:p>10,883</text:p>
          </table:table-cell>
          <table:table-cell table:formula="of:=[.F170]/[.$M$2]" office:value-type="float" office:value="0.108833333333333" calcext:value-type="float">
            <text:p>0,10883</text:p>
          </table:table-cell>
          <table:table-cell table:formula="of:=[.G170]/24" office:value-type="time" office:time-value="PT00H06M31.8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19" xlink:type="simple">19 Junho 2019, quarta-feira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24 </text:p>
          </table:table-cell>
          <table:table-cell office:value-type="string" calcext:value-type="string">
            <text:p>10:53 </text:p>
          </table:table-cell>
          <table:table-cell table:formula="of:=[.E171]*24" office:value-type="float" office:value="10.8833333333333" calcext:value-type="float">
            <text:p>10,883</text:p>
          </table:table-cell>
          <table:table-cell table:formula="of:=[.F171]/[.$M$2]" office:value-type="float" office:value="0.108833333333333" calcext:value-type="float">
            <text:p>0,10883</text:p>
          </table:table-cell>
          <table:table-cell table:formula="of:=[.G171]/24" office:value-type="time" office:time-value="PT00H06M31.8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0" xlink:type="simple">20 Junho 2019, quinta-feira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24 </text:p>
          </table:table-cell>
          <table:table-cell office:value-type="string" calcext:value-type="string">
            <text:p>10:53 </text:p>
          </table:table-cell>
          <table:table-cell table:formula="of:=[.E172]*24" office:value-type="float" office:value="10.8833333333333" calcext:value-type="float">
            <text:p>10,883</text:p>
          </table:table-cell>
          <table:table-cell table:formula="of:=[.F172]/[.$M$2]" office:value-type="float" office:value="0.108833333333333" calcext:value-type="float">
            <text:p>0,10883</text:p>
          </table:table-cell>
          <table:table-cell table:formula="of:=[.G172]/24" office:value-type="time" office:time-value="PT00H06M31.8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1" xlink:type="simple">21 Junho 2019, sexta-feira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24 </text:p>
          </table:table-cell>
          <table:table-cell office:value-type="string" calcext:value-type="string">
            <text:p>10:53 </text:p>
          </table:table-cell>
          <table:table-cell table:formula="of:=[.E173]*24" office:value-type="float" office:value="10.8833333333333" calcext:value-type="float">
            <text:p>10,883</text:p>
          </table:table-cell>
          <table:table-cell table:formula="of:=[.F173]/[.$M$2]" office:value-type="float" office:value="0.108833333333333" calcext:value-type="float">
            <text:p>0,10883</text:p>
          </table:table-cell>
          <table:table-cell table:formula="of:=[.G173]/24" office:value-type="time" office:time-value="PT00H06M31.8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2" xlink:type="simple">22 Junho 2019, sábado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24 </text:p>
          </table:table-cell>
          <table:table-cell office:value-type="string" calcext:value-type="string">
            <text:p>10:53 </text:p>
          </table:table-cell>
          <table:table-cell table:formula="of:=[.E174]*24" office:value-type="float" office:value="10.8833333333333" calcext:value-type="float">
            <text:p>10,883</text:p>
          </table:table-cell>
          <table:table-cell table:formula="of:=[.F174]/[.$M$2]" office:value-type="float" office:value="0.108833333333333" calcext:value-type="float">
            <text:p>0,10883</text:p>
          </table:table-cell>
          <table:table-cell table:formula="of:=[.G174]/24" office:value-type="time" office:time-value="PT00H06M31.8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3" xlink:type="simple">23 Junho 2019, domingo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4 </text:p>
          </table:table-cell>
          <table:table-cell office:value-type="string" calcext:value-type="string">
            <text:p>10:53 </text:p>
          </table:table-cell>
          <table:table-cell table:formula="of:=[.E175]*24" office:value-type="float" office:value="10.8833333333333" calcext:value-type="float">
            <text:p>10,883</text:p>
          </table:table-cell>
          <table:table-cell table:formula="of:=[.F175]/[.$M$2]" office:value-type="float" office:value="0.108833333333333" calcext:value-type="float">
            <text:p>0,10883</text:p>
          </table:table-cell>
          <table:table-cell table:formula="of:=[.G175]/24" office:value-type="time" office:time-value="PT00H06M31.8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4" xlink:type="simple">24 Junho 2019, segunda-feira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5 </text:p>
          </table:table-cell>
          <table:table-cell office:value-type="string" calcext:value-type="string">
            <text:p>10:53 </text:p>
          </table:table-cell>
          <table:table-cell table:formula="of:=[.E176]*24" office:value-type="float" office:value="10.8833333333333" calcext:value-type="float">
            <text:p>10,883</text:p>
          </table:table-cell>
          <table:table-cell table:formula="of:=[.F176]/[.$M$2]" office:value-type="float" office:value="0.108833333333333" calcext:value-type="float">
            <text:p>0,10883</text:p>
          </table:table-cell>
          <table:table-cell table:formula="of:=[.G176]/24" office:value-type="time" office:time-value="PT00H06M31.8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5" xlink:type="simple">25 Junho 2019, terça-feira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5 </text:p>
          </table:table-cell>
          <table:table-cell office:value-type="string" calcext:value-type="string">
            <text:p>10:53 </text:p>
          </table:table-cell>
          <table:table-cell table:formula="of:=[.E177]*24" office:value-type="float" office:value="10.8833333333333" calcext:value-type="float">
            <text:p>10,883</text:p>
          </table:table-cell>
          <table:table-cell table:formula="of:=[.F177]/[.$M$2]" office:value-type="float" office:value="0.108833333333333" calcext:value-type="float">
            <text:p>0,10883</text:p>
          </table:table-cell>
          <table:table-cell table:formula="of:=[.G177]/24" office:value-type="time" office:time-value="PT00H06M31.8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6" xlink:type="simple">26 Junho 2019, quarta-feira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5 </text:p>
          </table:table-cell>
          <table:table-cell office:value-type="string" calcext:value-type="string">
            <text:p>10:54 </text:p>
          </table:table-cell>
          <table:table-cell table:formula="of:=[.E178]*24" office:value-type="float" office:value="10.9" calcext:value-type="float">
            <text:p>10,900</text:p>
          </table:table-cell>
          <table:table-cell table:formula="of:=[.F178]/[.$M$2]" office:value-type="float" office:value="0.109" calcext:value-type="float">
            <text:p>0,10900</text:p>
          </table:table-cell>
          <table:table-cell table:formula="of:=[.G178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7" xlink:type="simple">27 Junho 2019, quinta-feira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5 </text:p>
          </table:table-cell>
          <table:table-cell office:value-type="string" calcext:value-type="string">
            <text:p>10:54 </text:p>
          </table:table-cell>
          <table:table-cell table:formula="of:=[.E179]*24" office:value-type="float" office:value="10.9" calcext:value-type="float">
            <text:p>10,900</text:p>
          </table:table-cell>
          <table:table-cell table:formula="of:=[.F179]/[.$M$2]" office:value-type="float" office:value="0.109" calcext:value-type="float">
            <text:p>0,10900</text:p>
          </table:table-cell>
          <table:table-cell table:formula="of:=[.G179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8" xlink:type="simple">28 Junho 2019, sexta-feira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6 </text:p>
          </table:table-cell>
          <table:table-cell office:value-type="string" calcext:value-type="string">
            <text:p>10:54 </text:p>
          </table:table-cell>
          <table:table-cell table:formula="of:=[.E180]*24" office:value-type="float" office:value="10.9" calcext:value-type="float">
            <text:p>10,900</text:p>
          </table:table-cell>
          <table:table-cell table:formula="of:=[.F180]/[.$M$2]" office:value-type="float" office:value="0.109" calcext:value-type="float">
            <text:p>0,10900</text:p>
          </table:table-cell>
          <table:table-cell table:formula="of:=[.G180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29" xlink:type="simple">29 Junho 2019, sábado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26 </text:p>
          </table:table-cell>
          <table:table-cell office:value-type="string" calcext:value-type="string">
            <text:p>10:54 </text:p>
          </table:table-cell>
          <table:table-cell table:formula="of:=[.E181]*24" office:value-type="float" office:value="10.9" calcext:value-type="float">
            <text:p>10,900</text:p>
          </table:table-cell>
          <table:table-cell table:formula="of:=[.F181]/[.$M$2]" office:value-type="float" office:value="0.109" calcext:value-type="float">
            <text:p>0,10900</text:p>
          </table:table-cell>
          <table:table-cell table:formula="of:=[.G181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nho/30" xlink:type="simple">30 Junho 2019, domingo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6 </text:p>
          </table:table-cell>
          <table:table-cell office:value-type="string" calcext:value-type="string">
            <text:p>10:54</text:p>
          </table:table-cell>
          <table:table-cell table:formula="of:=[.E182]*24" office:value-type="float" office:value="10.9" calcext:value-type="float">
            <text:p>10,900</text:p>
          </table:table-cell>
          <table:table-cell table:formula="of:=[.F182]/[.$M$2]" office:value-type="float" office:value="0.109" calcext:value-type="float">
            <text:p>0,10900</text:p>
          </table:table-cell>
          <table:table-cell table:formula="of:=[.G182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" xlink:type="simple">1 Julho 2019, segunda-feira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7 </text:p>
          </table:table-cell>
          <table:table-cell office:value-type="string" calcext:value-type="string">
            <text:p>10:54 </text:p>
          </table:table-cell>
          <table:table-cell table:formula="of:=[.E183]*24" office:value-type="float" office:value="10.9" calcext:value-type="float">
            <text:p>10,900</text:p>
          </table:table-cell>
          <table:table-cell table:formula="of:=[.F183]/[.$M$2]" office:value-type="float" office:value="0.109" calcext:value-type="float">
            <text:p>0,10900</text:p>
          </table:table-cell>
          <table:table-cell table:formula="of:=[.G183]/24" office:value-type="time" office:time-value="PT00H06M32.4S" calcext:value-type="time">
            <text:p>00:06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" xlink:type="simple">2 Julho 2019, terça-feira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7 </text:p>
          </table:table-cell>
          <table:table-cell office:value-type="string" calcext:value-type="string">
            <text:p>10:55 </text:p>
          </table:table-cell>
          <table:table-cell table:formula="of:=[.E184]*24" office:value-type="float" office:value="10.9166666666667" calcext:value-type="float">
            <text:p>10,917</text:p>
          </table:table-cell>
          <table:table-cell table:formula="of:=[.F184]/[.$M$2]" office:value-type="float" office:value="0.109166666666667" calcext:value-type="float">
            <text:p>0,10917</text:p>
          </table:table-cell>
          <table:table-cell table:formula="of:=[.G184]/24" office:value-type="time" office:time-value="PT00H06M33S" calcext:value-type="time">
            <text:p>00:06: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3" xlink:type="simple">3 Julho 2019, quarta-feira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7 </text:p>
          </table:table-cell>
          <table:table-cell office:value-type="string" calcext:value-type="string">
            <text:p>10:55 </text:p>
          </table:table-cell>
          <table:table-cell table:formula="of:=[.E185]*24" office:value-type="float" office:value="10.9166666666667" calcext:value-type="float">
            <text:p>10,917</text:p>
          </table:table-cell>
          <table:table-cell table:formula="of:=[.F185]/[.$M$2]" office:value-type="float" office:value="0.109166666666667" calcext:value-type="float">
            <text:p>0,10917</text:p>
          </table:table-cell>
          <table:table-cell table:formula="of:=[.G185]/24" office:value-type="time" office:time-value="PT00H06M33S" calcext:value-type="time">
            <text:p>00:06: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4" xlink:type="simple">4 Julho 2019, quinta-feira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8 </text:p>
          </table:table-cell>
          <table:table-cell office:value-type="string" calcext:value-type="string">
            <text:p>10:55 </text:p>
          </table:table-cell>
          <table:table-cell table:formula="of:=[.E186]*24" office:value-type="float" office:value="10.9166666666667" calcext:value-type="float">
            <text:p>10,917</text:p>
          </table:table-cell>
          <table:table-cell table:formula="of:=[.F186]/[.$M$2]" office:value-type="float" office:value="0.109166666666667" calcext:value-type="float">
            <text:p>0,10917</text:p>
          </table:table-cell>
          <table:table-cell table:formula="of:=[.G186]/24" office:value-type="time" office:time-value="PT00H06M33S" calcext:value-type="time">
            <text:p>00:06: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5" xlink:type="simple">5 Julho 2019, sexta-feira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8 </text:p>
          </table:table-cell>
          <table:table-cell office:value-type="string" calcext:value-type="string">
            <text:p>10:56 </text:p>
          </table:table-cell>
          <table:table-cell table:formula="of:=[.E187]*24" office:value-type="float" office:value="10.9333333333333" calcext:value-type="float">
            <text:p>10,933</text:p>
          </table:table-cell>
          <table:table-cell table:formula="of:=[.F187]/[.$M$2]" office:value-type="float" office:value="0.109333333333333" calcext:value-type="float">
            <text:p>0,10933</text:p>
          </table:table-cell>
          <table:table-cell table:formula="of:=[.G187]/24" office:value-type="time" office:time-value="PT00H06M33.6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6" xlink:type="simple">6 Julho 2019, sábado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8 </text:p>
          </table:table-cell>
          <table:table-cell office:value-type="string" calcext:value-type="string">
            <text:p>10:56 </text:p>
          </table:table-cell>
          <table:table-cell table:formula="of:=[.E188]*24" office:value-type="float" office:value="10.9333333333333" calcext:value-type="float">
            <text:p>10,933</text:p>
          </table:table-cell>
          <table:table-cell table:formula="of:=[.F188]/[.$M$2]" office:value-type="float" office:value="0.109333333333333" calcext:value-type="float">
            <text:p>0,10933</text:p>
          </table:table-cell>
          <table:table-cell table:formula="of:=[.G188]/24" office:value-type="time" office:time-value="PT00H06M33.6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7" xlink:type="simple">7 Julho 2019, domingo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9 </text:p>
          </table:table-cell>
          <table:table-cell office:value-type="string" calcext:value-type="string">
            <text:p>10:56 </text:p>
          </table:table-cell>
          <table:table-cell table:formula="of:=[.E189]*24" office:value-type="float" office:value="10.9333333333333" calcext:value-type="float">
            <text:p>10,933</text:p>
          </table:table-cell>
          <table:table-cell table:formula="of:=[.F189]/[.$M$2]" office:value-type="float" office:value="0.109333333333333" calcext:value-type="float">
            <text:p>0,10933</text:p>
          </table:table-cell>
          <table:table-cell table:formula="of:=[.G189]/24" office:value-type="time" office:time-value="PT00H06M33.6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8" xlink:type="simple">8 Julho 2019, segunda-feira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9 </text:p>
          </table:table-cell>
          <table:table-cell office:value-type="string" calcext:value-type="string">
            <text:p>10:57 </text:p>
          </table:table-cell>
          <table:table-cell table:formula="of:=[.E190]*24" office:value-type="float" office:value="10.95" calcext:value-type="float">
            <text:p>10,950</text:p>
          </table:table-cell>
          <table:table-cell table:formula="of:=[.F190]/[.$M$2]" office:value-type="float" office:value="0.1095" calcext:value-type="float">
            <text:p>0,10950</text:p>
          </table:table-cell>
          <table:table-cell table:formula="of:=[.G190]/24" office:value-type="time" office:time-value="PT00H06M34.2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9" xlink:type="simple">9 Julho 2019, terça-feira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29 </text:p>
          </table:table-cell>
          <table:table-cell office:value-type="string" calcext:value-type="string">
            <text:p>10:57 </text:p>
          </table:table-cell>
          <table:table-cell table:formula="of:=[.E191]*24" office:value-type="float" office:value="10.95" calcext:value-type="float">
            <text:p>10,950</text:p>
          </table:table-cell>
          <table:table-cell table:formula="of:=[.F191]/[.$M$2]" office:value-type="float" office:value="0.1095" calcext:value-type="float">
            <text:p>0,10950</text:p>
          </table:table-cell>
          <table:table-cell table:formula="of:=[.G191]/24" office:value-type="time" office:time-value="PT00H06M34.2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0" xlink:type="simple">10 Julho 2019, quarta-feira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30 </text:p>
          </table:table-cell>
          <table:table-cell office:value-type="string" calcext:value-type="string">
            <text:p>10:57 </text:p>
          </table:table-cell>
          <table:table-cell table:formula="of:=[.E192]*24" office:value-type="float" office:value="10.95" calcext:value-type="float">
            <text:p>10,950</text:p>
          </table:table-cell>
          <table:table-cell table:formula="of:=[.F192]/[.$M$2]" office:value-type="float" office:value="0.1095" calcext:value-type="float">
            <text:p>0,10950</text:p>
          </table:table-cell>
          <table:table-cell table:formula="of:=[.G192]/24" office:value-type="time" office:time-value="PT00H06M34.2S" calcext:value-type="time">
            <text:p>00:06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1" xlink:type="simple">11 Julho 2019, quinta-feira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30 </text:p>
          </table:table-cell>
          <table:table-cell office:value-type="string" calcext:value-type="string">
            <text:p>10:58 </text:p>
          </table:table-cell>
          <table:table-cell table:formula="of:=[.E193]*24" office:value-type="float" office:value="10.9666666666667" calcext:value-type="float">
            <text:p>10,967</text:p>
          </table:table-cell>
          <table:table-cell table:formula="of:=[.F193]/[.$M$2]" office:value-type="float" office:value="0.109666666666667" calcext:value-type="float">
            <text:p>0,10967</text:p>
          </table:table-cell>
          <table:table-cell table:formula="of:=[.G193]/24" office:value-type="time" office:time-value="PT00H06M34.8S" calcext:value-type="time">
            <text:p>00:06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2" xlink:type="simple">12 Julho 2019, sexta-feira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6:32 </text:p>
          </table:table-cell>
          <table:table-cell office:value-type="string" calcext:value-type="string">
            <text:p>17:30 </text:p>
          </table:table-cell>
          <table:table-cell office:value-type="string" calcext:value-type="string">
            <text:p>10:58 </text:p>
          </table:table-cell>
          <table:table-cell table:formula="of:=[.E194]*24" office:value-type="float" office:value="10.9666666666667" calcext:value-type="float">
            <text:p>10,967</text:p>
          </table:table-cell>
          <table:table-cell table:formula="of:=[.F194]/[.$M$2]" office:value-type="float" office:value="0.109666666666667" calcext:value-type="float">
            <text:p>0,10967</text:p>
          </table:table-cell>
          <table:table-cell table:formula="of:=[.G194]/24" office:value-type="time" office:time-value="PT00H06M34.8S" calcext:value-type="time">
            <text:p>00:06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3" xlink:type="simple">13 Julho 2019, sábado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1 </text:p>
          </table:table-cell>
          <table:table-cell office:value-type="string" calcext:value-type="string">
            <text:p>10:59 </text:p>
          </table:table-cell>
          <table:table-cell table:formula="of:=[.E195]*24" office:value-type="float" office:value="10.9833333333333" calcext:value-type="float">
            <text:p>10,983</text:p>
          </table:table-cell>
          <table:table-cell table:formula="of:=[.F195]/[.$M$2]" office:value-type="float" office:value="0.109833333333333" calcext:value-type="float">
            <text:p>0,10983</text:p>
          </table:table-cell>
          <table:table-cell table:formula="of:=[.G195]/24" office:value-type="time" office:time-value="PT00H06M35.4S" calcext:value-type="time">
            <text:p>00:06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4" xlink:type="simple">14 Julho 2019, domingo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1 </text:p>
          </table:table-cell>
          <table:table-cell office:value-type="string" calcext:value-type="string">
            <text:p>10:59 </text:p>
          </table:table-cell>
          <table:table-cell table:formula="of:=[.E196]*24" office:value-type="float" office:value="10.9833333333333" calcext:value-type="float">
            <text:p>10,983</text:p>
          </table:table-cell>
          <table:table-cell table:formula="of:=[.F196]/[.$M$2]" office:value-type="float" office:value="0.109833333333333" calcext:value-type="float">
            <text:p>0,10983</text:p>
          </table:table-cell>
          <table:table-cell table:formula="of:=[.G196]/24" office:value-type="time" office:time-value="PT00H06M35.4S" calcext:value-type="time">
            <text:p>00:06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5" xlink:type="simple">15 Julho 2019, segunda-feira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1 </text:p>
          </table:table-cell>
          <table:table-cell office:value-type="string" calcext:value-type="string">
            <text:p>11:00 </text:p>
          </table:table-cell>
          <table:table-cell table:formula="of:=[.E197]*24" office:value-type="float" office:value="11" calcext:value-type="float">
            <text:p>11,000</text:p>
          </table:table-cell>
          <table:table-cell table:formula="of:=[.F197]/[.$M$2]" office:value-type="float" office:value="0.11" calcext:value-type="float">
            <text:p>0,11000</text:p>
          </table:table-cell>
          <table:table-cell table:formula="of:=[.G197]/24" office:value-type="time" office:time-value="PT00H06M36S" calcext:value-type="time">
            <text:p>00:06: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6" xlink:type="simple">16 Julho 2019, terça-feira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2 </text:p>
          </table:table-cell>
          <table:table-cell office:value-type="string" calcext:value-type="string">
            <text:p>11:00 </text:p>
          </table:table-cell>
          <table:table-cell table:formula="of:=[.E198]*24" office:value-type="float" office:value="11" calcext:value-type="float">
            <text:p>11,000</text:p>
          </table:table-cell>
          <table:table-cell table:formula="of:=[.F198]/[.$M$2]" office:value-type="float" office:value="0.11" calcext:value-type="float">
            <text:p>0,11000</text:p>
          </table:table-cell>
          <table:table-cell table:formula="of:=[.G198]/24" office:value-type="time" office:time-value="PT00H06M36S" calcext:value-type="time">
            <text:p>00:06: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7" xlink:type="simple">17 Julho 2019, quarta-feira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2 </text:p>
          </table:table-cell>
          <table:table-cell office:value-type="string" calcext:value-type="string">
            <text:p>11:01 </text:p>
          </table:table-cell>
          <table:table-cell table:formula="of:=[.E199]*24" office:value-type="float" office:value="11.0166666666667" calcext:value-type="float">
            <text:p>11,017</text:p>
          </table:table-cell>
          <table:table-cell table:formula="of:=[.F199]/[.$M$2]" office:value-type="float" office:value="0.110166666666667" calcext:value-type="float">
            <text:p>0,11017</text:p>
          </table:table-cell>
          <table:table-cell table:formula="of:=[.G199]/24" office:value-type="time" office:time-value="PT00H06M36.6S" calcext:value-type="time">
            <text:p>00:06: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8" xlink:type="simple">18 Julho 2019, quinta-feira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6:31 </text:p>
          </table:table-cell>
          <table:table-cell office:value-type="string" calcext:value-type="string">
            <text:p>17:33 </text:p>
          </table:table-cell>
          <table:table-cell office:value-type="string" calcext:value-type="string">
            <text:p>11:01 </text:p>
          </table:table-cell>
          <table:table-cell table:formula="of:=[.E200]*24" office:value-type="float" office:value="11.0166666666667" calcext:value-type="float">
            <text:p>11,017</text:p>
          </table:table-cell>
          <table:table-cell table:formula="of:=[.F200]/[.$M$2]" office:value-type="float" office:value="0.110166666666667" calcext:value-type="float">
            <text:p>0,11017</text:p>
          </table:table-cell>
          <table:table-cell table:formula="of:=[.G200]/24" office:value-type="time" office:time-value="PT00H06M36.6S" calcext:value-type="time">
            <text:p>00:06: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19" xlink:type="simple">19 Julho 2019, sexta-feira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33 </text:p>
          </table:table-cell>
          <table:table-cell office:value-type="string" calcext:value-type="string">
            <text:p>11:02 </text:p>
          </table:table-cell>
          <table:table-cell table:formula="of:=[.E201]*24" office:value-type="float" office:value="11.0333333333333" calcext:value-type="float">
            <text:p>11,033</text:p>
          </table:table-cell>
          <table:table-cell table:formula="of:=[.F201]/[.$M$2]" office:value-type="float" office:value="0.110333333333333" calcext:value-type="float">
            <text:p>0,11033</text:p>
          </table:table-cell>
          <table:table-cell table:formula="of:=[.G201]/24" office:value-type="time" office:time-value="PT00H06M37.2S" calcext:value-type="time">
            <text:p>00:06: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0" xlink:type="simple">20 Julho 2019, sábado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33 </text:p>
          </table:table-cell>
          <table:table-cell office:value-type="string" calcext:value-type="string">
            <text:p>11:03 </text:p>
          </table:table-cell>
          <table:table-cell table:formula="of:=[.E202]*24" office:value-type="float" office:value="11.05" calcext:value-type="float">
            <text:p>11,050</text:p>
          </table:table-cell>
          <table:table-cell table:formula="of:=[.F202]/[.$M$2]" office:value-type="float" office:value="0.1105" calcext:value-type="float">
            <text:p>0,11050</text:p>
          </table:table-cell>
          <table:table-cell table:formula="of:=[.G202]/24" office:value-type="time" office:time-value="PT00H06M37.8S" calcext:value-type="time">
            <text:p>00:06: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1" xlink:type="simple">21 Julho 2019, domingo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34 </text:p>
          </table:table-cell>
          <table:table-cell office:value-type="string" calcext:value-type="string">
            <text:p>11:03 </text:p>
          </table:table-cell>
          <table:table-cell table:formula="of:=[.E203]*24" office:value-type="float" office:value="11.05" calcext:value-type="float">
            <text:p>11,050</text:p>
          </table:table-cell>
          <table:table-cell table:formula="of:=[.F203]/[.$M$2]" office:value-type="float" office:value="0.1105" calcext:value-type="float">
            <text:p>0,11050</text:p>
          </table:table-cell>
          <table:table-cell table:formula="of:=[.G203]/24" office:value-type="time" office:time-value="PT00H06M37.8S" calcext:value-type="time">
            <text:p>00:06: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2" xlink:type="simple">22 Julho 2019, segunda-feira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6:30 </text:p>
          </table:table-cell>
          <table:table-cell office:value-type="string" calcext:value-type="string">
            <text:p>17:34 </text:p>
          </table:table-cell>
          <table:table-cell office:value-type="string" calcext:value-type="string">
            <text:p>11:04 </text:p>
          </table:table-cell>
          <table:table-cell table:formula="of:=[.E204]*24" office:value-type="float" office:value="11.0666666666667" calcext:value-type="float">
            <text:p>11,067</text:p>
          </table:table-cell>
          <table:table-cell table:formula="of:=[.F204]/[.$M$2]" office:value-type="float" office:value="0.110666666666667" calcext:value-type="float">
            <text:p>0,11067</text:p>
          </table:table-cell>
          <table:table-cell table:formula="of:=[.G204]/24" office:value-type="time" office:time-value="PT00H06M38.4S" calcext:value-type="time">
            <text:p>00:06: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3" xlink:type="simple">23 Julho 2019, terça-feira</text:a>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34 </text:p>
          </table:table-cell>
          <table:table-cell office:value-type="string" calcext:value-type="string">
            <text:p>11:05 </text:p>
          </table:table-cell>
          <table:table-cell table:formula="of:=[.E205]*24" office:value-type="float" office:value="11.0833333333333" calcext:value-type="float">
            <text:p>11,083</text:p>
          </table:table-cell>
          <table:table-cell table:formula="of:=[.F205]/[.$M$2]" office:value-type="float" office:value="0.110833333333333" calcext:value-type="float">
            <text:p>0,11083</text:p>
          </table:table-cell>
          <table:table-cell table:formula="of:=[.G205]/24" office:value-type="time" office:time-value="PT00H06M39S" calcext:value-type="time">
            <text:p>00:06: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4" xlink:type="simple">24 Julho 2019, quarta-feira</text:a>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35 </text:p>
          </table:table-cell>
          <table:table-cell office:value-type="string" calcext:value-type="string">
            <text:p>11:05 </text:p>
          </table:table-cell>
          <table:table-cell table:formula="of:=[.E206]*24" office:value-type="float" office:value="11.0833333333333" calcext:value-type="float">
            <text:p>11,083</text:p>
          </table:table-cell>
          <table:table-cell table:formula="of:=[.F206]/[.$M$2]" office:value-type="float" office:value="0.110833333333333" calcext:value-type="float">
            <text:p>0,11083</text:p>
          </table:table-cell>
          <table:table-cell table:formula="of:=[.G206]/24" office:value-type="time" office:time-value="PT00H06M39S" calcext:value-type="time">
            <text:p>00:06: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5" xlink:type="simple">25 Julho 2019, quinta-feira</text:a>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6:29 </text:p>
          </table:table-cell>
          <table:table-cell office:value-type="string" calcext:value-type="string">
            <text:p>17:35 </text:p>
          </table:table-cell>
          <table:table-cell office:value-type="string" calcext:value-type="string">
            <text:p>11:06 </text:p>
          </table:table-cell>
          <table:table-cell table:formula="of:=[.E207]*24" office:value-type="float" office:value="11.1" calcext:value-type="float">
            <text:p>11,100</text:p>
          </table:table-cell>
          <table:table-cell table:formula="of:=[.F207]/[.$M$2]" office:value-type="float" office:value="0.111" calcext:value-type="float">
            <text:p>0,11100</text:p>
          </table:table-cell>
          <table:table-cell table:formula="of:=[.G207]/24" office:value-type="time" office:time-value="PT00H06M39.6S" calcext:value-type="time">
            <text:p>00:06: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6" xlink:type="simple">26 Julho 2019, sexta-feira</text:a>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35 </text:p>
          </table:table-cell>
          <table:table-cell office:value-type="string" calcext:value-type="string">
            <text:p>11:07 </text:p>
          </table:table-cell>
          <table:table-cell table:formula="of:=[.E208]*24" office:value-type="float" office:value="11.1166666666667" calcext:value-type="float">
            <text:p>11,117</text:p>
          </table:table-cell>
          <table:table-cell table:formula="of:=[.F208]/[.$M$2]" office:value-type="float" office:value="0.111166666666667" calcext:value-type="float">
            <text:p>0,11117</text:p>
          </table:table-cell>
          <table:table-cell table:formula="of:=[.G208]/24" office:value-type="time" office:time-value="PT00H06M40.2S" calcext:value-type="time">
            <text:p>00:06: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7" xlink:type="simple">27 Julho 2019, sábado</text:a>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36 </text:p>
          </table:table-cell>
          <table:table-cell office:value-type="string" calcext:value-type="string">
            <text:p>11:07 </text:p>
          </table:table-cell>
          <table:table-cell table:formula="of:=[.E209]*24" office:value-type="float" office:value="11.1166666666667" calcext:value-type="float">
            <text:p>11,117</text:p>
          </table:table-cell>
          <table:table-cell table:formula="of:=[.F209]/[.$M$2]" office:value-type="float" office:value="0.111166666666667" calcext:value-type="float">
            <text:p>0,11117</text:p>
          </table:table-cell>
          <table:table-cell table:formula="of:=[.G209]/24" office:value-type="time" office:time-value="PT00H06M40.2S" calcext:value-type="time">
            <text:p>00:06: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8" xlink:type="simple">28 Julho 2019, domingo</text:a>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6:28 </text:p>
          </table:table-cell>
          <table:table-cell office:value-type="string" calcext:value-type="string">
            <text:p>17:36 </text:p>
          </table:table-cell>
          <table:table-cell office:value-type="string" calcext:value-type="string">
            <text:p>11:08 </text:p>
          </table:table-cell>
          <table:table-cell table:formula="of:=[.E210]*24" office:value-type="float" office:value="11.1333333333333" calcext:value-type="float">
            <text:p>11,133</text:p>
          </table:table-cell>
          <table:table-cell table:formula="of:=[.F210]/[.$M$2]" office:value-type="float" office:value="0.111333333333333" calcext:value-type="float">
            <text:p>0,11133</text:p>
          </table:table-cell>
          <table:table-cell table:formula="of:=[.G210]/24" office:value-type="time" office:time-value="PT00H06M40.8S" calcext:value-type="time">
            <text:p>00:06: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29" xlink:type="simple">29 Julho 2019, segunda-feira</text:a>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36 </text:p>
          </table:table-cell>
          <table:table-cell office:value-type="string" calcext:value-type="string">
            <text:p>11:09 </text:p>
          </table:table-cell>
          <table:table-cell table:formula="of:=[.E211]*24" office:value-type="float" office:value="11.15" calcext:value-type="float">
            <text:p>11,150</text:p>
          </table:table-cell>
          <table:table-cell table:formula="of:=[.F211]/[.$M$2]" office:value-type="float" office:value="0.1115" calcext:value-type="float">
            <text:p>0,11150</text:p>
          </table:table-cell>
          <table:table-cell table:formula="of:=[.G211]/24" office:value-type="time" office:time-value="PT00H06M41.4S" calcext:value-type="time">
            <text:p>00:06: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30" xlink:type="simple">30 Julho 2019, terça-feira</text:a>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6:27 </text:p>
          </table:table-cell>
          <table:table-cell office:value-type="string" calcext:value-type="string">
            <text:p>17:37 </text:p>
          </table:table-cell>
          <table:table-cell office:value-type="string" calcext:value-type="string">
            <text:p>11:10 </text:p>
          </table:table-cell>
          <table:table-cell table:formula="of:=[.E212]*24" office:value-type="float" office:value="11.1666666666667" calcext:value-type="float">
            <text:p>11,167</text:p>
          </table:table-cell>
          <table:table-cell table:formula="of:=[.F212]/[.$M$2]" office:value-type="float" office:value="0.111666666666667" calcext:value-type="float">
            <text:p>0,11167</text:p>
          </table:table-cell>
          <table:table-cell table:formula="of:=[.G212]/24" office:value-type="time" office:time-value="PT00H06M42S" calcext:value-type="time">
            <text:p>00:06: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julho/31" xlink:type="simple">31 Julho 2019, quarta-feira</text:a>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37 </text:p>
          </table:table-cell>
          <table:table-cell office:value-type="string" calcext:value-type="string">
            <text:p>11:10</text:p>
          </table:table-cell>
          <table:table-cell table:formula="of:=[.E213]*24" office:value-type="float" office:value="11.1666666666667" calcext:value-type="float">
            <text:p>11,167</text:p>
          </table:table-cell>
          <table:table-cell table:formula="of:=[.F213]/[.$M$2]" office:value-type="float" office:value="0.111666666666667" calcext:value-type="float">
            <text:p>0,11167</text:p>
          </table:table-cell>
          <table:table-cell table:formula="of:=[.G213]/24" office:value-type="time" office:time-value="PT00H06M42S" calcext:value-type="time">
            <text:p>00:06: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" xlink:type="simple">1 Agosto 2019, quinta-feira</text:a>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6:26 </text:p>
          </table:table-cell>
          <table:table-cell office:value-type="string" calcext:value-type="string">
            <text:p>17:38 </text:p>
          </table:table-cell>
          <table:table-cell office:value-type="string" calcext:value-type="string">
            <text:p>11:11 </text:p>
          </table:table-cell>
          <table:table-cell table:formula="of:=[.E214]*24" office:value-type="float" office:value="11.1833333333333" calcext:value-type="float">
            <text:p>11,183</text:p>
          </table:table-cell>
          <table:table-cell table:formula="of:=[.F214]/[.$M$2]" office:value-type="float" office:value="0.111833333333333" calcext:value-type="float">
            <text:p>0,11183</text:p>
          </table:table-cell>
          <table:table-cell table:formula="of:=[.G214]/24" office:value-type="time" office:time-value="PT00H06M42.6S" calcext:value-type="time">
            <text:p>00:06: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" xlink:type="simple">2 Agosto 2019, sexta-feira</text:a>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7:38 </text:p>
          </table:table-cell>
          <table:table-cell office:value-type="string" calcext:value-type="string">
            <text:p>11:12 </text:p>
          </table:table-cell>
          <table:table-cell table:formula="of:=[.E215]*24" office:value-type="float" office:value="11.2" calcext:value-type="float">
            <text:p>11,200</text:p>
          </table:table-cell>
          <table:table-cell table:formula="of:=[.F215]/[.$M$2]" office:value-type="float" office:value="0.112" calcext:value-type="float">
            <text:p>0,11200</text:p>
          </table:table-cell>
          <table:table-cell table:formula="of:=[.G215]/24" office:value-type="time" office:time-value="PT00H06M43.2S" calcext:value-type="time">
            <text:p>00:06:4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3" xlink:type="simple">3 Agosto 2019, sábado</text:a>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6:25 </text:p>
          </table:table-cell>
          <table:table-cell office:value-type="string" calcext:value-type="string">
            <text:p>17:38 </text:p>
          </table:table-cell>
          <table:table-cell office:value-type="string" calcext:value-type="string">
            <text:p>11:13 </text:p>
          </table:table-cell>
          <table:table-cell table:formula="of:=[.E216]*24" office:value-type="float" office:value="11.2166666666667" calcext:value-type="float">
            <text:p>11,217</text:p>
          </table:table-cell>
          <table:table-cell table:formula="of:=[.F216]/[.$M$2]" office:value-type="float" office:value="0.112166666666667" calcext:value-type="float">
            <text:p>0,11217</text:p>
          </table:table-cell>
          <table:table-cell table:formula="of:=[.G216]/24" office:value-type="time" office:time-value="PT00H06M43.8S" calcext:value-type="time">
            <text:p>00:06: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4" xlink:type="simple">4 Agosto 2019, domingo</text:a>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7:38 </text:p>
          </table:table-cell>
          <table:table-cell office:value-type="string" calcext:value-type="string">
            <text:p>11:14 </text:p>
          </table:table-cell>
          <table:table-cell table:formula="of:=[.E217]*24" office:value-type="float" office:value="11.2333333333333" calcext:value-type="float">
            <text:p>11,233</text:p>
          </table:table-cell>
          <table:table-cell table:formula="of:=[.F217]/[.$M$2]" office:value-type="float" office:value="0.112333333333333" calcext:value-type="float">
            <text:p>0,11233</text:p>
          </table:table-cell>
          <table:table-cell table:formula="of:=[.G217]/24" office:value-type="time" office:time-value="PT00H06M44.4S" calcext:value-type="time">
            <text:p>00:06: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5" xlink:type="simple">5 Agosto 2019, segunda-feira</text:a>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6:24 </text:p>
          </table:table-cell>
          <table:table-cell office:value-type="string" calcext:value-type="string">
            <text:p>17:39 </text:p>
          </table:table-cell>
          <table:table-cell office:value-type="string" calcext:value-type="string">
            <text:p>11:14 </text:p>
          </table:table-cell>
          <table:table-cell table:formula="of:=[.E218]*24" office:value-type="float" office:value="11.2333333333333" calcext:value-type="float">
            <text:p>11,233</text:p>
          </table:table-cell>
          <table:table-cell table:formula="of:=[.F218]/[.$M$2]" office:value-type="float" office:value="0.112333333333333" calcext:value-type="float">
            <text:p>0,11233</text:p>
          </table:table-cell>
          <table:table-cell table:formula="of:=[.G218]/24" office:value-type="time" office:time-value="PT00H06M44.4S" calcext:value-type="time">
            <text:p>00:06:4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6" xlink:type="simple">6 Agosto 2019, terça-feira</text:a>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7:39 </text:p>
          </table:table-cell>
          <table:table-cell office:value-type="string" calcext:value-type="string">
            <text:p>11:15 </text:p>
          </table:table-cell>
          <table:table-cell table:formula="of:=[.E219]*24" office:value-type="float" office:value="11.25" calcext:value-type="float">
            <text:p>11,250</text:p>
          </table:table-cell>
          <table:table-cell table:formula="of:=[.F219]/[.$M$2]" office:value-type="float" office:value="0.1125" calcext:value-type="float">
            <text:p>0,11250</text:p>
          </table:table-cell>
          <table:table-cell table:formula="of:=[.G219]/24" office:value-type="time" office:time-value="PT00H06M45S" calcext:value-type="time">
            <text:p>00:06: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7" xlink:type="simple">7 Agosto 2019, quarta-feira</text:a>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6:23 </text:p>
          </table:table-cell>
          <table:table-cell office:value-type="string" calcext:value-type="string">
            <text:p>17:39 </text:p>
          </table:table-cell>
          <table:table-cell office:value-type="string" calcext:value-type="string">
            <text:p>11:16 </text:p>
          </table:table-cell>
          <table:table-cell table:formula="of:=[.E220]*24" office:value-type="float" office:value="11.2666666666667" calcext:value-type="float">
            <text:p>11,267</text:p>
          </table:table-cell>
          <table:table-cell table:formula="of:=[.F220]/[.$M$2]" office:value-type="float" office:value="0.112666666666667" calcext:value-type="float">
            <text:p>0,11267</text:p>
          </table:table-cell>
          <table:table-cell table:formula="of:=[.G220]/24" office:value-type="time" office:time-value="PT00H06M45.6S" calcext:value-type="time">
            <text:p>00:06: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8" xlink:type="simple">8 Agosto 2019, quinta-feira</text:a>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6:22 </text:p>
          </table:table-cell>
          <table:table-cell office:value-type="string" calcext:value-type="string">
            <text:p>17:40 </text:p>
          </table:table-cell>
          <table:table-cell office:value-type="string" calcext:value-type="string">
            <text:p>11:17 </text:p>
          </table:table-cell>
          <table:table-cell table:formula="of:=[.E221]*24" office:value-type="float" office:value="11.2833333333333" calcext:value-type="float">
            <text:p>11,283</text:p>
          </table:table-cell>
          <table:table-cell table:formula="of:=[.F221]/[.$M$2]" office:value-type="float" office:value="0.112833333333333" calcext:value-type="float">
            <text:p>0,11283</text:p>
          </table:table-cell>
          <table:table-cell table:formula="of:=[.G221]/24" office:value-type="time" office:time-value="PT00H06M46.2S" calcext:value-type="time">
            <text:p>00:06:4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9" xlink:type="simple">9 Agosto 2019, sexta-feira</text:a>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6:22 </text:p>
          </table:table-cell>
          <table:table-cell office:value-type="string" calcext:value-type="string">
            <text:p>17:40 </text:p>
          </table:table-cell>
          <table:table-cell office:value-type="string" calcext:value-type="string">
            <text:p>11:18 </text:p>
          </table:table-cell>
          <table:table-cell table:formula="of:=[.E222]*24" office:value-type="float" office:value="11.3" calcext:value-type="float">
            <text:p>11,300</text:p>
          </table:table-cell>
          <table:table-cell table:formula="of:=[.F222]/[.$M$2]" office:value-type="float" office:value="0.113" calcext:value-type="float">
            <text:p>0,11300</text:p>
          </table:table-cell>
          <table:table-cell table:formula="of:=[.G222]/24" office:value-type="time" office:time-value="PT00H06M46.8S" calcext:value-type="time">
            <text:p>00:06: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0" xlink:type="simple">10 Agosto 2019, sábado</text:a>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40 </text:p>
          </table:table-cell>
          <table:table-cell office:value-type="string" calcext:value-type="string">
            <text:p>11:19 </text:p>
          </table:table-cell>
          <table:table-cell table:formula="of:=[.E223]*24" office:value-type="float" office:value="11.3166666666667" calcext:value-type="float">
            <text:p>11,317</text:p>
          </table:table-cell>
          <table:table-cell table:formula="of:=[.F223]/[.$M$2]" office:value-type="float" office:value="0.113166666666667" calcext:value-type="float">
            <text:p>0,11317</text:p>
          </table:table-cell>
          <table:table-cell table:formula="of:=[.G223]/24" office:value-type="time" office:time-value="PT00H06M47.4S" calcext:value-type="time">
            <text:p>00:06:4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1" xlink:type="simple">11 Agosto 2019, domingo</text:a>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6:21 </text:p>
          </table:table-cell>
          <table:table-cell office:value-type="string" calcext:value-type="string">
            <text:p>17:41 </text:p>
          </table:table-cell>
          <table:table-cell office:value-type="string" calcext:value-type="string">
            <text:p>11:20 </text:p>
          </table:table-cell>
          <table:table-cell table:formula="of:=[.E224]*24" office:value-type="float" office:value="11.3333333333333" calcext:value-type="float">
            <text:p>11,333</text:p>
          </table:table-cell>
          <table:table-cell table:formula="of:=[.F224]/[.$M$2]" office:value-type="float" office:value="0.113333333333333" calcext:value-type="float">
            <text:p>0,11333</text:p>
          </table:table-cell>
          <table:table-cell table:formula="of:=[.G224]/24" office:value-type="time" office:time-value="PT00H06M48S" calcext:value-type="time">
            <text:p>00:06:4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2" xlink:type="simple">12 Agosto 2019, segunda-feira</text:a>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6:20 </text:p>
          </table:table-cell>
          <table:table-cell office:value-type="string" calcext:value-type="string">
            <text:p>17:41 </text:p>
          </table:table-cell>
          <table:table-cell office:value-type="string" calcext:value-type="string">
            <text:p>11:21 </text:p>
          </table:table-cell>
          <table:table-cell table:formula="of:=[.E225]*24" office:value-type="float" office:value="11.35" calcext:value-type="float">
            <text:p>11,350</text:p>
          </table:table-cell>
          <table:table-cell table:formula="of:=[.F225]/[.$M$2]" office:value-type="float" office:value="0.1135" calcext:value-type="float">
            <text:p>0,11350</text:p>
          </table:table-cell>
          <table:table-cell table:formula="of:=[.G225]/24" office:value-type="time" office:time-value="PT00H06M48.6S" calcext:value-type="time">
            <text:p>00:06: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3" xlink:type="simple">13 Agosto 2019, terça-feira</text:a>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7:41 </text:p>
          </table:table-cell>
          <table:table-cell office:value-type="string" calcext:value-type="string">
            <text:p>11:22 </text:p>
          </table:table-cell>
          <table:table-cell table:formula="of:=[.E226]*24" office:value-type="float" office:value="11.3666666666667" calcext:value-type="float">
            <text:p>11,367</text:p>
          </table:table-cell>
          <table:table-cell table:formula="of:=[.F226]/[.$M$2]" office:value-type="float" office:value="0.113666666666667" calcext:value-type="float">
            <text:p>0,11367</text:p>
          </table:table-cell>
          <table:table-cell table:formula="of:=[.G226]/24" office:value-type="time" office:time-value="PT00H06M49.2S" calcext:value-type="time">
            <text:p>00:06: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4" xlink:type="simple">14 Agosto 2019, quarta-feira</text:a>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6:19 </text:p>
          </table:table-cell>
          <table:table-cell office:value-type="string" calcext:value-type="string">
            <text:p>17:42 </text:p>
          </table:table-cell>
          <table:table-cell office:value-type="string" calcext:value-type="string">
            <text:p>11:22 </text:p>
          </table:table-cell>
          <table:table-cell table:formula="of:=[.E227]*24" office:value-type="float" office:value="11.3666666666667" calcext:value-type="float">
            <text:p>11,367</text:p>
          </table:table-cell>
          <table:table-cell table:formula="of:=[.F227]/[.$M$2]" office:value-type="float" office:value="0.113666666666667" calcext:value-type="float">
            <text:p>0,11367</text:p>
          </table:table-cell>
          <table:table-cell table:formula="of:=[.G227]/24" office:value-type="time" office:time-value="PT00H06M49.2S" calcext:value-type="time">
            <text:p>00:06:4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5" xlink:type="simple">15 Agosto 2019, quinta-feira</text:a>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6:18 </text:p>
          </table:table-cell>
          <table:table-cell office:value-type="string" calcext:value-type="string">
            <text:p>17:42 </text:p>
          </table:table-cell>
          <table:table-cell office:value-type="string" calcext:value-type="string">
            <text:p>11:23 </text:p>
          </table:table-cell>
          <table:table-cell table:formula="of:=[.E228]*24" office:value-type="float" office:value="11.3833333333333" calcext:value-type="float">
            <text:p>11,383</text:p>
          </table:table-cell>
          <table:table-cell table:formula="of:=[.F228]/[.$M$2]" office:value-type="float" office:value="0.113833333333333" calcext:value-type="float">
            <text:p>0,11383</text:p>
          </table:table-cell>
          <table:table-cell table:formula="of:=[.G228]/24" office:value-type="time" office:time-value="PT00H06M49.8S" calcext:value-type="time">
            <text:p>00:06: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6" xlink:type="simple">16 Agosto 2019, sexta-feira</text:a>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7:42 </text:p>
          </table:table-cell>
          <table:table-cell office:value-type="string" calcext:value-type="string">
            <text:p>11:24 </text:p>
          </table:table-cell>
          <table:table-cell table:formula="of:=[.E229]*24" office:value-type="float" office:value="11.4" calcext:value-type="float">
            <text:p>11,400</text:p>
          </table:table-cell>
          <table:table-cell table:formula="of:=[.F229]/[.$M$2]" office:value-type="float" office:value="0.114" calcext:value-type="float">
            <text:p>0,11400</text:p>
          </table:table-cell>
          <table:table-cell table:formula="of:=[.G229]/24" office:value-type="time" office:time-value="PT00H06M50.4S" calcext:value-type="time">
            <text:p>00:06:5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7" xlink:type="simple">17 Agosto 2019, sábado</text:a>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6:17 </text:p>
          </table:table-cell>
          <table:table-cell office:value-type="string" calcext:value-type="string">
            <text:p>17:42 </text:p>
          </table:table-cell>
          <table:table-cell office:value-type="string" calcext:value-type="string">
            <text:p>11:25 </text:p>
          </table:table-cell>
          <table:table-cell table:formula="of:=[.E230]*24" office:value-type="float" office:value="11.4166666666667" calcext:value-type="float">
            <text:p>11,417</text:p>
          </table:table-cell>
          <table:table-cell table:formula="of:=[.F230]/[.$M$2]" office:value-type="float" office:value="0.114166666666667" calcext:value-type="float">
            <text:p>0,11417</text:p>
          </table:table-cell>
          <table:table-cell table:formula="of:=[.G230]/24" office:value-type="time" office:time-value="PT00H06M51S" calcext:value-type="time">
            <text:p>00:06:5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8" xlink:type="simple">18 Agosto 2019, domingo</text:a>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6:16 </text:p>
          </table:table-cell>
          <table:table-cell office:value-type="string" calcext:value-type="string">
            <text:p>17:43 </text:p>
          </table:table-cell>
          <table:table-cell office:value-type="string" calcext:value-type="string">
            <text:p>11:26 </text:p>
          </table:table-cell>
          <table:table-cell table:formula="of:=[.E231]*24" office:value-type="float" office:value="11.4333333333333" calcext:value-type="float">
            <text:p>11,433</text:p>
          </table:table-cell>
          <table:table-cell table:formula="of:=[.F231]/[.$M$2]" office:value-type="float" office:value="0.114333333333333" calcext:value-type="float">
            <text:p>0,11433</text:p>
          </table:table-cell>
          <table:table-cell table:formula="of:=[.G231]/24" office:value-type="time" office:time-value="PT00H06M51.6S" calcext:value-type="time">
            <text:p>00:06: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19" xlink:type="simple">19 Agosto 2019, segunda-feira</text:a>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6:15 </text:p>
          </table:table-cell>
          <table:table-cell office:value-type="string" calcext:value-type="string">
            <text:p>17:43 </text:p>
          </table:table-cell>
          <table:table-cell office:value-type="string" calcext:value-type="string">
            <text:p>11:27 </text:p>
          </table:table-cell>
          <table:table-cell table:formula="of:=[.E232]*24" office:value-type="float" office:value="11.45" calcext:value-type="float">
            <text:p>11,450</text:p>
          </table:table-cell>
          <table:table-cell table:formula="of:=[.F232]/[.$M$2]" office:value-type="float" office:value="0.1145" calcext:value-type="float">
            <text:p>0,11450</text:p>
          </table:table-cell>
          <table:table-cell table:formula="of:=[.G232]/24" office:value-type="time" office:time-value="PT00H06M52.2S" calcext:value-type="time">
            <text:p>00:06:5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0" xlink:type="simple">20 Agosto 2019, terça-feira</text:a>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7:43 </text:p>
          </table:table-cell>
          <table:table-cell office:value-type="string" calcext:value-type="string">
            <text:p>11:28 </text:p>
          </table:table-cell>
          <table:table-cell table:formula="of:=[.E233]*24" office:value-type="float" office:value="11.4666666666667" calcext:value-type="float">
            <text:p>11,467</text:p>
          </table:table-cell>
          <table:table-cell table:formula="of:=[.F233]/[.$M$2]" office:value-type="float" office:value="0.114666666666667" calcext:value-type="float">
            <text:p>0,11467</text:p>
          </table:table-cell>
          <table:table-cell table:formula="of:=[.G233]/24" office:value-type="time" office:time-value="PT00H06M52.8S" calcext:value-type="time">
            <text:p>00:06: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1" xlink:type="simple">21 Agosto 2019, quarta-feira</text:a>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6:14 </text:p>
          </table:table-cell>
          <table:table-cell office:value-type="string" calcext:value-type="string">
            <text:p>17:43 </text:p>
          </table:table-cell>
          <table:table-cell office:value-type="string" calcext:value-type="string">
            <text:p>11:29 </text:p>
          </table:table-cell>
          <table:table-cell table:formula="of:=[.E234]*24" office:value-type="float" office:value="11.4833333333333" calcext:value-type="float">
            <text:p>11,483</text:p>
          </table:table-cell>
          <table:table-cell table:formula="of:=[.F234]/[.$M$2]" office:value-type="float" office:value="0.114833333333333" calcext:value-type="float">
            <text:p>0,11483</text:p>
          </table:table-cell>
          <table:table-cell table:formula="of:=[.G234]/24" office:value-type="time" office:time-value="PT00H06M53.4S" calcext:value-type="time">
            <text:p>00:06:5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2" xlink:type="simple">22 Agosto 2019, quinta-feira</text:a>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6:13 </text:p>
          </table:table-cell>
          <table:table-cell office:value-type="string" calcext:value-type="string">
            <text:p>17:44 </text:p>
          </table:table-cell>
          <table:table-cell office:value-type="string" calcext:value-type="string">
            <text:p>11:30 </text:p>
          </table:table-cell>
          <table:table-cell table:formula="of:=[.E235]*24" office:value-type="float" office:value="11.5" calcext:value-type="float">
            <text:p>11,500</text:p>
          </table:table-cell>
          <table:table-cell table:formula="of:=[.F235]/[.$M$2]" office:value-type="float" office:value="0.115" calcext:value-type="float">
            <text:p>0,11500</text:p>
          </table:table-cell>
          <table:table-cell table:formula="of:=[.G235]/24" office:value-type="time" office:time-value="PT00H06M54S" calcext:value-type="time">
            <text:p>00:06: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3" xlink:type="simple">23 Agosto 2019, sexta-feira</text:a>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6:12 </text:p>
          </table:table-cell>
          <table:table-cell office:value-type="string" calcext:value-type="string">
            <text:p>17:44 </text:p>
          </table:table-cell>
          <table:table-cell office:value-type="string" calcext:value-type="string">
            <text:p>11:31 </text:p>
          </table:table-cell>
          <table:table-cell table:formula="of:=[.E236]*24" office:value-type="float" office:value="11.5166666666667" calcext:value-type="float">
            <text:p>11,517</text:p>
          </table:table-cell>
          <table:table-cell table:formula="of:=[.F236]/[.$M$2]" office:value-type="float" office:value="0.115166666666667" calcext:value-type="float">
            <text:p>0,11517</text:p>
          </table:table-cell>
          <table:table-cell table:formula="of:=[.G236]/24" office:value-type="time" office:time-value="PT00H06M54.6S" calcext:value-type="time">
            <text:p>00:06: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4" xlink:type="simple">24 Agosto 2019, sábado</text:a>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7:44 </text:p>
          </table:table-cell>
          <table:table-cell office:value-type="string" calcext:value-type="string">
            <text:p>11:32 </text:p>
          </table:table-cell>
          <table:table-cell table:formula="of:=[.E237]*24" office:value-type="float" office:value="11.5333333333333" calcext:value-type="float">
            <text:p>11,533</text:p>
          </table:table-cell>
          <table:table-cell table:formula="of:=[.F237]/[.$M$2]" office:value-type="float" office:value="0.115333333333333" calcext:value-type="float">
            <text:p>0,11533</text:p>
          </table:table-cell>
          <table:table-cell table:formula="of:=[.G237]/24" office:value-type="time" office:time-value="PT00H06M55.2S" calcext:value-type="time">
            <text:p>00:06: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5" xlink:type="simple">25 Agosto 2019, domingo</text:a>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6:11 </text:p>
          </table:table-cell>
          <table:table-cell office:value-type="string" calcext:value-type="string">
            <text:p>17:44 </text:p>
          </table:table-cell>
          <table:table-cell office:value-type="string" calcext:value-type="string">
            <text:p>11:33 </text:p>
          </table:table-cell>
          <table:table-cell table:formula="of:=[.E238]*24" office:value-type="float" office:value="11.55" calcext:value-type="float">
            <text:p>11,550</text:p>
          </table:table-cell>
          <table:table-cell table:formula="of:=[.F238]/[.$M$2]" office:value-type="float" office:value="0.1155" calcext:value-type="float">
            <text:p>0,11550</text:p>
          </table:table-cell>
          <table:table-cell table:formula="of:=[.G238]/24" office:value-type="time" office:time-value="PT00H06M55.8S" calcext:value-type="time">
            <text:p>00:06: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6" xlink:type="simple">26 Agosto 2019, segunda-feira</text:a>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06:10 </text:p>
          </table:table-cell>
          <table:table-cell office:value-type="string" calcext:value-type="string">
            <text:p>17:45 </text:p>
          </table:table-cell>
          <table:table-cell office:value-type="string" calcext:value-type="string">
            <text:p>11:34 </text:p>
          </table:table-cell>
          <table:table-cell table:formula="of:=[.E239]*24" office:value-type="float" office:value="11.5666666666667" calcext:value-type="float">
            <text:p>11,567</text:p>
          </table:table-cell>
          <table:table-cell table:formula="of:=[.F239]/[.$M$2]" office:value-type="float" office:value="0.115666666666667" calcext:value-type="float">
            <text:p>0,11567</text:p>
          </table:table-cell>
          <table:table-cell table:formula="of:=[.G239]/24" office:value-type="time" office:time-value="PT00H06M56.4S" calcext:value-type="time">
            <text:p>00:06: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7" xlink:type="simple">27 Agosto 2019, terça-feira</text:a>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6:09 </text:p>
          </table:table-cell>
          <table:table-cell office:value-type="string" calcext:value-type="string">
            <text:p>17:45 </text:p>
          </table:table-cell>
          <table:table-cell office:value-type="string" calcext:value-type="string">
            <text:p>11:35 </text:p>
          </table:table-cell>
          <table:table-cell table:formula="of:=[.E240]*24" office:value-type="float" office:value="11.5833333333333" calcext:value-type="float">
            <text:p>11,583</text:p>
          </table:table-cell>
          <table:table-cell table:formula="of:=[.F240]/[.$M$2]" office:value-type="float" office:value="0.115833333333333" calcext:value-type="float">
            <text:p>0,11583</text:p>
          </table:table-cell>
          <table:table-cell table:formula="of:=[.G240]/24" office:value-type="time" office:time-value="PT00H06M57S" calcext:value-type="time">
            <text:p>00:06:5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8" xlink:type="simple">28 Agosto 2019, quarta-feira</text:a>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6:08 </text:p>
          </table:table-cell>
          <table:table-cell office:value-type="string" calcext:value-type="string">
            <text:p>17:45 </text:p>
          </table:table-cell>
          <table:table-cell office:value-type="string" calcext:value-type="string">
            <text:p>11:36 </text:p>
          </table:table-cell>
          <table:table-cell table:formula="of:=[.E241]*24" office:value-type="float" office:value="11.6" calcext:value-type="float">
            <text:p>11,600</text:p>
          </table:table-cell>
          <table:table-cell table:formula="of:=[.F241]/[.$M$2]" office:value-type="float" office:value="0.116" calcext:value-type="float">
            <text:p>0,11600</text:p>
          </table:table-cell>
          <table:table-cell table:formula="of:=[.G241]/24" office:value-type="time" office:time-value="PT00H06M57.6S" calcext:value-type="time">
            <text:p>00:06: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29" xlink:type="simple">29 Agosto 2019, quinta-feira</text:a>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5 </text:p>
          </table:table-cell>
          <table:table-cell office:value-type="string" calcext:value-type="string">
            <text:p>11:37 </text:p>
          </table:table-cell>
          <table:table-cell table:formula="of:=[.E242]*24" office:value-type="float" office:value="11.6166666666667" calcext:value-type="float">
            <text:p>11,617</text:p>
          </table:table-cell>
          <table:table-cell table:formula="of:=[.F242]/[.$M$2]" office:value-type="float" office:value="0.116166666666667" calcext:value-type="float">
            <text:p>0,11617</text:p>
          </table:table-cell>
          <table:table-cell table:formula="of:=[.G242]/24" office:value-type="time" office:time-value="PT00H06M58.2S" calcext:value-type="time">
            <text:p>00:06: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30" xlink:type="simple">30 Agosto 2019, sexta-feira</text:a>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6:07 </text:p>
          </table:table-cell>
          <table:table-cell office:value-type="string" calcext:value-type="string">
            <text:p>17:46 </text:p>
          </table:table-cell>
          <table:table-cell office:value-type="string" calcext:value-type="string">
            <text:p>11:38 </text:p>
          </table:table-cell>
          <table:table-cell table:formula="of:=[.E243]*24" office:value-type="float" office:value="11.6333333333333" calcext:value-type="float">
            <text:p>11,633</text:p>
          </table:table-cell>
          <table:table-cell table:formula="of:=[.F243]/[.$M$2]" office:value-type="float" office:value="0.116333333333333" calcext:value-type="float">
            <text:p>0,11633</text:p>
          </table:table-cell>
          <table:table-cell table:formula="of:=[.G243]/24" office:value-type="time" office:time-value="PT00H06M58.8S" calcext:value-type="time">
            <text:p>00:06: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agosto/31" xlink:type="simple">31 Agosto 2019, sábado</text:a>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6:06 </text:p>
          </table:table-cell>
          <table:table-cell office:value-type="string" calcext:value-type="string">
            <text:p>17:46 </text:p>
          </table:table-cell>
          <table:table-cell office:value-type="string" calcext:value-type="string">
            <text:p>11:39</text:p>
          </table:table-cell>
          <table:table-cell table:formula="of:=[.E244]*24" office:value-type="float" office:value="11.65" calcext:value-type="float">
            <text:p>11,650</text:p>
          </table:table-cell>
          <table:table-cell table:formula="of:=[.F244]/[.$M$2]" office:value-type="float" office:value="0.1165" calcext:value-type="float">
            <text:p>0,11650</text:p>
          </table:table-cell>
          <table:table-cell table:formula="of:=[.G244]/24" office:value-type="time" office:time-value="PT00H06M59.4S" calcext:value-type="time">
            <text:p>00:06: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" xlink:type="simple">1 Setembro 2019, domingo</text:a>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6:05 </text:p>
          </table:table-cell>
          <table:table-cell office:value-type="string" calcext:value-type="string">
            <text:p>17:46 </text:p>
          </table:table-cell>
          <table:table-cell office:value-type="string" calcext:value-type="string">
            <text:p>11:41 </text:p>
          </table:table-cell>
          <table:table-cell table:formula="of:=[.E245]*24" office:value-type="float" office:value="11.6833333333333" calcext:value-type="float">
            <text:p>11,683</text:p>
          </table:table-cell>
          <table:table-cell table:formula="of:=[.F245]/[.$M$2]" office:value-type="float" office:value="0.116833333333333" calcext:value-type="float">
            <text:p>0,11683</text:p>
          </table:table-cell>
          <table:table-cell table:formula="of:=[.G245]/24" office:value-type="time" office:time-value="PT00H07M00.6S" calcext:value-type="time">
            <text:p>00:07: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" xlink:type="simple">2 Setembro 2019, segunda-feira</text:a>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6:04 </text:p>
          </table:table-cell>
          <table:table-cell office:value-type="string" calcext:value-type="string">
            <text:p>17:46 </text:p>
          </table:table-cell>
          <table:table-cell office:value-type="string" calcext:value-type="string">
            <text:p>11:42 </text:p>
          </table:table-cell>
          <table:table-cell table:formula="of:=[.E246]*24" office:value-type="float" office:value="11.7" calcext:value-type="float">
            <text:p>11,700</text:p>
          </table:table-cell>
          <table:table-cell table:formula="of:=[.F246]/[.$M$2]" office:value-type="float" office:value="0.117" calcext:value-type="float">
            <text:p>0,11700</text:p>
          </table:table-cell>
          <table:table-cell table:formula="of:=[.G246]/24" office:value-type="time" office:time-value="PT00H07M01.2S" calcext:value-type="time">
            <text:p>00:07:0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3" xlink:type="simple">3 Setembro 2019, terça-feira</text:a>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6:03 </text:p>
          </table:table-cell>
          <table:table-cell office:value-type="string" calcext:value-type="string">
            <text:p>17:46 </text:p>
          </table:table-cell>
          <table:table-cell office:value-type="string" calcext:value-type="string">
            <text:p>11:43 </text:p>
          </table:table-cell>
          <table:table-cell table:formula="of:=[.E247]*24" office:value-type="float" office:value="11.7166666666667" calcext:value-type="float">
            <text:p>11,717</text:p>
          </table:table-cell>
          <table:table-cell table:formula="of:=[.F247]/[.$M$2]" office:value-type="float" office:value="0.117166666666667" calcext:value-type="float">
            <text:p>0,11717</text:p>
          </table:table-cell>
          <table:table-cell table:formula="of:=[.G247]/24" office:value-type="time" office:time-value="PT00H07M01.8S" calcext:value-type="time">
            <text:p>00:07: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4" xlink:type="simple">4 Setembro 2019, quarta-feira</text:a>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6:02 </text:p>
          </table:table-cell>
          <table:table-cell office:value-type="string" calcext:value-type="string">
            <text:p>17:47 </text:p>
          </table:table-cell>
          <table:table-cell office:value-type="string" calcext:value-type="string">
            <text:p>11:44 </text:p>
          </table:table-cell>
          <table:table-cell table:formula="of:=[.E248]*24" office:value-type="float" office:value="11.7333333333333" calcext:value-type="float">
            <text:p>11,733</text:p>
          </table:table-cell>
          <table:table-cell table:formula="of:=[.F248]/[.$M$2]" office:value-type="float" office:value="0.117333333333333" calcext:value-type="float">
            <text:p>0,11733</text:p>
          </table:table-cell>
          <table:table-cell table:formula="of:=[.G248]/24" office:value-type="time" office:time-value="PT00H07M02.4S" calcext:value-type="time">
            <text:p>00:07: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5" xlink:type="simple">5 Setembro 2019, quinta-feira</text:a>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7:47 </text:p>
          </table:table-cell>
          <table:table-cell office:value-type="string" calcext:value-type="string">
            <text:p>11:45 </text:p>
          </table:table-cell>
          <table:table-cell table:formula="of:=[.E249]*24" office:value-type="float" office:value="11.75" calcext:value-type="float">
            <text:p>11,750</text:p>
          </table:table-cell>
          <table:table-cell table:formula="of:=[.F249]/[.$M$2]" office:value-type="float" office:value="0.1175" calcext:value-type="float">
            <text:p>0,11750</text:p>
          </table:table-cell>
          <table:table-cell table:formula="of:=[.G249]/24" office:value-type="time" office:time-value="PT00H07M03S" calcext:value-type="time">
            <text:p>00:07: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6" xlink:type="simple">6 Setembro 2019, sexta-feira</text:a>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6:01 </text:p>
          </table:table-cell>
          <table:table-cell office:value-type="string" calcext:value-type="string">
            <text:p>17:47 </text:p>
          </table:table-cell>
          <table:table-cell office:value-type="string" calcext:value-type="string">
            <text:p>11:46 </text:p>
          </table:table-cell>
          <table:table-cell table:formula="of:=[.E250]*24" office:value-type="float" office:value="11.7666666666667" calcext:value-type="float">
            <text:p>11,767</text:p>
          </table:table-cell>
          <table:table-cell table:formula="of:=[.F250]/[.$M$2]" office:value-type="float" office:value="0.117666666666667" calcext:value-type="float">
            <text:p>0,11767</text:p>
          </table:table-cell>
          <table:table-cell table:formula="of:=[.G250]/24" office:value-type="time" office:time-value="PT00H07M03.6S" calcext:value-type="time">
            <text:p>00:07: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7" xlink:type="simple">7 Setembro 2019, sábado</text:a>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6:00 </text:p>
          </table:table-cell>
          <table:table-cell office:value-type="string" calcext:value-type="string">
            <text:p>17:47 </text:p>
          </table:table-cell>
          <table:table-cell office:value-type="string" calcext:value-type="string">
            <text:p>11:47 </text:p>
          </table:table-cell>
          <table:table-cell table:formula="of:=[.E251]*24" office:value-type="float" office:value="11.7833333333333" calcext:value-type="float">
            <text:p>11,783</text:p>
          </table:table-cell>
          <table:table-cell table:formula="of:=[.F251]/[.$M$2]" office:value-type="float" office:value="0.117833333333333" calcext:value-type="float">
            <text:p>0,11783</text:p>
          </table:table-cell>
          <table:table-cell table:formula="of:=[.G251]/24" office:value-type="time" office:time-value="PT00H07M04.2S" calcext:value-type="time">
            <text:p>00:07: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8" xlink:type="simple">8 Setembro 2019, domingo</text:a>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5:59 </text:p>
          </table:table-cell>
          <table:table-cell office:value-type="string" calcext:value-type="string">
            <text:p>17:47 </text:p>
          </table:table-cell>
          <table:table-cell office:value-type="string" calcext:value-type="string">
            <text:p>11:48 </text:p>
          </table:table-cell>
          <table:table-cell table:formula="of:=[.E252]*24" office:value-type="float" office:value="11.8" calcext:value-type="float">
            <text:p>11,800</text:p>
          </table:table-cell>
          <table:table-cell table:formula="of:=[.F252]/[.$M$2]" office:value-type="float" office:value="0.118" calcext:value-type="float">
            <text:p>0,11800</text:p>
          </table:table-cell>
          <table:table-cell table:formula="of:=[.G252]/24" office:value-type="time" office:time-value="PT00H07M04.8S" calcext:value-type="time">
            <text:p>00:07: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9" xlink:type="simple">9 Setembro 2019, segunda-feira</text:a>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5:58 </text:p>
          </table:table-cell>
          <table:table-cell office:value-type="string" calcext:value-type="string">
            <text:p>17:48 </text:p>
          </table:table-cell>
          <table:table-cell office:value-type="string" calcext:value-type="string">
            <text:p>11:49 </text:p>
          </table:table-cell>
          <table:table-cell table:formula="of:=[.E253]*24" office:value-type="float" office:value="11.8166666666667" calcext:value-type="float">
            <text:p>11,817</text:p>
          </table:table-cell>
          <table:table-cell table:formula="of:=[.F253]/[.$M$2]" office:value-type="float" office:value="0.118166666666667" calcext:value-type="float">
            <text:p>0,11817</text:p>
          </table:table-cell>
          <table:table-cell table:formula="of:=[.G253]/24" office:value-type="time" office:time-value="PT00H07M05.4S" calcext:value-type="time">
            <text:p>00:07: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0" xlink:type="simple">10 Setembro 2019, terça-feira</text:a>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5:57 </text:p>
          </table:table-cell>
          <table:table-cell office:value-type="string" calcext:value-type="string">
            <text:p>17:48 </text:p>
          </table:table-cell>
          <table:table-cell office:value-type="string" calcext:value-type="string">
            <text:p>11:50 </text:p>
          </table:table-cell>
          <table:table-cell table:formula="of:=[.E254]*24" office:value-type="float" office:value="11.8333333333333" calcext:value-type="float">
            <text:p>11,833</text:p>
          </table:table-cell>
          <table:table-cell table:formula="of:=[.F254]/[.$M$2]" office:value-type="float" office:value="0.118333333333333" calcext:value-type="float">
            <text:p>0,11833</text:p>
          </table:table-cell>
          <table:table-cell table:formula="of:=[.G254]/24" office:value-type="time" office:time-value="PT00H07M06S" calcext:value-type="time">
            <text:p>00:07:0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1" xlink:type="simple">11 Setembro 2019, quarta-feira</text:a>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5:56 </text:p>
          </table:table-cell>
          <table:table-cell office:value-type="string" calcext:value-type="string">
            <text:p>17:48 </text:p>
          </table:table-cell>
          <table:table-cell office:value-type="string" calcext:value-type="string">
            <text:p>11:51 </text:p>
          </table:table-cell>
          <table:table-cell table:formula="of:=[.E255]*24" office:value-type="float" office:value="11.85" calcext:value-type="float">
            <text:p>11,850</text:p>
          </table:table-cell>
          <table:table-cell table:formula="of:=[.F255]/[.$M$2]" office:value-type="float" office:value="0.1185" calcext:value-type="float">
            <text:p>0,11850</text:p>
          </table:table-cell>
          <table:table-cell table:formula="of:=[.G255]/24" office:value-type="time" office:time-value="PT00H07M06.6S" calcext:value-type="time">
            <text:p>00:07: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2" xlink:type="simple">12 Setembro 2019, quinta-feira</text:a>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5:55 </text:p>
          </table:table-cell>
          <table:table-cell office:value-type="string" calcext:value-type="string">
            <text:p>17:48 </text:p>
          </table:table-cell>
          <table:table-cell office:value-type="string" calcext:value-type="string">
            <text:p>11:52 </text:p>
          </table:table-cell>
          <table:table-cell table:formula="of:=[.E256]*24" office:value-type="float" office:value="11.8666666666667" calcext:value-type="float">
            <text:p>11,867</text:p>
          </table:table-cell>
          <table:table-cell table:formula="of:=[.F256]/[.$M$2]" office:value-type="float" office:value="0.118666666666667" calcext:value-type="float">
            <text:p>0,11867</text:p>
          </table:table-cell>
          <table:table-cell table:formula="of:=[.G256]/24" office:value-type="time" office:time-value="PT00H07M07.2S" calcext:value-type="time">
            <text:p>00:07: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3" xlink:type="simple">13 Setembro 2019, sexta-feira</text:a>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5:54 </text:p>
          </table:table-cell>
          <table:table-cell office:value-type="string" calcext:value-type="string">
            <text:p>17:48 </text:p>
          </table:table-cell>
          <table:table-cell office:value-type="string" calcext:value-type="string">
            <text:p>11:54 </text:p>
          </table:table-cell>
          <table:table-cell table:formula="of:=[.E257]*24" office:value-type="float" office:value="11.9" calcext:value-type="float">
            <text:p>11,900</text:p>
          </table:table-cell>
          <table:table-cell table:formula="of:=[.F257]/[.$M$2]" office:value-type="float" office:value="0.119" calcext:value-type="float">
            <text:p>0,11900</text:p>
          </table:table-cell>
          <table:table-cell table:formula="of:=[.G257]/24" office:value-type="time" office:time-value="PT00H07M08.4S" calcext:value-type="time">
            <text:p>00:07:0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4" xlink:type="simple">14 Setembro 2019, sábado</text:a>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5:53 </text:p>
          </table:table-cell>
          <table:table-cell office:value-type="string" calcext:value-type="string">
            <text:p>17:49 </text:p>
          </table:table-cell>
          <table:table-cell office:value-type="string" calcext:value-type="string">
            <text:p>11:55 </text:p>
          </table:table-cell>
          <table:table-cell table:formula="of:=[.E258]*24" office:value-type="float" office:value="11.9166666666667" calcext:value-type="float">
            <text:p>11,917</text:p>
          </table:table-cell>
          <table:table-cell table:formula="of:=[.F258]/[.$M$2]" office:value-type="float" office:value="0.119166666666667" calcext:value-type="float">
            <text:p>0,11917</text:p>
          </table:table-cell>
          <table:table-cell table:formula="of:=[.G258]/24" office:value-type="time" office:time-value="PT00H07M09S" calcext:value-type="time">
            <text:p>00:07:0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5" xlink:type="simple">15 Setembro 2019, domingo</text:a>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5:52 </text:p>
          </table:table-cell>
          <table:table-cell office:value-type="string" calcext:value-type="string">
            <text:p>17:49 </text:p>
          </table:table-cell>
          <table:table-cell office:value-type="string" calcext:value-type="string">
            <text:p>11:56 </text:p>
          </table:table-cell>
          <table:table-cell table:formula="of:=[.E259]*24" office:value-type="float" office:value="11.9333333333333" calcext:value-type="float">
            <text:p>11,933</text:p>
          </table:table-cell>
          <table:table-cell table:formula="of:=[.F259]/[.$M$2]" office:value-type="float" office:value="0.119333333333333" calcext:value-type="float">
            <text:p>0,11933</text:p>
          </table:table-cell>
          <table:table-cell table:formula="of:=[.G259]/24" office:value-type="time" office:time-value="PT00H07M09.6S" calcext:value-type="time">
            <text:p>00:07: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6" xlink:type="simple">16 Setembro 2019, segunda-feira</text:a>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5:52 </text:p>
          </table:table-cell>
          <table:table-cell office:value-type="string" calcext:value-type="string">
            <text:p>17:49 </text:p>
          </table:table-cell>
          <table:table-cell office:value-type="string" calcext:value-type="string">
            <text:p>11:57 </text:p>
          </table:table-cell>
          <table:table-cell table:formula="of:=[.E260]*24" office:value-type="float" office:value="11.95" calcext:value-type="float">
            <text:p>11,950</text:p>
          </table:table-cell>
          <table:table-cell table:formula="of:=[.F260]/[.$M$2]" office:value-type="float" office:value="0.1195" calcext:value-type="float">
            <text:p>0,11950</text:p>
          </table:table-cell>
          <table:table-cell table:formula="of:=[.G260]/24" office:value-type="time" office:time-value="PT00H07M10.2S" calcext:value-type="time">
            <text:p>00:07: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7" xlink:type="simple">17 Setembro 2019, terça-feira</text:a>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5:51 </text:p>
          </table:table-cell>
          <table:table-cell office:value-type="string" calcext:value-type="string">
            <text:p>17:49 </text:p>
          </table:table-cell>
          <table:table-cell office:value-type="string" calcext:value-type="string">
            <text:p>11:58 </text:p>
          </table:table-cell>
          <table:table-cell table:formula="of:=[.E261]*24" office:value-type="float" office:value="11.9666666666667" calcext:value-type="float">
            <text:p>11,967</text:p>
          </table:table-cell>
          <table:table-cell table:formula="of:=[.F261]/[.$M$2]" office:value-type="float" office:value="0.119666666666667" calcext:value-type="float">
            <text:p>0,11967</text:p>
          </table:table-cell>
          <table:table-cell table:formula="of:=[.G261]/24" office:value-type="time" office:time-value="PT00H07M10.8S" calcext:value-type="time">
            <text:p>00:07: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8" xlink:type="simple">18 Setembro 2019, quarta-feira</text:a>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5:50 </text:p>
          </table:table-cell>
          <table:table-cell office:value-type="string" calcext:value-type="string">
            <text:p>17:49 </text:p>
          </table:table-cell>
          <table:table-cell office:value-type="string" calcext:value-type="string">
            <text:p>11:59 </text:p>
          </table:table-cell>
          <table:table-cell table:formula="of:=[.E262]*24" office:value-type="float" office:value="11.9833333333333" calcext:value-type="float">
            <text:p>11,983</text:p>
          </table:table-cell>
          <table:table-cell table:formula="of:=[.F262]/[.$M$2]" office:value-type="float" office:value="0.119833333333333" calcext:value-type="float">
            <text:p>0,11983</text:p>
          </table:table-cell>
          <table:table-cell table:formula="of:=[.G262]/24" office:value-type="time" office:time-value="PT00H07M11.4S" calcext:value-type="time">
            <text:p>00:07: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19" xlink:type="simple">19 Setembro 2019, quinta-feira</text:a>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5:49 </text:p>
          </table:table-cell>
          <table:table-cell office:value-type="string" calcext:value-type="string">
            <text:p>17:50 </text:p>
          </table:table-cell>
          <table:table-cell office:value-type="string" calcext:value-type="string">
            <text:p>12:00 </text:p>
          </table:table-cell>
          <table:table-cell table:formula="of:=[.E263]*24" office:value-type="float" office:value="12" calcext:value-type="float">
            <text:p>12,000</text:p>
          </table:table-cell>
          <table:table-cell table:formula="of:=[.F263]/[.$M$2]" office:value-type="float" office:value="0.12" calcext:value-type="float">
            <text:p>0,12000</text:p>
          </table:table-cell>
          <table:table-cell table:formula="of:=[.G263]/24" office:value-type="time" office:time-value="PT00H07M12S" calcext:value-type="time">
            <text:p>00:07: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0" xlink:type="simple">20 Setembro 2019, sexta-feira</text:a>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5:48 </text:p>
          </table:table-cell>
          <table:table-cell office:value-type="string" calcext:value-type="string">
            <text:p>17:50 </text:p>
          </table:table-cell>
          <table:table-cell office:value-type="string" calcext:value-type="string">
            <text:p>12:01 </text:p>
          </table:table-cell>
          <table:table-cell table:formula="of:=[.E264]*24" office:value-type="float" office:value="12.0166666666667" calcext:value-type="float">
            <text:p>12,017</text:p>
          </table:table-cell>
          <table:table-cell table:formula="of:=[.F264]/[.$M$2]" office:value-type="float" office:value="0.120166666666667" calcext:value-type="float">
            <text:p>0,12017</text:p>
          </table:table-cell>
          <table:table-cell table:formula="of:=[.G264]/24" office:value-type="time" office:time-value="PT00H07M12.6S" calcext:value-type="time">
            <text:p>00:07: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1" xlink:type="simple">21 Setembro 2019, sábado</text:a>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5:47 </text:p>
          </table:table-cell>
          <table:table-cell office:value-type="string" calcext:value-type="string">
            <text:p>17:50 </text:p>
          </table:table-cell>
          <table:table-cell office:value-type="string" calcext:value-type="string">
            <text:p>12:03 </text:p>
          </table:table-cell>
          <table:table-cell table:formula="of:=[.E265]*24" office:value-type="float" office:value="12.05" calcext:value-type="float">
            <text:p>12,050</text:p>
          </table:table-cell>
          <table:table-cell table:formula="of:=[.F265]/[.$M$2]" office:value-type="float" office:value="0.1205" calcext:value-type="float">
            <text:p>0,12050</text:p>
          </table:table-cell>
          <table:table-cell table:formula="of:=[.G265]/24" office:value-type="time" office:time-value="PT00H07M13.8S" calcext:value-type="time">
            <text:p>00:07: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2" xlink:type="simple">22 Setembro 2019, domingo</text:a>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5:46 </text:p>
          </table:table-cell>
          <table:table-cell office:value-type="string" calcext:value-type="string">
            <text:p>17:50 </text:p>
          </table:table-cell>
          <table:table-cell office:value-type="string" calcext:value-type="string">
            <text:p>12:04 </text:p>
          </table:table-cell>
          <table:table-cell table:formula="of:=[.E266]*24" office:value-type="float" office:value="12.0666666666667" calcext:value-type="float">
            <text:p>12,067</text:p>
          </table:table-cell>
          <table:table-cell table:formula="of:=[.F266]/[.$M$2]" office:value-type="float" office:value="0.120666666666667" calcext:value-type="float">
            <text:p>0,12067</text:p>
          </table:table-cell>
          <table:table-cell table:formula="of:=[.G266]/24" office:value-type="time" office:time-value="PT00H07M14.4S" calcext:value-type="time">
            <text:p>00:07: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3" xlink:type="simple">23 Setembro 2019, segunda-feira</text:a>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5:45 </text:p>
          </table:table-cell>
          <table:table-cell office:value-type="string" calcext:value-type="string">
            <text:p>17:50 </text:p>
          </table:table-cell>
          <table:table-cell office:value-type="string" calcext:value-type="string">
            <text:p>12:05 </text:p>
          </table:table-cell>
          <table:table-cell table:formula="of:=[.E267]*24" office:value-type="float" office:value="12.0833333333333" calcext:value-type="float">
            <text:p>12,083</text:p>
          </table:table-cell>
          <table:table-cell table:formula="of:=[.F267]/[.$M$2]" office:value-type="float" office:value="0.120833333333333" calcext:value-type="float">
            <text:p>0,12083</text:p>
          </table:table-cell>
          <table:table-cell table:formula="of:=[.G267]/24" office:value-type="time" office:time-value="PT00H07M15S" calcext:value-type="time">
            <text:p>00:07: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4" xlink:type="simple">24 Setembro 2019, terça-feira</text:a>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5:44 </text:p>
          </table:table-cell>
          <table:table-cell office:value-type="string" calcext:value-type="string">
            <text:p>17:51 </text:p>
          </table:table-cell>
          <table:table-cell office:value-type="string" calcext:value-type="string">
            <text:p>12:06 </text:p>
          </table:table-cell>
          <table:table-cell table:formula="of:=[.E268]*24" office:value-type="float" office:value="12.1" calcext:value-type="float">
            <text:p>12,100</text:p>
          </table:table-cell>
          <table:table-cell table:formula="of:=[.F268]/[.$M$2]" office:value-type="float" office:value="0.121" calcext:value-type="float">
            <text:p>0,12100</text:p>
          </table:table-cell>
          <table:table-cell table:formula="of:=[.G268]/24" office:value-type="time" office:time-value="PT00H07M15.6S" calcext:value-type="time">
            <text:p>00:07: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5" xlink:type="simple">25 Setembro 2019, quarta-feira</text:a>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5:43 </text:p>
          </table:table-cell>
          <table:table-cell office:value-type="string" calcext:value-type="string">
            <text:p>17:51 </text:p>
          </table:table-cell>
          <table:table-cell office:value-type="string" calcext:value-type="string">
            <text:p>12:07 </text:p>
          </table:table-cell>
          <table:table-cell table:formula="of:=[.E269]*24" office:value-type="float" office:value="12.1166666666667" calcext:value-type="float">
            <text:p>12,117</text:p>
          </table:table-cell>
          <table:table-cell table:formula="of:=[.F269]/[.$M$2]" office:value-type="float" office:value="0.121166666666667" calcext:value-type="float">
            <text:p>0,12117</text:p>
          </table:table-cell>
          <table:table-cell table:formula="of:=[.G269]/24" office:value-type="time" office:time-value="PT00H07M16.2S" calcext:value-type="time">
            <text:p>00:07: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6" xlink:type="simple">26 Setembro 2019, quinta-feira</text:a>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5:42 </text:p>
          </table:table-cell>
          <table:table-cell office:value-type="string" calcext:value-type="string">
            <text:p>17:51 </text:p>
          </table:table-cell>
          <table:table-cell office:value-type="string" calcext:value-type="string">
            <text:p>12:08 </text:p>
          </table:table-cell>
          <table:table-cell table:formula="of:=[.E270]*24" office:value-type="float" office:value="12.1333333333333" calcext:value-type="float">
            <text:p>12,133</text:p>
          </table:table-cell>
          <table:table-cell table:formula="of:=[.F270]/[.$M$2]" office:value-type="float" office:value="0.121333333333333" calcext:value-type="float">
            <text:p>0,12133</text:p>
          </table:table-cell>
          <table:table-cell table:formula="of:=[.G270]/24" office:value-type="time" office:time-value="PT00H07M16.8S" calcext:value-type="time">
            <text:p>00:07: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7" xlink:type="simple">27 Setembro 2019, sexta-feira</text:a>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5:42 </text:p>
          </table:table-cell>
          <table:table-cell office:value-type="string" calcext:value-type="string">
            <text:p>17:51 </text:p>
          </table:table-cell>
          <table:table-cell office:value-type="string" calcext:value-type="string">
            <text:p>12:09 </text:p>
          </table:table-cell>
          <table:table-cell table:formula="of:=[.E271]*24" office:value-type="float" office:value="12.15" calcext:value-type="float">
            <text:p>12,150</text:p>
          </table:table-cell>
          <table:table-cell table:formula="of:=[.F271]/[.$M$2]" office:value-type="float" office:value="0.1215" calcext:value-type="float">
            <text:p>0,12150</text:p>
          </table:table-cell>
          <table:table-cell table:formula="of:=[.G271]/24" office:value-type="time" office:time-value="PT00H07M17.4S" calcext:value-type="time">
            <text:p>00:07: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8" xlink:type="simple">28 Setembro 2019, sábado</text:a>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5:41 </text:p>
          </table:table-cell>
          <table:table-cell office:value-type="string" calcext:value-type="string">
            <text:p>17:52 </text:p>
          </table:table-cell>
          <table:table-cell office:value-type="string" calcext:value-type="string">
            <text:p>12:10 </text:p>
          </table:table-cell>
          <table:table-cell table:formula="of:=[.E272]*24" office:value-type="float" office:value="12.1666666666667" calcext:value-type="float">
            <text:p>12,167</text:p>
          </table:table-cell>
          <table:table-cell table:formula="of:=[.F272]/[.$M$2]" office:value-type="float" office:value="0.121666666666667" calcext:value-type="float">
            <text:p>0,12167</text:p>
          </table:table-cell>
          <table:table-cell table:formula="of:=[.G272]/24" office:value-type="time" office:time-value="PT00H07M18S" calcext:value-type="time">
            <text:p>00:07: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29" xlink:type="simple">29 Setembro 2019, domingo</text:a>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05:40 </text:p>
          </table:table-cell>
          <table:table-cell office:value-type="string" calcext:value-type="string">
            <text:p>17:52 </text:p>
          </table:table-cell>
          <table:table-cell office:value-type="string" calcext:value-type="string">
            <text:p>12:12 </text:p>
          </table:table-cell>
          <table:table-cell table:formula="of:=[.E273]*24" office:value-type="float" office:value="12.2" calcext:value-type="float">
            <text:p>12,200</text:p>
          </table:table-cell>
          <table:table-cell table:formula="of:=[.F273]/[.$M$2]" office:value-type="float" office:value="0.122" calcext:value-type="float">
            <text:p>0,12200</text:p>
          </table:table-cell>
          <table:table-cell table:formula="of:=[.G273]/24" office:value-type="time" office:time-value="PT00H07M19.2S" calcext:value-type="time">
            <text:p>00:07: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setembro/30" xlink:type="simple">30 Setembro 2019, segunda-feira</text:a>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5:39 </text:p>
          </table:table-cell>
          <table:table-cell office:value-type="string" calcext:value-type="string">
            <text:p>17:52 </text:p>
          </table:table-cell>
          <table:table-cell office:value-type="string" calcext:value-type="string">
            <text:p>12:13</text:p>
          </table:table-cell>
          <table:table-cell table:formula="of:=[.E274]*24" office:value-type="float" office:value="12.2166666666667" calcext:value-type="float">
            <text:p>12,217</text:p>
          </table:table-cell>
          <table:table-cell table:formula="of:=[.F274]/[.$M$2]" office:value-type="float" office:value="0.122166666666667" calcext:value-type="float">
            <text:p>0,12217</text:p>
          </table:table-cell>
          <table:table-cell table:formula="of:=[.G274]/24" office:value-type="time" office:time-value="PT00H07M19.8S" calcext:value-type="time">
            <text:p>00:07: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" xlink:type="simple">1 Outubro 2019, terça-feira</text:a>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5:38 </text:p>
          </table:table-cell>
          <table:table-cell office:value-type="string" calcext:value-type="string">
            <text:p>17:52 </text:p>
          </table:table-cell>
          <table:table-cell office:value-type="string" calcext:value-type="string">
            <text:p>12:14 </text:p>
          </table:table-cell>
          <table:table-cell table:formula="of:=[.E275]*24" office:value-type="float" office:value="12.2333333333333" calcext:value-type="float">
            <text:p>12,233</text:p>
          </table:table-cell>
          <table:table-cell table:formula="of:=[.F275]/[.$M$2]" office:value-type="float" office:value="0.122333333333333" calcext:value-type="float">
            <text:p>0,12233</text:p>
          </table:table-cell>
          <table:table-cell table:formula="of:=[.G275]/24" office:value-type="time" office:time-value="PT00H07M20.4S" calcext:value-type="time">
            <text:p>00:07: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" xlink:type="simple">2 Outubro 2019, quarta-feira</text:a>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5:37 </text:p>
          </table:table-cell>
          <table:table-cell office:value-type="string" calcext:value-type="string">
            <text:p>17:53 </text:p>
          </table:table-cell>
          <table:table-cell office:value-type="string" calcext:value-type="string">
            <text:p>12:15 </text:p>
          </table:table-cell>
          <table:table-cell table:formula="of:=[.E276]*24" office:value-type="float" office:value="12.25" calcext:value-type="float">
            <text:p>12,250</text:p>
          </table:table-cell>
          <table:table-cell table:formula="of:=[.F276]/[.$M$2]" office:value-type="float" office:value="0.1225" calcext:value-type="float">
            <text:p>0,12250</text:p>
          </table:table-cell>
          <table:table-cell table:formula="of:=[.G276]/24" office:value-type="time" office:time-value="PT00H07M21S" calcext:value-type="time">
            <text:p>00:07: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3" xlink:type="simple">3 Outubro 2019, quinta-feira</text:a>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5:36 </text:p>
          </table:table-cell>
          <table:table-cell office:value-type="string" calcext:value-type="string">
            <text:p>17:53 </text:p>
          </table:table-cell>
          <table:table-cell office:value-type="string" calcext:value-type="string">
            <text:p>12:16 </text:p>
          </table:table-cell>
          <table:table-cell table:formula="of:=[.E277]*24" office:value-type="float" office:value="12.2666666666667" calcext:value-type="float">
            <text:p>12,267</text:p>
          </table:table-cell>
          <table:table-cell table:formula="of:=[.F277]/[.$M$2]" office:value-type="float" office:value="0.122666666666667" calcext:value-type="float">
            <text:p>0,12267</text:p>
          </table:table-cell>
          <table:table-cell table:formula="of:=[.G277]/24" office:value-type="time" office:time-value="PT00H07M21.6S" calcext:value-type="time">
            <text:p>00:07: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4" xlink:type="simple">4 Outubro 2019, sexta-feira</text:a>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5:35 </text:p>
          </table:table-cell>
          <table:table-cell office:value-type="string" calcext:value-type="string">
            <text:p>17:53 </text:p>
          </table:table-cell>
          <table:table-cell office:value-type="string" calcext:value-type="string">
            <text:p>12:17 </text:p>
          </table:table-cell>
          <table:table-cell table:formula="of:=[.E278]*24" office:value-type="float" office:value="12.2833333333333" calcext:value-type="float">
            <text:p>12,283</text:p>
          </table:table-cell>
          <table:table-cell table:formula="of:=[.F278]/[.$M$2]" office:value-type="float" office:value="0.122833333333333" calcext:value-type="float">
            <text:p>0,12283</text:p>
          </table:table-cell>
          <table:table-cell table:formula="of:=[.G278]/24" office:value-type="time" office:time-value="PT00H07M22.2S" calcext:value-type="time">
            <text:p>00:07: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5" xlink:type="simple">5 Outubro 2019, sábado</text:a>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5:34 </text:p>
          </table:table-cell>
          <table:table-cell office:value-type="string" calcext:value-type="string">
            <text:p>17:53 </text:p>
          </table:table-cell>
          <table:table-cell office:value-type="string" calcext:value-type="string">
            <text:p>12:18 </text:p>
          </table:table-cell>
          <table:table-cell table:formula="of:=[.E279]*24" office:value-type="float" office:value="12.3" calcext:value-type="float">
            <text:p>12,300</text:p>
          </table:table-cell>
          <table:table-cell table:formula="of:=[.F279]/[.$M$2]" office:value-type="float" office:value="0.123" calcext:value-type="float">
            <text:p>0,12300</text:p>
          </table:table-cell>
          <table:table-cell table:formula="of:=[.G279]/24" office:value-type="time" office:time-value="PT00H07M22.8S" calcext:value-type="time">
            <text:p>00:07: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6" xlink:type="simple">6 Outubro 2019, domingo</text:a>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5:34 </text:p>
          </table:table-cell>
          <table:table-cell office:value-type="string" calcext:value-type="string">
            <text:p>17:54 </text:p>
          </table:table-cell>
          <table:table-cell office:value-type="string" calcext:value-type="string">
            <text:p>12:19 </text:p>
          </table:table-cell>
          <table:table-cell table:formula="of:=[.E280]*24" office:value-type="float" office:value="12.3166666666667" calcext:value-type="float">
            <text:p>12,317</text:p>
          </table:table-cell>
          <table:table-cell table:formula="of:=[.F280]/[.$M$2]" office:value-type="float" office:value="0.123166666666667" calcext:value-type="float">
            <text:p>0,12317</text:p>
          </table:table-cell>
          <table:table-cell table:formula="of:=[.G280]/24" office:value-type="time" office:time-value="PT00H07M23.4S" calcext:value-type="time">
            <text:p>00:07:2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7" xlink:type="simple">7 Outubro 2019, segunda-feira</text:a>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5:33 </text:p>
          </table:table-cell>
          <table:table-cell office:value-type="string" calcext:value-type="string">
            <text:p>17:54 </text:p>
          </table:table-cell>
          <table:table-cell office:value-type="string" calcext:value-type="string">
            <text:p>12:21 </text:p>
          </table:table-cell>
          <table:table-cell table:formula="of:=[.E281]*24" office:value-type="float" office:value="12.35" calcext:value-type="float">
            <text:p>12,350</text:p>
          </table:table-cell>
          <table:table-cell table:formula="of:=[.F281]/[.$M$2]" office:value-type="float" office:value="0.1235" calcext:value-type="float">
            <text:p>0,12350</text:p>
          </table:table-cell>
          <table:table-cell table:formula="of:=[.G281]/24" office:value-type="time" office:time-value="PT00H07M24.6S" calcext:value-type="time">
            <text:p>00:07: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8" xlink:type="simple">8 Outubro 2019, terça-feira</text:a>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5:32 </text:p>
          </table:table-cell>
          <table:table-cell office:value-type="string" calcext:value-type="string">
            <text:p>17:54 </text:p>
          </table:table-cell>
          <table:table-cell office:value-type="string" calcext:value-type="string">
            <text:p>12:22 </text:p>
          </table:table-cell>
          <table:table-cell table:formula="of:=[.E282]*24" office:value-type="float" office:value="12.3666666666667" calcext:value-type="float">
            <text:p>12,367</text:p>
          </table:table-cell>
          <table:table-cell table:formula="of:=[.F282]/[.$M$2]" office:value-type="float" office:value="0.123666666666667" calcext:value-type="float">
            <text:p>0,12367</text:p>
          </table:table-cell>
          <table:table-cell table:formula="of:=[.G282]/24" office:value-type="time" office:time-value="PT00H07M25.2S" calcext:value-type="time">
            <text:p>00:07: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9" xlink:type="simple">9 Outubro 2019, quarta-feira</text:a>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5:31 </text:p>
          </table:table-cell>
          <table:table-cell office:value-type="string" calcext:value-type="string">
            <text:p>17:54 </text:p>
          </table:table-cell>
          <table:table-cell office:value-type="string" calcext:value-type="string">
            <text:p>12:23 </text:p>
          </table:table-cell>
          <table:table-cell table:formula="of:=[.E283]*24" office:value-type="float" office:value="12.3833333333333" calcext:value-type="float">
            <text:p>12,383</text:p>
          </table:table-cell>
          <table:table-cell table:formula="of:=[.F283]/[.$M$2]" office:value-type="float" office:value="0.123833333333333" calcext:value-type="float">
            <text:p>0,12383</text:p>
          </table:table-cell>
          <table:table-cell table:formula="of:=[.G283]/24" office:value-type="time" office:time-value="PT00H07M25.8S" calcext:value-type="time">
            <text:p>00:07: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0" xlink:type="simple">10 Outubro 2019, quinta-feira</text:a>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5:30 </text:p>
          </table:table-cell>
          <table:table-cell office:value-type="string" calcext:value-type="string">
            <text:p>17:55 </text:p>
          </table:table-cell>
          <table:table-cell office:value-type="string" calcext:value-type="string">
            <text:p>12:24 </text:p>
          </table:table-cell>
          <table:table-cell table:formula="of:=[.E284]*24" office:value-type="float" office:value="12.4" calcext:value-type="float">
            <text:p>12,400</text:p>
          </table:table-cell>
          <table:table-cell table:formula="of:=[.F284]/[.$M$2]" office:value-type="float" office:value="0.124" calcext:value-type="float">
            <text:p>0,12400</text:p>
          </table:table-cell>
          <table:table-cell table:formula="of:=[.G284]/24" office:value-type="time" office:time-value="PT00H07M26.4S" calcext:value-type="time">
            <text:p>00:07:2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1" xlink:type="simple">11 Outubro 2019, sexta-feira</text:a>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5:29 </text:p>
          </table:table-cell>
          <table:table-cell office:value-type="string" calcext:value-type="string">
            <text:p>17:55 </text:p>
          </table:table-cell>
          <table:table-cell office:value-type="string" calcext:value-type="string">
            <text:p>12:25 </text:p>
          </table:table-cell>
          <table:table-cell table:formula="of:=[.E285]*24" office:value-type="float" office:value="12.4166666666667" calcext:value-type="float">
            <text:p>12,417</text:p>
          </table:table-cell>
          <table:table-cell table:formula="of:=[.F285]/[.$M$2]" office:value-type="float" office:value="0.124166666666667" calcext:value-type="float">
            <text:p>0,12417</text:p>
          </table:table-cell>
          <table:table-cell table:formula="of:=[.G285]/24" office:value-type="time" office:time-value="PT00H07M27S" calcext:value-type="time">
            <text:p>00:07: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2" xlink:type="simple">12 Outubro 2019, sábado</text:a>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5:29 </text:p>
          </table:table-cell>
          <table:table-cell office:value-type="string" calcext:value-type="string">
            <text:p>17:55 </text:p>
          </table:table-cell>
          <table:table-cell office:value-type="string" calcext:value-type="string">
            <text:p>12:26 </text:p>
          </table:table-cell>
          <table:table-cell table:formula="of:=[.E286]*24" office:value-type="float" office:value="12.4333333333333" calcext:value-type="float">
            <text:p>12,433</text:p>
          </table:table-cell>
          <table:table-cell table:formula="of:=[.F286]/[.$M$2]" office:value-type="float" office:value="0.124333333333333" calcext:value-type="float">
            <text:p>0,12433</text:p>
          </table:table-cell>
          <table:table-cell table:formula="of:=[.G286]/24" office:value-type="time" office:time-value="PT00H07M27.6S" calcext:value-type="time">
            <text:p>00:07: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3" xlink:type="simple">13 Outubro 2019, domingo</text:a>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5:28 </text:p>
          </table:table-cell>
          <table:table-cell office:value-type="string" calcext:value-type="string">
            <text:p>17:56 </text:p>
          </table:table-cell>
          <table:table-cell office:value-type="string" calcext:value-type="string">
            <text:p>12:27 </text:p>
          </table:table-cell>
          <table:table-cell table:formula="of:=[.E287]*24" office:value-type="float" office:value="12.45" calcext:value-type="float">
            <text:p>12,450</text:p>
          </table:table-cell>
          <table:table-cell table:formula="of:=[.F287]/[.$M$2]" office:value-type="float" office:value="0.1245" calcext:value-type="float">
            <text:p>0,12450</text:p>
          </table:table-cell>
          <table:table-cell table:formula="of:=[.G287]/24" office:value-type="time" office:time-value="PT00H07M28.2S" calcext:value-type="time">
            <text:p>00:07: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4" xlink:type="simple">14 Outubro 2019, segunda-feira</text:a>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5:27 </text:p>
          </table:table-cell>
          <table:table-cell office:value-type="string" calcext:value-type="string">
            <text:p>17:56 </text:p>
          </table:table-cell>
          <table:table-cell office:value-type="string" calcext:value-type="string">
            <text:p>12:28 </text:p>
          </table:table-cell>
          <table:table-cell table:formula="of:=[.E288]*24" office:value-type="float" office:value="12.4666666666667" calcext:value-type="float">
            <text:p>12,467</text:p>
          </table:table-cell>
          <table:table-cell table:formula="of:=[.F288]/[.$M$2]" office:value-type="float" office:value="0.124666666666667" calcext:value-type="float">
            <text:p>0,12467</text:p>
          </table:table-cell>
          <table:table-cell table:formula="of:=[.G288]/24" office:value-type="time" office:time-value="PT00H07M28.8S" calcext:value-type="time">
            <text:p>00:07:2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5" xlink:type="simple">15 Outubro 2019, terça-feira</text:a>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5:26 </text:p>
          </table:table-cell>
          <table:table-cell office:value-type="string" calcext:value-type="string">
            <text:p>17:56 </text:p>
          </table:table-cell>
          <table:table-cell office:value-type="string" calcext:value-type="string">
            <text:p>12:30 </text:p>
          </table:table-cell>
          <table:table-cell table:formula="of:=[.E289]*24" office:value-type="float" office:value="12.5" calcext:value-type="float">
            <text:p>12,500</text:p>
          </table:table-cell>
          <table:table-cell table:formula="of:=[.F289]/[.$M$2]" office:value-type="float" office:value="0.125" calcext:value-type="float">
            <text:p>0,12500</text:p>
          </table:table-cell>
          <table:table-cell table:formula="of:=[.G289]/24" office:value-type="time" office:time-value="PT00H07M30S" calcext:value-type="time">
            <text:p>00:07: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6" xlink:type="simple">16 Outubro 2019, quarta-feira</text:a>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5:25 </text:p>
          </table:table-cell>
          <table:table-cell office:value-type="string" calcext:value-type="string">
            <text:p>17:57 </text:p>
          </table:table-cell>
          <table:table-cell office:value-type="string" calcext:value-type="string">
            <text:p>12:31 </text:p>
          </table:table-cell>
          <table:table-cell table:formula="of:=[.E290]*24" office:value-type="float" office:value="12.5166666666667" calcext:value-type="float">
            <text:p>12,517</text:p>
          </table:table-cell>
          <table:table-cell table:formula="of:=[.F290]/[.$M$2]" office:value-type="float" office:value="0.125166666666667" calcext:value-type="float">
            <text:p>0,12517</text:p>
          </table:table-cell>
          <table:table-cell table:formula="of:=[.G290]/24" office:value-type="time" office:time-value="PT00H07M30.6S" calcext:value-type="time">
            <text:p>00:07: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7" xlink:type="simple">17 Outubro 2019, quinta-feira</text:a>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5:25 </text:p>
          </table:table-cell>
          <table:table-cell office:value-type="string" calcext:value-type="string">
            <text:p>17:57 </text:p>
          </table:table-cell>
          <table:table-cell office:value-type="string" calcext:value-type="string">
            <text:p>12:32 </text:p>
          </table:table-cell>
          <table:table-cell table:formula="of:=[.E291]*24" office:value-type="float" office:value="12.5333333333333" calcext:value-type="float">
            <text:p>12,533</text:p>
          </table:table-cell>
          <table:table-cell table:formula="of:=[.F291]/[.$M$2]" office:value-type="float" office:value="0.125333333333333" calcext:value-type="float">
            <text:p>0,12533</text:p>
          </table:table-cell>
          <table:table-cell table:formula="of:=[.G291]/24" office:value-type="time" office:time-value="PT00H07M31.2S" calcext:value-type="time">
            <text:p>00:07: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8" xlink:type="simple">18 Outubro 2019, sexta-feira</text:a>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5:24 </text:p>
          </table:table-cell>
          <table:table-cell office:value-type="string" calcext:value-type="string">
            <text:p>17:57 </text:p>
          </table:table-cell>
          <table:table-cell office:value-type="string" calcext:value-type="string">
            <text:p>12:33 </text:p>
          </table:table-cell>
          <table:table-cell table:formula="of:=[.E292]*24" office:value-type="float" office:value="12.55" calcext:value-type="float">
            <text:p>12,550</text:p>
          </table:table-cell>
          <table:table-cell table:formula="of:=[.F292]/[.$M$2]" office:value-type="float" office:value="0.1255" calcext:value-type="float">
            <text:p>0,12550</text:p>
          </table:table-cell>
          <table:table-cell table:formula="of:=[.G292]/24" office:value-type="time" office:time-value="PT00H07M31.8S" calcext:value-type="time">
            <text:p>00:07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19" xlink:type="simple">19 Outubro 2019, sábado</text:a>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5:23 </text:p>
          </table:table-cell>
          <table:table-cell office:value-type="string" calcext:value-type="string">
            <text:p>17:58 </text:p>
          </table:table-cell>
          <table:table-cell office:value-type="string" calcext:value-type="string">
            <text:p>12:34 </text:p>
          </table:table-cell>
          <table:table-cell table:formula="of:=[.E293]*24" office:value-type="float" office:value="12.5666666666667" calcext:value-type="float">
            <text:p>12,567</text:p>
          </table:table-cell>
          <table:table-cell table:formula="of:=[.F293]/[.$M$2]" office:value-type="float" office:value="0.125666666666667" calcext:value-type="float">
            <text:p>0,12567</text:p>
          </table:table-cell>
          <table:table-cell table:formula="of:=[.G293]/24" office:value-type="time" office:time-value="PT00H07M32.4S" calcext:value-type="time">
            <text:p>00:07:3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0" xlink:type="simple">20 Outubro 2019, domingo</text:a>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5:22 </text:p>
          </table:table-cell>
          <table:table-cell office:value-type="string" calcext:value-type="string">
            <text:p>17:58 </text:p>
          </table:table-cell>
          <table:table-cell office:value-type="string" calcext:value-type="string">
            <text:p>12:35 </text:p>
          </table:table-cell>
          <table:table-cell table:formula="of:=[.E294]*24" office:value-type="float" office:value="12.5833333333333" calcext:value-type="float">
            <text:p>12,583</text:p>
          </table:table-cell>
          <table:table-cell table:formula="of:=[.F294]/[.$M$2]" office:value-type="float" office:value="0.125833333333333" calcext:value-type="float">
            <text:p>0,12583</text:p>
          </table:table-cell>
          <table:table-cell table:formula="of:=[.G294]/24" office:value-type="time" office:time-value="PT00H07M33S" calcext:value-type="time">
            <text:p>00:07:3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1" xlink:type="simple">21 Outubro 2019, segunda-feira</text:a>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5:22 </text:p>
          </table:table-cell>
          <table:table-cell office:value-type="string" calcext:value-type="string">
            <text:p>17:58 </text:p>
          </table:table-cell>
          <table:table-cell office:value-type="string" calcext:value-type="string">
            <text:p>12:36 </text:p>
          </table:table-cell>
          <table:table-cell table:formula="of:=[.E295]*24" office:value-type="float" office:value="12.6" calcext:value-type="float">
            <text:p>12,600</text:p>
          </table:table-cell>
          <table:table-cell table:formula="of:=[.F295]/[.$M$2]" office:value-type="float" office:value="0.126" calcext:value-type="float">
            <text:p>0,12600</text:p>
          </table:table-cell>
          <table:table-cell table:formula="of:=[.G295]/24" office:value-type="time" office:time-value="PT00H07M33.6S" calcext:value-type="time">
            <text:p>00:07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2" xlink:type="simple">22 Outubro 2019, terça-feira</text:a>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5:21 </text:p>
          </table:table-cell>
          <table:table-cell office:value-type="string" calcext:value-type="string">
            <text:p>17:59 </text:p>
          </table:table-cell>
          <table:table-cell office:value-type="string" calcext:value-type="string">
            <text:p>12:37 </text:p>
          </table:table-cell>
          <table:table-cell table:formula="of:=[.E296]*24" office:value-type="float" office:value="12.6166666666667" calcext:value-type="float">
            <text:p>12,617</text:p>
          </table:table-cell>
          <table:table-cell table:formula="of:=[.F296]/[.$M$2]" office:value-type="float" office:value="0.126166666666667" calcext:value-type="float">
            <text:p>0,12617</text:p>
          </table:table-cell>
          <table:table-cell table:formula="of:=[.G296]/24" office:value-type="time" office:time-value="PT00H07M34.2S" calcext:value-type="time">
            <text:p>00:07:3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3" xlink:type="simple">23 Outubro 2019, quarta-feira</text:a>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5:20 </text:p>
          </table:table-cell>
          <table:table-cell office:value-type="string" calcext:value-type="string">
            <text:p>17:59 </text:p>
          </table:table-cell>
          <table:table-cell office:value-type="string" calcext:value-type="string">
            <text:p>12:38 </text:p>
          </table:table-cell>
          <table:table-cell table:formula="of:=[.E297]*24" office:value-type="float" office:value="12.6333333333333" calcext:value-type="float">
            <text:p>12,633</text:p>
          </table:table-cell>
          <table:table-cell table:formula="of:=[.F297]/[.$M$2]" office:value-type="float" office:value="0.126333333333333" calcext:value-type="float">
            <text:p>0,12633</text:p>
          </table:table-cell>
          <table:table-cell table:formula="of:=[.G297]/24" office:value-type="time" office:time-value="PT00H07M34.8S" calcext:value-type="time">
            <text:p>00:07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4" xlink:type="simple">24 Outubro 2019, quinta-feira</text:a>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5:20 </text:p>
          </table:table-cell>
          <table:table-cell office:value-type="string" calcext:value-type="string">
            <text:p>18:00 </text:p>
          </table:table-cell>
          <table:table-cell office:value-type="string" calcext:value-type="string">
            <text:p>12:39 </text:p>
          </table:table-cell>
          <table:table-cell table:formula="of:=[.E298]*24" office:value-type="float" office:value="12.65" calcext:value-type="float">
            <text:p>12,650</text:p>
          </table:table-cell>
          <table:table-cell table:formula="of:=[.F298]/[.$M$2]" office:value-type="float" office:value="0.1265" calcext:value-type="float">
            <text:p>0,12650</text:p>
          </table:table-cell>
          <table:table-cell table:formula="of:=[.G298]/24" office:value-type="time" office:time-value="PT00H07M35.4S" calcext:value-type="time">
            <text:p>00:07:3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5" xlink:type="simple">25 Outubro 2019, sexta-feira</text:a>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5:19 </text:p>
          </table:table-cell>
          <table:table-cell office:value-type="string" calcext:value-type="string">
            <text:p>18:00 </text:p>
          </table:table-cell>
          <table:table-cell office:value-type="string" calcext:value-type="string">
            <text:p>12:40 </text:p>
          </table:table-cell>
          <table:table-cell table:formula="of:=[.E299]*24" office:value-type="float" office:value="12.6666666666667" calcext:value-type="float">
            <text:p>12,667</text:p>
          </table:table-cell>
          <table:table-cell table:formula="of:=[.F299]/[.$M$2]" office:value-type="float" office:value="0.126666666666667" calcext:value-type="float">
            <text:p>0,12667</text:p>
          </table:table-cell>
          <table:table-cell table:formula="of:=[.G299]/24" office:value-type="time" office:time-value="PT00H07M36S" calcext:value-type="time">
            <text:p>00:07: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6" xlink:type="simple">26 Outubro 2019, sábado</text:a>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5:18 </text:p>
          </table:table-cell>
          <table:table-cell office:value-type="string" calcext:value-type="string">
            <text:p>18:00 </text:p>
          </table:table-cell>
          <table:table-cell office:value-type="string" calcext:value-type="string">
            <text:p>12:41 </text:p>
          </table:table-cell>
          <table:table-cell table:formula="of:=[.E300]*24" office:value-type="float" office:value="12.6833333333333" calcext:value-type="float">
            <text:p>12,683</text:p>
          </table:table-cell>
          <table:table-cell table:formula="of:=[.F300]/[.$M$2]" office:value-type="float" office:value="0.126833333333333" calcext:value-type="float">
            <text:p>0,12683</text:p>
          </table:table-cell>
          <table:table-cell table:formula="of:=[.G300]/24" office:value-type="time" office:time-value="PT00H07M36.6S" calcext:value-type="time">
            <text:p>00:07: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7" xlink:type="simple">27 Outubro 2019, domingo</text:a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5:18 </text:p>
          </table:table-cell>
          <table:table-cell office:value-type="string" calcext:value-type="string">
            <text:p>18:01 </text:p>
          </table:table-cell>
          <table:table-cell office:value-type="string" calcext:value-type="string">
            <text:p>12:42 </text:p>
          </table:table-cell>
          <table:table-cell table:formula="of:=[.E301]*24" office:value-type="float" office:value="12.7" calcext:value-type="float">
            <text:p>12,700</text:p>
          </table:table-cell>
          <table:table-cell table:formula="of:=[.F301]/[.$M$2]" office:value-type="float" office:value="0.127" calcext:value-type="float">
            <text:p>0,12700</text:p>
          </table:table-cell>
          <table:table-cell table:formula="of:=[.G301]/24" office:value-type="time" office:time-value="PT00H07M37.2S" calcext:value-type="time">
            <text:p>00:07: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8" xlink:type="simple">28 Outubro 2019, segunda-feira</text:a>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5:17 </text:p>
          </table:table-cell>
          <table:table-cell office:value-type="string" calcext:value-type="string">
            <text:p>18:01 </text:p>
          </table:table-cell>
          <table:table-cell office:value-type="string" calcext:value-type="string">
            <text:p>12:44 </text:p>
          </table:table-cell>
          <table:table-cell table:formula="of:=[.E302]*24" office:value-type="float" office:value="12.7333333333333" calcext:value-type="float">
            <text:p>12,733</text:p>
          </table:table-cell>
          <table:table-cell table:formula="of:=[.F302]/[.$M$2]" office:value-type="float" office:value="0.127333333333333" calcext:value-type="float">
            <text:p>0,12733</text:p>
          </table:table-cell>
          <table:table-cell table:formula="of:=[.G302]/24" office:value-type="time" office:time-value="PT00H07M38.4S" calcext:value-type="time">
            <text:p>00:07: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29" xlink:type="simple">29 Outubro 2019, terça-feira</text:a>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5:17 </text:p>
          </table:table-cell>
          <table:table-cell office:value-type="string" calcext:value-type="string">
            <text:p>18:02 </text:p>
          </table:table-cell>
          <table:table-cell office:value-type="string" calcext:value-type="string">
            <text:p>12:45 </text:p>
          </table:table-cell>
          <table:table-cell table:formula="of:=[.E303]*24" office:value-type="float" office:value="12.75" calcext:value-type="float">
            <text:p>12,750</text:p>
          </table:table-cell>
          <table:table-cell table:formula="of:=[.F303]/[.$M$2]" office:value-type="float" office:value="0.1275" calcext:value-type="float">
            <text:p>0,12750</text:p>
          </table:table-cell>
          <table:table-cell table:formula="of:=[.G303]/24" office:value-type="time" office:time-value="PT00H07M39S" calcext:value-type="time">
            <text:p>00:07:3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30" xlink:type="simple">30 Outubro 2019, quarta-feira</text:a>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5:16 </text:p>
          </table:table-cell>
          <table:table-cell office:value-type="string" calcext:value-type="string">
            <text:p>18:02 </text:p>
          </table:table-cell>
          <table:table-cell office:value-type="string" calcext:value-type="string">
            <text:p>12:46 </text:p>
          </table:table-cell>
          <table:table-cell table:formula="of:=[.E304]*24" office:value-type="float" office:value="12.7666666666667" calcext:value-type="float">
            <text:p>12,767</text:p>
          </table:table-cell>
          <table:table-cell table:formula="of:=[.F304]/[.$M$2]" office:value-type="float" office:value="0.127666666666667" calcext:value-type="float">
            <text:p>0,12767</text:p>
          </table:table-cell>
          <table:table-cell table:formula="of:=[.G304]/24" office:value-type="time" office:time-value="PT00H07M39.6S" calcext:value-type="time">
            <text:p>00:07: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outubro/31" xlink:type="simple">31 Outubro 2019, quinta-feira</text:a>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5:15 </text:p>
          </table:table-cell>
          <table:table-cell office:value-type="string" calcext:value-type="string">
            <text:p>18:03 </text:p>
          </table:table-cell>
          <table:table-cell office:value-type="string" calcext:value-type="string">
            <text:p>12:47</text:p>
          </table:table-cell>
          <table:table-cell table:formula="of:=[.E305]*24" office:value-type="float" office:value="12.7833333333333" calcext:value-type="float">
            <text:p>12,783</text:p>
          </table:table-cell>
          <table:table-cell table:formula="of:=[.F305]/[.$M$2]" office:value-type="float" office:value="0.127833333333333" calcext:value-type="float">
            <text:p>0,12783</text:p>
          </table:table-cell>
          <table:table-cell table:formula="of:=[.G305]/24" office:value-type="time" office:time-value="PT00H07M40.2S" calcext:value-type="time">
            <text:p>00:07: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" xlink:type="simple">1 Novembro 2019, sexta-feira</text:a>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5:15 </text:p>
          </table:table-cell>
          <table:table-cell office:value-type="string" calcext:value-type="string">
            <text:p>18:03 </text:p>
          </table:table-cell>
          <table:table-cell office:value-type="string" calcext:value-type="string">
            <text:p>12:48 </text:p>
          </table:table-cell>
          <table:table-cell table:formula="of:=[.E306]*24" office:value-type="float" office:value="12.8" calcext:value-type="float">
            <text:p>12,800</text:p>
          </table:table-cell>
          <table:table-cell table:formula="of:=[.F306]/[.$M$2]" office:value-type="float" office:value="0.128" calcext:value-type="float">
            <text:p>0,12800</text:p>
          </table:table-cell>
          <table:table-cell table:formula="of:=[.G306]/24" office:value-type="time" office:time-value="PT00H07M40.8S" calcext:value-type="time">
            <text:p>00:07: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" xlink:type="simple">2 Novembro 2019, sábado</text:a>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5:14 </text:p>
          </table:table-cell>
          <table:table-cell office:value-type="string" calcext:value-type="string">
            <text:p>18:04 </text:p>
          </table:table-cell>
          <table:table-cell office:value-type="string" calcext:value-type="string">
            <text:p>12:49 </text:p>
          </table:table-cell>
          <table:table-cell table:formula="of:=[.E307]*24" office:value-type="float" office:value="12.8166666666667" calcext:value-type="float">
            <text:p>12,817</text:p>
          </table:table-cell>
          <table:table-cell table:formula="of:=[.F307]/[.$M$2]" office:value-type="float" office:value="0.128166666666667" calcext:value-type="float">
            <text:p>0,12817</text:p>
          </table:table-cell>
          <table:table-cell table:formula="of:=[.G307]/24" office:value-type="time" office:time-value="PT00H07M41.4S" calcext:value-type="time">
            <text:p>00:07: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3" xlink:type="simple">3 Novembro 2019, domingo</text:a>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5:1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2:50 </text:p>
          </table:table-cell>
          <table:table-cell table:formula="of:=[.E308]*24" office:value-type="float" office:value="12.8333333333333" calcext:value-type="float">
            <text:p>12,833</text:p>
          </table:table-cell>
          <table:table-cell table:formula="of:=[.F308]/[.$M$2]" office:value-type="float" office:value="0.128333333333333" calcext:value-type="float">
            <text:p>0,12833</text:p>
          </table:table-cell>
          <table:table-cell table:formula="of:=[.G308]/24" office:value-type="time" office:time-value="PT00H07M42S" calcext:value-type="time">
            <text:p>00:07:42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4" xlink:type="simple">4 Novembro 2019, segunda-feira</text:a>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5:13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2:51 </text:p>
          </table:table-cell>
          <table:table-cell table:formula="of:=[.E309]*24" office:value-type="float" office:value="12.85" calcext:value-type="float">
            <text:p>12,850</text:p>
          </table:table-cell>
          <table:table-cell table:formula="of:=[.F309]/[.$M$2]" office:value-type="float" office:value="0.1285" calcext:value-type="float">
            <text:p>0,12850</text:p>
          </table:table-cell>
          <table:table-cell table:formula="of:=[.G309]/24" office:value-type="time" office:time-value="PT00H07M42.6S" calcext:value-type="time">
            <text:p>00:07:43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5" xlink:type="simple">5 Novembro 2019, terça-feira</text:a>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5:13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2:52 </text:p>
          </table:table-cell>
          <table:table-cell table:formula="of:=[.E310]*24" office:value-type="float" office:value="12.8666666666667" calcext:value-type="float">
            <text:p>12,867</text:p>
          </table:table-cell>
          <table:table-cell table:formula="of:=[.F310]/[.$M$2]" office:value-type="float" office:value="0.128666666666667" calcext:value-type="float">
            <text:p>0,12867</text:p>
          </table:table-cell>
          <table:table-cell table:formula="of:=[.G310]/24" office:value-type="time" office:time-value="PT00H07M43.2S" calcext:value-type="time">
            <text:p>00:07:43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6" xlink:type="simple">6 Novembro 2019, quarta-feira</text:a>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5:12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2:53 </text:p>
          </table:table-cell>
          <table:table-cell table:formula="of:=[.E311]*24" office:value-type="float" office:value="12.8833333333333" calcext:value-type="float">
            <text:p>12,883</text:p>
          </table:table-cell>
          <table:table-cell table:formula="of:=[.F311]/[.$M$2]" office:value-type="float" office:value="0.128833333333333" calcext:value-type="float">
            <text:p>0,12883</text:p>
          </table:table-cell>
          <table:table-cell table:formula="of:=[.G311]/24" office:value-type="time" office:time-value="PT00H07M43.8S" calcext:value-type="time">
            <text:p>00:07:44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7" xlink:type="simple">7 Novembro 2019, quinta-feira</text:a>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5:12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2:54 </text:p>
          </table:table-cell>
          <table:table-cell table:formula="of:=[.E312]*24" office:value-type="float" office:value="12.9" calcext:value-type="float">
            <text:p>12,900</text:p>
          </table:table-cell>
          <table:table-cell table:formula="of:=[.F312]/[.$M$2]" office:value-type="float" office:value="0.129" calcext:value-type="float">
            <text:p>0,12900</text:p>
          </table:table-cell>
          <table:table-cell table:formula="of:=[.G312]/24" office:value-type="time" office:time-value="PT00H07M44.4S" calcext:value-type="time">
            <text:p>00:07:44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8" xlink:type="simple">8 Novembro 2019, sexta-feira</text:a>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5:12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2:54 </text:p>
          </table:table-cell>
          <table:table-cell table:formula="of:=[.E313]*24" office:value-type="float" office:value="12.9" calcext:value-type="float">
            <text:p>12,900</text:p>
          </table:table-cell>
          <table:table-cell table:formula="of:=[.F313]/[.$M$2]" office:value-type="float" office:value="0.129" calcext:value-type="float">
            <text:p>0,12900</text:p>
          </table:table-cell>
          <table:table-cell table:formula="of:=[.G313]/24" office:value-type="time" office:time-value="PT00H07M44.4S" calcext:value-type="time">
            <text:p>00:07:44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9" xlink:type="simple">9 Novembro 2019, sábado</text:a>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5:11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2:55 </text:p>
          </table:table-cell>
          <table:table-cell table:formula="of:=[.E314]*24" office:value-type="float" office:value="12.9166666666667" calcext:value-type="float">
            <text:p>12,917</text:p>
          </table:table-cell>
          <table:table-cell table:formula="of:=[.F314]/[.$M$2]" office:value-type="float" office:value="0.129166666666667" calcext:value-type="float">
            <text:p>0,12917</text:p>
          </table:table-cell>
          <table:table-cell table:formula="of:=[.G314]/24" office:value-type="time" office:time-value="PT00H07M45S" calcext:value-type="time">
            <text:p>00:07:45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0" xlink:type="simple">10 Novembro 2019, domingo</text:a>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5:11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2:56 </text:p>
          </table:table-cell>
          <table:table-cell table:formula="of:=[.E315]*24" office:value-type="float" office:value="12.9333333333333" calcext:value-type="float">
            <text:p>12,933</text:p>
          </table:table-cell>
          <table:table-cell table:formula="of:=[.F315]/[.$M$2]" office:value-type="float" office:value="0.129333333333333" calcext:value-type="float">
            <text:p>0,12933</text:p>
          </table:table-cell>
          <table:table-cell table:formula="of:=[.G315]/24" office:value-type="time" office:time-value="PT00H07M45.6S" calcext:value-type="time">
            <text:p>00:07:46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1" xlink:type="simple">11 Novembro 2019, segunda-feira</text:a>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5:11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12:57 </text:p>
          </table:table-cell>
          <table:table-cell table:formula="of:=[.E316]*24" office:value-type="float" office:value="12.95" calcext:value-type="float">
            <text:p>12,950</text:p>
          </table:table-cell>
          <table:table-cell table:formula="of:=[.F316]/[.$M$2]" office:value-type="float" office:value="0.1295" calcext:value-type="float">
            <text:p>0,12950</text:p>
          </table:table-cell>
          <table:table-cell table:formula="of:=[.G316]/24" office:value-type="time" office:time-value="PT00H07M46.2S" calcext:value-type="time">
            <text:p>00:07:46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2" xlink:type="simple">12 Novembro 2019, terça-feira</text:a>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5:10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2:58 </text:p>
          </table:table-cell>
          <table:table-cell table:formula="of:=[.E317]*24" office:value-type="float" office:value="12.9666666666667" calcext:value-type="float">
            <text:p>12,967</text:p>
          </table:table-cell>
          <table:table-cell table:formula="of:=[.F317]/[.$M$2]" office:value-type="float" office:value="0.129666666666667" calcext:value-type="float">
            <text:p>0,12967</text:p>
          </table:table-cell>
          <table:table-cell table:formula="of:=[.G317]/24" office:value-type="time" office:time-value="PT00H07M46.8S" calcext:value-type="time">
            <text:p>00:07:47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3" xlink:type="simple">13 Novembro 2019, quarta-feira</text:a>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5:10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2:59 </text:p>
          </table:table-cell>
          <table:table-cell table:formula="of:=[.E318]*24" office:value-type="float" office:value="12.9833333333333" calcext:value-type="float">
            <text:p>12,983</text:p>
          </table:table-cell>
          <table:table-cell table:formula="of:=[.F318]/[.$M$2]" office:value-type="float" office:value="0.129833333333333" calcext:value-type="float">
            <text:p>0,12983</text:p>
          </table:table-cell>
          <table:table-cell table:formula="of:=[.G318]/24" office:value-type="time" office:time-value="PT00H07M47.4S" calcext:value-type="time">
            <text:p>00:07:47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4" xlink:type="simple">14 Novembro 2019, quinta-feira</text:a>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05:1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13:00 </text:p>
          </table:table-cell>
          <table:table-cell table:formula="of:=[.E319]*24" office:value-type="float" office:value="13" calcext:value-type="float">
            <text:p>13,000</text:p>
          </table:table-cell>
          <table:table-cell table:formula="of:=[.F319]/[.$M$2]" office:value-type="float" office:value="0.13" calcext:value-type="float">
            <text:p>0,13000</text:p>
          </table:table-cell>
          <table:table-cell table:formula="of:=[.G319]/24" office:value-type="time" office:time-value="PT00H07M48S" calcext:value-type="time">
            <text:p>00:07:4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5" xlink:type="simple">15 Novembro 2019, sexta-feira</text:a>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5:09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3:01 </text:p>
          </table:table-cell>
          <table:table-cell table:formula="of:=[.E320]*24" office:value-type="float" office:value="13.0166666666667" calcext:value-type="float">
            <text:p>13,017</text:p>
          </table:table-cell>
          <table:table-cell table:formula="of:=[.F320]/[.$M$2]" office:value-type="float" office:value="0.130166666666667" calcext:value-type="float">
            <text:p>0,13017</text:p>
          </table:table-cell>
          <table:table-cell table:formula="of:=[.G320]/24" office:value-type="time" office:time-value="PT00H07M48.6S" calcext:value-type="time">
            <text:p>00:07:4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6" xlink:type="simple">16 Novembro 2019, sábado</text:a>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5:09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3:02 </text:p>
          </table:table-cell>
          <table:table-cell table:formula="of:=[.E321]*24" office:value-type="float" office:value="13.0333333333333" calcext:value-type="float">
            <text:p>13,033</text:p>
          </table:table-cell>
          <table:table-cell table:formula="of:=[.F321]/[.$M$2]" office:value-type="float" office:value="0.130333333333333" calcext:value-type="float">
            <text:p>0,13033</text:p>
          </table:table-cell>
          <table:table-cell table:formula="of:=[.G321]/24" office:value-type="time" office:time-value="PT00H07M49.2S" calcext:value-type="time">
            <text:p>00:07:4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7" xlink:type="simple">17 Novembro 2019, domingo</text:a>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5:09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13:02 </text:p>
          </table:table-cell>
          <table:table-cell table:formula="of:=[.E322]*24" office:value-type="float" office:value="13.0333333333333" calcext:value-type="float">
            <text:p>13,033</text:p>
          </table:table-cell>
          <table:table-cell table:formula="of:=[.F322]/[.$M$2]" office:value-type="float" office:value="0.130333333333333" calcext:value-type="float">
            <text:p>0,13033</text:p>
          </table:table-cell>
          <table:table-cell table:formula="of:=[.G322]/24" office:value-type="time" office:time-value="PT00H07M49.2S" calcext:value-type="time">
            <text:p>00:07:4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8" xlink:type="simple">18 Novembro 2019, segunda-feira</text:a>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5:09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13:03 </text:p>
          </table:table-cell>
          <table:table-cell table:formula="of:=[.E323]*24" office:value-type="float" office:value="13.05" calcext:value-type="float">
            <text:p>13,050</text:p>
          </table:table-cell>
          <table:table-cell table:formula="of:=[.F323]/[.$M$2]" office:value-type="float" office:value="0.1305" calcext:value-type="float">
            <text:p>0,13050</text:p>
          </table:table-cell>
          <table:table-cell table:formula="of:=[.G323]/24" office:value-type="time" office:time-value="PT00H07M49.8S" calcext:value-type="time">
            <text:p>00:07:50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19" xlink:type="simple">19 Novembro 2019, terça-feira</text:a>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3:04 </text:p>
          </table:table-cell>
          <table:table-cell table:formula="of:=[.E324]*24" office:value-type="float" office:value="13.0666666666667" calcext:value-type="float">
            <text:p>13,067</text:p>
          </table:table-cell>
          <table:table-cell table:formula="of:=[.F324]/[.$M$2]" office:value-type="float" office:value="0.130666666666667" calcext:value-type="float">
            <text:p>0,13067</text:p>
          </table:table-cell>
          <table:table-cell table:formula="of:=[.G324]/24" office:value-type="time" office:time-value="PT00H07M50.4S" calcext:value-type="time">
            <text:p>00:07:50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0" xlink:type="simple">20 Novembro 2019, quarta-feira</text:a>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3:05 </text:p>
          </table:table-cell>
          <table:table-cell table:formula="of:=[.E325]*24" office:value-type="float" office:value="13.0833333333333" calcext:value-type="float">
            <text:p>13,083</text:p>
          </table:table-cell>
          <table:table-cell table:formula="of:=[.F325]/[.$M$2]" office:value-type="float" office:value="0.130833333333333" calcext:value-type="float">
            <text:p>0,13083</text:p>
          </table:table-cell>
          <table:table-cell table:formula="of:=[.G325]/24" office:value-type="time" office:time-value="PT00H07M51S" calcext:value-type="time">
            <text:p>00:07:51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1" xlink:type="simple">21 Novembro 2019, quinta-feira</text:a>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3:06 </text:p>
          </table:table-cell>
          <table:table-cell table:formula="of:=[.E326]*24" office:value-type="float" office:value="13.1" calcext:value-type="float">
            <text:p>13,100</text:p>
          </table:table-cell>
          <table:table-cell table:formula="of:=[.F326]/[.$M$2]" office:value-type="float" office:value="0.131" calcext:value-type="float">
            <text:p>0,13100</text:p>
          </table:table-cell>
          <table:table-cell table:formula="of:=[.G326]/24" office:value-type="time" office:time-value="PT00H07M51.6S" calcext:value-type="time">
            <text:p>00:07:52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2" xlink:type="simple">22 Novembro 2019, sexta-feira</text:a>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3:06 </text:p>
          </table:table-cell>
          <table:table-cell table:formula="of:=[.E327]*24" office:value-type="float" office:value="13.1" calcext:value-type="float">
            <text:p>13,100</text:p>
          </table:table-cell>
          <table:table-cell table:formula="of:=[.F327]/[.$M$2]" office:value-type="float" office:value="0.131" calcext:value-type="float">
            <text:p>0,13100</text:p>
          </table:table-cell>
          <table:table-cell table:formula="of:=[.G327]/24" office:value-type="time" office:time-value="PT00H07M51.6S" calcext:value-type="time">
            <text:p>00:07:52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3" xlink:type="simple">23 Novembro 2019, sábado</text:a>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3:07 </text:p>
          </table:table-cell>
          <table:table-cell table:formula="of:=[.E328]*24" office:value-type="float" office:value="13.1166666666667" calcext:value-type="float">
            <text:p>13,117</text:p>
          </table:table-cell>
          <table:table-cell table:formula="of:=[.F328]/[.$M$2]" office:value-type="float" office:value="0.131166666666667" calcext:value-type="float">
            <text:p>0,13117</text:p>
          </table:table-cell>
          <table:table-cell table:formula="of:=[.G328]/24" office:value-type="time" office:time-value="PT00H07M52.2S" calcext:value-type="time">
            <text:p>00:07:52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4" xlink:type="simple">24 Novembro 2019, domingo</text:a>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3:08 </text:p>
          </table:table-cell>
          <table:table-cell table:formula="of:=[.E329]*24" office:value-type="float" office:value="13.1333333333333" calcext:value-type="float">
            <text:p>13,133</text:p>
          </table:table-cell>
          <table:table-cell table:formula="of:=[.F329]/[.$M$2]" office:value-type="float" office:value="0.131333333333333" calcext:value-type="float">
            <text:p>0,13133</text:p>
          </table:table-cell>
          <table:table-cell table:formula="of:=[.G329]/24" office:value-type="time" office:time-value="PT00H07M52.8S" calcext:value-type="time">
            <text:p>00:07:53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5" xlink:type="simple">25 Novembro 2019, segunda-feira</text:a>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3:08 </text:p>
          </table:table-cell>
          <table:table-cell table:formula="of:=[.E330]*24" office:value-type="float" office:value="13.1333333333333" calcext:value-type="float">
            <text:p>13,133</text:p>
          </table:table-cell>
          <table:table-cell table:formula="of:=[.F330]/[.$M$2]" office:value-type="float" office:value="0.131333333333333" calcext:value-type="float">
            <text:p>0,13133</text:p>
          </table:table-cell>
          <table:table-cell table:formula="of:=[.G330]/24" office:value-type="time" office:time-value="PT00H07M52.8S" calcext:value-type="time">
            <text:p>00:07:53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6" xlink:type="simple">26 Novembro 2019, terça-feira</text:a>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3:09 </text:p>
          </table:table-cell>
          <table:table-cell table:formula="of:=[.E331]*24" office:value-type="float" office:value="13.15" calcext:value-type="float">
            <text:p>13,150</text:p>
          </table:table-cell>
          <table:table-cell table:formula="of:=[.F331]/[.$M$2]" office:value-type="float" office:value="0.1315" calcext:value-type="float">
            <text:p>0,13150</text:p>
          </table:table-cell>
          <table:table-cell table:formula="of:=[.G331]/24" office:value-type="time" office:time-value="PT00H07M53.4S" calcext:value-type="time">
            <text:p>00:07:53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7" xlink:type="simple">27 Novembro 2019, quarta-feira</text:a>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3:10 </text:p>
          </table:table-cell>
          <table:table-cell table:formula="of:=[.E332]*24" office:value-type="float" office:value="13.1666666666667" calcext:value-type="float">
            <text:p>13,167</text:p>
          </table:table-cell>
          <table:table-cell table:formula="of:=[.F332]/[.$M$2]" office:value-type="float" office:value="0.131666666666667" calcext:value-type="float">
            <text:p>0,13167</text:p>
          </table:table-cell>
          <table:table-cell table:formula="of:=[.G332]/24" office:value-type="time" office:time-value="PT00H07M54S" calcext:value-type="time">
            <text:p>00:07:54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8" xlink:type="simple">28 Novembro 2019, quinta-feira</text:a>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3:10 </text:p>
          </table:table-cell>
          <table:table-cell table:formula="of:=[.E333]*24" office:value-type="float" office:value="13.1666666666667" calcext:value-type="float">
            <text:p>13,167</text:p>
          </table:table-cell>
          <table:table-cell table:formula="of:=[.F333]/[.$M$2]" office:value-type="float" office:value="0.131666666666667" calcext:value-type="float">
            <text:p>0,13167</text:p>
          </table:table-cell>
          <table:table-cell table:formula="of:=[.G333]/24" office:value-type="time" office:time-value="PT00H07M54S" calcext:value-type="time">
            <text:p>00:07:54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29" xlink:type="simple">29 Novembro 2019, sexta-feira</text:a>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3:11 </text:p>
          </table:table-cell>
          <table:table-cell table:formula="of:=[.E334]*24" office:value-type="float" office:value="13.1833333333333" calcext:value-type="float">
            <text:p>13,183</text:p>
          </table:table-cell>
          <table:table-cell table:formula="of:=[.F334]/[.$M$2]" office:value-type="float" office:value="0.131833333333333" calcext:value-type="float">
            <text:p>0,13183</text:p>
          </table:table-cell>
          <table:table-cell table:formula="of:=[.G334]/24" office:value-type="time" office:time-value="PT00H07M54.6S" calcext:value-type="time">
            <text:p>00:07:55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novembro/30" xlink:type="simple">30 Novembro 2019, sábado</text:a>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3:11 </text:p>
          </table:table-cell>
          <table:table-cell table:formula="of:=[.E335]*24" office:value-type="float" office:value="13.1833333333333" calcext:value-type="float">
            <text:p>13,183</text:p>
          </table:table-cell>
          <table:table-cell table:formula="of:=[.F335]/[.$M$2]" office:value-type="float" office:value="0.131833333333333" calcext:value-type="float">
            <text:p>0,13183</text:p>
          </table:table-cell>
          <table:table-cell table:formula="of:=[.G335]/24" office:value-type="time" office:time-value="PT00H07M54.6S" calcext:value-type="time">
            <text:p>00:07:55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" xlink:type="simple">1 Dezembro 2019, domingo</text:a>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3:12 </text:p>
          </table:table-cell>
          <table:table-cell table:formula="of:=[.E336]*24" office:value-type="float" office:value="13.2" calcext:value-type="float">
            <text:p>13,200</text:p>
          </table:table-cell>
          <table:table-cell table:formula="of:=[.F336]/[.$M$2]" office:value-type="float" office:value="0.132" calcext:value-type="float">
            <text:p>0,13200</text:p>
          </table:table-cell>
          <table:table-cell table:formula="of:=[.G336]/24" office:value-type="time" office:time-value="PT00H07M55.2S" calcext:value-type="time">
            <text:p>00:07:55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" xlink:type="simple">2 Dezembro 2019, segunda-feira</text:a>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3:13 </text:p>
          </table:table-cell>
          <table:table-cell table:formula="of:=[.E337]*24" office:value-type="float" office:value="13.2166666666667" calcext:value-type="float">
            <text:p>13,217</text:p>
          </table:table-cell>
          <table:table-cell table:formula="of:=[.F337]/[.$M$2]" office:value-type="float" office:value="0.132166666666667" calcext:value-type="float">
            <text:p>0,13217</text:p>
          </table:table-cell>
          <table:table-cell table:formula="of:=[.G337]/24" office:value-type="time" office:time-value="PT00H07M55.8S" calcext:value-type="time">
            <text:p>00:07:56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3" xlink:type="simple">3 Dezembro 2019, terça-feira</text:a>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3:13 </text:p>
          </table:table-cell>
          <table:table-cell table:formula="of:=[.E338]*24" office:value-type="float" office:value="13.2166666666667" calcext:value-type="float">
            <text:p>13,217</text:p>
          </table:table-cell>
          <table:table-cell table:formula="of:=[.F338]/[.$M$2]" office:value-type="float" office:value="0.132166666666667" calcext:value-type="float">
            <text:p>0,13217</text:p>
          </table:table-cell>
          <table:table-cell table:formula="of:=[.G338]/24" office:value-type="time" office:time-value="PT00H07M55.8S" calcext:value-type="time">
            <text:p>00:07:56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4" xlink:type="simple">4 Dezembro 2019, quarta-feira</text:a>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5:08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3:14 </text:p>
          </table:table-cell>
          <table:table-cell table:formula="of:=[.E339]*24" office:value-type="float" office:value="13.2333333333333" calcext:value-type="float">
            <text:p>13,233</text:p>
          </table:table-cell>
          <table:table-cell table:formula="of:=[.F339]/[.$M$2]" office:value-type="float" office:value="0.132333333333333" calcext:value-type="float">
            <text:p>0,13233</text:p>
          </table:table-cell>
          <table:table-cell table:formula="of:=[.G339]/24" office:value-type="time" office:time-value="PT00H07M56.4S" calcext:value-type="time">
            <text:p>00:07:56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5" xlink:type="simple">5 Dezembro 2019, quinta-feira</text:a>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5:09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3:14 </text:p>
          </table:table-cell>
          <table:table-cell table:formula="of:=[.E340]*24" office:value-type="float" office:value="13.2333333333333" calcext:value-type="float">
            <text:p>13,233</text:p>
          </table:table-cell>
          <table:table-cell table:formula="of:=[.F340]/[.$M$2]" office:value-type="float" office:value="0.132333333333333" calcext:value-type="float">
            <text:p>0,13233</text:p>
          </table:table-cell>
          <table:table-cell table:formula="of:=[.G340]/24" office:value-type="time" office:time-value="PT00H07M56.4S" calcext:value-type="time">
            <text:p>00:07:56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6" xlink:type="simple">6 Dezembro 2019, sexta-feira</text:a>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5:09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3:14 </text:p>
          </table:table-cell>
          <table:table-cell table:formula="of:=[.E341]*24" office:value-type="float" office:value="13.2333333333333" calcext:value-type="float">
            <text:p>13,233</text:p>
          </table:table-cell>
          <table:table-cell table:formula="of:=[.F341]/[.$M$2]" office:value-type="float" office:value="0.132333333333333" calcext:value-type="float">
            <text:p>0,13233</text:p>
          </table:table-cell>
          <table:table-cell table:formula="of:=[.G341]/24" office:value-type="time" office:time-value="PT00H07M56.4S" calcext:value-type="time">
            <text:p>00:07:56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7" xlink:type="simple">7 Dezembro 2019, sábado</text:a>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5:09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3:15 </text:p>
          </table:table-cell>
          <table:table-cell table:formula="of:=[.E342]*24" office:value-type="float" office:value="13.25" calcext:value-type="float">
            <text:p>13,250</text:p>
          </table:table-cell>
          <table:table-cell table:formula="of:=[.F342]/[.$M$2]" office:value-type="float" office:value="0.1325" calcext:value-type="float">
            <text:p>0,13250</text:p>
          </table:table-cell>
          <table:table-cell table:formula="of:=[.G342]/24" office:value-type="time" office:time-value="PT00H07M57S" calcext:value-type="time">
            <text:p>00:07:57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8" xlink:type="simple">8 Dezembro 2019, domingo</text:a>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5:09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3:15 </text:p>
          </table:table-cell>
          <table:table-cell table:formula="of:=[.E343]*24" office:value-type="float" office:value="13.25" calcext:value-type="float">
            <text:p>13,250</text:p>
          </table:table-cell>
          <table:table-cell table:formula="of:=[.F343]/[.$M$2]" office:value-type="float" office:value="0.1325" calcext:value-type="float">
            <text:p>0,13250</text:p>
          </table:table-cell>
          <table:table-cell table:formula="of:=[.G343]/24" office:value-type="time" office:time-value="PT00H07M57S" calcext:value-type="time">
            <text:p>00:07:57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9" xlink:type="simple">9 Dezembro 2019, segunda-feira</text:a>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5:10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3:16 </text:p>
          </table:table-cell>
          <table:table-cell table:formula="of:=[.E344]*24" office:value-type="float" office:value="13.2666666666667" calcext:value-type="float">
            <text:p>13,267</text:p>
          </table:table-cell>
          <table:table-cell table:formula="of:=[.F344]/[.$M$2]" office:value-type="float" office:value="0.132666666666667" calcext:value-type="float">
            <text:p>0,13267</text:p>
          </table:table-cell>
          <table:table-cell table:formula="of:=[.G344]/24" office:value-type="time" office:time-value="PT00H07M57.6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0" xlink:type="simple">10 Dezembro 2019, terça-feira</text:a>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5:10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3:16 </text:p>
          </table:table-cell>
          <table:table-cell table:formula="of:=[.E345]*24" office:value-type="float" office:value="13.2666666666667" calcext:value-type="float">
            <text:p>13,267</text:p>
          </table:table-cell>
          <table:table-cell table:formula="of:=[.F345]/[.$M$2]" office:value-type="float" office:value="0.132666666666667" calcext:value-type="float">
            <text:p>0,13267</text:p>
          </table:table-cell>
          <table:table-cell table:formula="of:=[.G345]/24" office:value-type="time" office:time-value="PT00H07M57.6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1" xlink:type="simple">11 Dezembro 2019, quarta-feira</text:a>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5:10</text:p>
          </table:table-cell>
          <table:table-cell office:value-type="string" calcext:value-type="string">
            <text:p>18:27</text:p>
          </table:table-cell>
          <table:table-cell office:value-type="string" calcext:value-type="string">
            <text:p>13:16 </text:p>
          </table:table-cell>
          <table:table-cell table:formula="of:=[.E346]*24" office:value-type="float" office:value="13.2666666666667" calcext:value-type="float">
            <text:p>13,267</text:p>
          </table:table-cell>
          <table:table-cell table:formula="of:=[.F346]/[.$M$2]" office:value-type="float" office:value="0.132666666666667" calcext:value-type="float">
            <text:p>0,13267</text:p>
          </table:table-cell>
          <table:table-cell table:formula="of:=[.G346]/24" office:value-type="time" office:time-value="PT00H07M57.6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2" xlink:type="simple">12 Dezembro 2019, quinta-feira</text:a>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05:10</text:p>
          </table:table-cell>
          <table:table-cell office:value-type="string" calcext:value-type="string">
            <text:p>18:27</text:p>
          </table:table-cell>
          <table:table-cell office:value-type="string" calcext:value-type="string">
            <text:p>13:16 </text:p>
          </table:table-cell>
          <table:table-cell table:formula="of:=[.E347]*24" office:value-type="float" office:value="13.2666666666667" calcext:value-type="float">
            <text:p>13,267</text:p>
          </table:table-cell>
          <table:table-cell table:formula="of:=[.F347]/[.$M$2]" office:value-type="float" office:value="0.132666666666667" calcext:value-type="float">
            <text:p>0,13267</text:p>
          </table:table-cell>
          <table:table-cell table:formula="of:=[.G347]/24" office:value-type="time" office:time-value="PT00H07M57.6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3" xlink:type="simple">13 Dezembro 2019, sexta-feira</text:a>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5:11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3:17 </text:p>
          </table:table-cell>
          <table:table-cell table:formula="of:=[.E348]*24" office:value-type="float" office:value="13.2833333333333" calcext:value-type="float">
            <text:p>13,283</text:p>
          </table:table-cell>
          <table:table-cell table:formula="of:=[.F348]/[.$M$2]" office:value-type="float" office:value="0.132833333333333" calcext:value-type="float">
            <text:p>0,13283</text:p>
          </table:table-cell>
          <table:table-cell table:formula="of:=[.G348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4" xlink:type="simple">14 Dezembro 2019, sábado</text:a>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5:11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13:17 </text:p>
          </table:table-cell>
          <table:table-cell table:formula="of:=[.E349]*24" office:value-type="float" office:value="13.2833333333333" calcext:value-type="float">
            <text:p>13,283</text:p>
          </table:table-cell>
          <table:table-cell table:formula="of:=[.F349]/[.$M$2]" office:value-type="float" office:value="0.132833333333333" calcext:value-type="float">
            <text:p>0,13283</text:p>
          </table:table-cell>
          <table:table-cell table:formula="of:=[.G349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5" xlink:type="simple">15 Dezembro 2019, domingo</text:a>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05:12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13:17 </text:p>
          </table:table-cell>
          <table:table-cell table:formula="of:=[.E350]*24" office:value-type="float" office:value="13.2833333333333" calcext:value-type="float">
            <text:p>13,283</text:p>
          </table:table-cell>
          <table:table-cell table:formula="of:=[.F350]/[.$M$2]" office:value-type="float" office:value="0.132833333333333" calcext:value-type="float">
            <text:p>0,13283</text:p>
          </table:table-cell>
          <table:table-cell table:formula="of:=[.G350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6" xlink:type="simple">16 Dezembro 2019, segunda-feira</text:a>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5: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3:17 </text:p>
          </table:table-cell>
          <table:table-cell table:formula="of:=[.E351]*24" office:value-type="float" office:value="13.2833333333333" calcext:value-type="float">
            <text:p>13,283</text:p>
          </table:table-cell>
          <table:table-cell table:formula="of:=[.F351]/[.$M$2]" office:value-type="float" office:value="0.132833333333333" calcext:value-type="float">
            <text:p>0,13283</text:p>
          </table:table-cell>
          <table:table-cell table:formula="of:=[.G351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7" xlink:type="simple">17 Dezembro 2019, terça-feira</text:a>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5: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3:17 </text:p>
          </table:table-cell>
          <table:table-cell table:formula="of:=[.E352]*24" office:value-type="float" office:value="13.2833333333333" calcext:value-type="float">
            <text:p>13,283</text:p>
          </table:table-cell>
          <table:table-cell table:formula="of:=[.F352]/[.$M$2]" office:value-type="float" office:value="0.132833333333333" calcext:value-type="float">
            <text:p>0,13283</text:p>
          </table:table-cell>
          <table:table-cell table:formula="of:=[.G352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8" xlink:type="simple">18 Dezembro 2019, quarta-feira</text:a>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5:13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3:18 </text:p>
          </table:table-cell>
          <table:table-cell table:formula="of:=[.E353]*24" office:value-type="float" office:value="13.3" calcext:value-type="float">
            <text:p>13,300</text:p>
          </table:table-cell>
          <table:table-cell table:formula="of:=[.F353]/[.$M$2]" office:value-type="float" office:value="0.133" calcext:value-type="float">
            <text:p>0,13300</text:p>
          </table:table-cell>
          <table:table-cell table:formula="of:=[.G353]/24" office:value-type="time" office:time-value="PT00H07M58.8S" calcext:value-type="time">
            <text:p>00:07:5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19" xlink:type="simple">19 Dezembro 2019, quinta-feira</text:a>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5:13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3:18 </text:p>
          </table:table-cell>
          <table:table-cell table:formula="of:=[.E354]*24" office:value-type="float" office:value="13.3" calcext:value-type="float">
            <text:p>13,300</text:p>
          </table:table-cell>
          <table:table-cell table:formula="of:=[.F354]/[.$M$2]" office:value-type="float" office:value="0.133" calcext:value-type="float">
            <text:p>0,13300</text:p>
          </table:table-cell>
          <table:table-cell table:formula="of:=[.G354]/24" office:value-type="time" office:time-value="PT00H07M58.8S" calcext:value-type="time">
            <text:p>00:07:5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0" xlink:type="simple">20 Dezembro 2019, sexta-feira</text:a>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05:14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3:18 </text:p>
          </table:table-cell>
          <table:table-cell table:formula="of:=[.E355]*24" office:value-type="float" office:value="13.3" calcext:value-type="float">
            <text:p>13,300</text:p>
          </table:table-cell>
          <table:table-cell table:formula="of:=[.F355]/[.$M$2]" office:value-type="float" office:value="0.133" calcext:value-type="float">
            <text:p>0,13300</text:p>
          </table:table-cell>
          <table:table-cell table:formula="of:=[.G355]/24" office:value-type="time" office:time-value="PT00H07M58.8S" calcext:value-type="time">
            <text:p>00:07:5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1" xlink:type="simple">21 Dezembro 2019, sábado</text:a>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5:14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3:18 </text:p>
          </table:table-cell>
          <table:table-cell table:formula="of:=[.E356]*24" office:value-type="float" office:value="13.3" calcext:value-type="float">
            <text:p>13,300</text:p>
          </table:table-cell>
          <table:table-cell table:formula="of:=[.F356]/[.$M$2]" office:value-type="float" office:value="0.133" calcext:value-type="float">
            <text:p>0,13300</text:p>
          </table:table-cell>
          <table:table-cell table:formula="of:=[.G356]/24" office:value-type="time" office:time-value="PT00H07M58.8S" calcext:value-type="time">
            <text:p>00:07:5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2" xlink:type="simple">22 Dezembro 2019, domingo</text:a>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5:15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3:18 </text:p>
          </table:table-cell>
          <table:table-cell table:formula="of:=[.E357]*24" office:value-type="float" office:value="13.3" calcext:value-type="float">
            <text:p>13,300</text:p>
          </table:table-cell>
          <table:table-cell table:formula="of:=[.F357]/[.$M$2]" office:value-type="float" office:value="0.133" calcext:value-type="float">
            <text:p>0,13300</text:p>
          </table:table-cell>
          <table:table-cell table:formula="of:=[.G357]/24" office:value-type="time" office:time-value="PT00H07M58.8S" calcext:value-type="time">
            <text:p>00:07:5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3" xlink:type="simple">23 Dezembro 2019, segunda-feira</text:a>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5:15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3:18 </text:p>
          </table:table-cell>
          <table:table-cell table:formula="of:=[.E358]*24" office:value-type="float" office:value="13.3" calcext:value-type="float">
            <text:p>13,300</text:p>
          </table:table-cell>
          <table:table-cell table:formula="of:=[.F358]/[.$M$2]" office:value-type="float" office:value="0.133" calcext:value-type="float">
            <text:p>0,13300</text:p>
          </table:table-cell>
          <table:table-cell table:formula="of:=[.G358]/24" office:value-type="time" office:time-value="PT00H07M58.8S" calcext:value-type="time">
            <text:p>00:07:5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4" xlink:type="simple">24 Dezembro 2019, terça-feira</text:a>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5:16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3:18 </text:p>
          </table:table-cell>
          <table:table-cell table:formula="of:=[.E359]*24" office:value-type="float" office:value="13.3" calcext:value-type="float">
            <text:p>13,300</text:p>
          </table:table-cell>
          <table:table-cell table:formula="of:=[.F359]/[.$M$2]" office:value-type="float" office:value="0.133" calcext:value-type="float">
            <text:p>0,13300</text:p>
          </table:table-cell>
          <table:table-cell table:formula="of:=[.G359]/24" office:value-type="time" office:time-value="PT00H07M58.8S" calcext:value-type="time">
            <text:p>00:07:5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5" xlink:type="simple">25 Dezembro 2019, quarta-feira</text:a>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5:16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3:18 </text:p>
          </table:table-cell>
          <table:table-cell table:formula="of:=[.E360]*24" office:value-type="float" office:value="13.3" calcext:value-type="float">
            <text:p>13,300</text:p>
          </table:table-cell>
          <table:table-cell table:formula="of:=[.F360]/[.$M$2]" office:value-type="float" office:value="0.133" calcext:value-type="float">
            <text:p>0,13300</text:p>
          </table:table-cell>
          <table:table-cell table:formula="of:=[.G360]/24" office:value-type="time" office:time-value="PT00H07M58.8S" calcext:value-type="time">
            <text:p>00:07:59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6" xlink:type="simple">26 Dezembro 2019, quinta-feira</text:a>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5:17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3:17 </text:p>
          </table:table-cell>
          <table:table-cell table:formula="of:=[.E361]*24" office:value-type="float" office:value="13.2833333333333" calcext:value-type="float">
            <text:p>13,283</text:p>
          </table:table-cell>
          <table:table-cell table:formula="of:=[.F361]/[.$M$2]" office:value-type="float" office:value="0.132833333333333" calcext:value-type="float">
            <text:p>0,13283</text:p>
          </table:table-cell>
          <table:table-cell table:formula="of:=[.G361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7" xlink:type="simple">27 Dezembro 2019, sexta-feira</text:a>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5:17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3:17 </text:p>
          </table:table-cell>
          <table:table-cell table:formula="of:=[.E362]*24" office:value-type="float" office:value="13.2833333333333" calcext:value-type="float">
            <text:p>13,283</text:p>
          </table:table-cell>
          <table:table-cell table:formula="of:=[.F362]/[.$M$2]" office:value-type="float" office:value="0.132833333333333" calcext:value-type="float">
            <text:p>0,13283</text:p>
          </table:table-cell>
          <table:table-cell table:formula="of:=[.G362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8" xlink:type="simple">28 Dezembro 2019, sábado</text:a>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5:18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3:17 </text:p>
          </table:table-cell>
          <table:table-cell table:formula="of:=[.E363]*24" office:value-type="float" office:value="13.2833333333333" calcext:value-type="float">
            <text:p>13,283</text:p>
          </table:table-cell>
          <table:table-cell table:formula="of:=[.F363]/[.$M$2]" office:value-type="float" office:value="0.132833333333333" calcext:value-type="float">
            <text:p>0,13283</text:p>
          </table:table-cell>
          <table:table-cell table:formula="of:=[.G363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29" xlink:type="simple">29 Dezembro 2019, domingo</text:a>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5:18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3:17 </text:p>
          </table:table-cell>
          <table:table-cell table:formula="of:=[.E364]*24" office:value-type="float" office:value="13.2833333333333" calcext:value-type="float">
            <text:p>13,283</text:p>
          </table:table-cell>
          <table:table-cell table:formula="of:=[.F364]/[.$M$2]" office:value-type="float" office:value="0.132833333333333" calcext:value-type="float">
            <text:p>0,13283</text:p>
          </table:table-cell>
          <table:table-cell table:formula="of:=[.G364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30" xlink:type="simple">30 Dezembro 2019, segunda-feira</text:a>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5:19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3:17 </text:p>
          </table:table-cell>
          <table:table-cell table:formula="of:=[.E365]*24" office:value-type="float" office:value="13.2833333333333" calcext:value-type="float">
            <text:p>13,283</text:p>
          </table:table-cell>
          <table:table-cell table:formula="of:=[.F365]/[.$M$2]" office:value-type="float" office:value="0.132833333333333" calcext:value-type="float">
            <text:p>0,13283</text:p>
          </table:table-cell>
          <table:table-cell table:formula="of:=[.G365]/24" office:value-type="time" office:time-value="PT00H07M58.2S" calcext:value-type="time">
            <text:p>00:07:58</text:p>
          </table:table-cell>
          <table:table-cell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<text:a xlink:href="https://www.sunrise-and-sunset.com/pt/sun/brasil/belo-horizonte/2019/dezembro/31" xlink:type="simple">31 Dezembro 2019, terça-feira</text:a>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5:20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3:16</text:p>
          </table:table-cell>
          <table:table-cell table:formula="of:=[.E366]*24" office:value-type="float" office:value="13.2666666666667" calcext:value-type="float">
            <text:p>13,267</text:p>
          </table:table-cell>
          <table:table-cell table:formula="of:=[.F366]/[.$M$2]" office:value-type="float" office:value="0.132666666666667" calcext:value-type="float">
            <text:p>0,13267</text:p>
          </table:table-cell>
          <table:table-cell table:formula="of:=[.G366]/24" office:value-type="time" office:time-value="PT00H07M57.6S" calcext:value-type="time">
            <text:p>00:07:58</text:p>
          </table:table-cell>
          <table:table-cell/>
          <table:table-cell table:style-name="ce1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05:07:49.5098613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3:35:34.567721514</meta:creation-date>
    <dc:date>2019-10-26T05:24:07.554199128</dc:date>
    <meta:editing-duration>PT35M18S</meta:editing-duration>
    <meta:editing-cycles>8</meta:editing-cycles>
    <meta:generator>LibreOffice/6.0.7.3$Linux_X86_64 LibreOffice_project/00m0$Build-3</meta:generator>
    <meta:document-statistic meta:table-count="1" meta:cell-count="2935" meta:object-count="0"/>
  </office:meta>
</office:document-meta>
</file>